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93in"/>
    </style:style>
    <style:style style:name="co2" style:family="table-column">
      <style:table-column-properties fo:break-before="auto" style:column-width="0.7346in"/>
    </style:style>
    <style:style style:name="co3" style:family="table-column">
      <style:table-column-properties fo:break-before="auto" style:column-width="0.7846in"/>
    </style:style>
    <style:style style:name="co4" style:family="table-column">
      <style:table-column-properties fo:break-before="auto" style:column-width="0.9189in"/>
    </style:style>
    <style:style style:name="co5" style:family="table-column">
      <style:table-column-properties fo:break-before="auto" style:column-width="0.9201in"/>
    </style:style>
    <style:style style:name="co6" style:family="table-column">
      <style:table-column-properties fo:break-before="auto" style:column-width="0.7862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901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fo:border-left="0.06pt solid #000000" fo:border-right="none" fo:border-top="none"/>
    </style:style>
    <style:style style:name="ce33" style:family="table-cell" style:parent-style-name="Default">
      <style:table-cell-properties fo:border-bottom="0.06pt solid #000000" fo:border-left="0.06pt solid #000000" fo:border-right="none" fo:border-top="none"/>
    </style:style>
    <style:style style:name="ce34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0.06pt solid #000000" fo:border-left="none" fo:border-right="none" fo:border-top="none"/>
    </style:style>
    <style:style style:name="ce36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none" fo:border-left="none" fo:border-right="0.06pt solid #000000" fo:border-top="none"/>
    </style:style>
    <style:style style:name="ce39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eatingActualData" table:style-name="ta1">
        <office:forms form:automatic-focus="false" form:apply-design-mode="false"/>
        <table:table-column table:style-name="co1" table:number-columns-repeated="9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12" table:default-cell-style-name="Default"/>
        <table:table-row table:style-name="ro1">
          <table:table-cell/>
          <table:table-cell table:style-name="ce1" table:number-columns-repeated="6"/>
          <table:table-cell table:style-name="ce5" table:number-columns-repeated="8"/>
          <table:table-cell table:number-columns-repeated="29"/>
          <table:table-cell table:style-name="ce5" table:number-columns-repeated="976"/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This data comes straight from a manufacturers data sheet</text:p>
          </table:table-cell>
          <table:table-cell table:style-name="ce1" table:number-columns-repeated="5"/>
          <table:table-cell table:style-name="ce5" table:number-columns-repeated="8"/>
          <table:table-cell table:number-columns-repeated="29"/>
          <table:table-cell table:style-name="ce5" table:number-columns-repeated="976"/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The data is at constant air flow/temp, so correction factors are provided</text:p>
          </table:table-cell>
          <table:table-cell table:style-name="ce1" table:number-columns-repeated="5"/>
          <table:table-cell table:style-name="ce5" table:number-columns-repeated="8"/>
          <table:table-cell table:number-columns-repeated="29"/>
          <table:table-cell table:style-name="ce5" table:number-columns-repeated="976"/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This data is ready to paste directly into the parameter estimation tool</text:p>
          </table:table-cell>
          <table:table-cell table:style-name="ce1" table:number-columns-repeated="5"/>
          <table:table-cell table:style-name="ce5" table:number-columns-repeated="8"/>
          <table:table-cell table:number-columns-repeated="29"/>
          <table:table-cell table:style-name="ce5" table:number-columns-repeated="976"/>
          <table:table-cell table:number-columns-repeated="4"/>
        </table:table-row>
        <table:table-row table:style-name="ro1">
          <table:table-cell/>
          <table:table-cell table:style-name="ce1" table:number-columns-repeated="6"/>
          <table:table-cell table:style-name="ce5" table:number-columns-repeated="8"/>
          <table:table-cell table:number-columns-repeated="29"/>
          <table:table-cell table:style-name="ce5" table:number-columns-repeated="976"/>
          <table:table-cell table:number-columns-repeated="4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30 TON WATER-WATER HEAT PUMP HEATING MODE</text:p>
          </table:table-cell>
          <table:covered-table-cell table:number-columns-repeated="5" table:style-name="ce1"/>
          <table:table-cell table:style-name="ce5" table:number-columns-repeated="2"/>
          <table:table-cell table:style-name="ce8" office:value-type="string" calcext:value-type="string" table:number-columns-spanned="3" table:number-rows-spanned="1">
            <text:p>Airflow Correction</text:p>
          </table:table-cell>
          <table:covered-table-cell table:number-columns-repeated="2" table:style-name="ce5"/>
          <table:table-cell table:style-name="ce5" table:number-columns-repeated="3"/>
          <table:table-cell table:number-columns-repeated="29"/>
          <table:table-cell table:style-name="ce5" table:number-columns-repeated="976"/>
          <table:table-cell table:number-columns-repeated="4"/>
        </table:table-row>
        <table:table-row table:style-name="ro2">
          <table:table-cell/>
          <table:table-cell table:style-name="ce1" office:value-type="string" calcext:value-type="string">
            <text:p>Water Side EWT</text:p>
          </table:table-cell>
          <table:table-cell table:style-name="ce1" office:value-type="string" calcext:value-type="string">
            <text:p>Water Side Flow</text:p>
          </table:table-cell>
          <table:table-cell table:style-name="ce1" office:value-type="string" calcext:value-type="string">
            <text:p>Air Side EWT DB</text:p>
          </table:table-cell>
          <table:table-cell table:style-name="ce1" office:value-type="string" calcext:value-type="string">
            <text:p>Air Side Flow Rate</text:p>
          </table:table-cell>
          <table:table-cell table:style-name="ce1" office:value-type="string" calcext:value-type="string">
            <text:p>Total Capacity</text:p>
          </table:table-cell>
          <table:table-cell table:style-name="ce1" office:value-type="string" calcext:value-type="string">
            <text:p>Power Usage</text:p>
          </table:table-cell>
          <table:table-cell table:style-name="ce5" table:number-columns-repeated="2"/>
          <table:table-cell table:style-name="ce1" office:value-type="string" calcext:value-type="string">
            <text:p>AirFlow Multiplier</text:p>
          </table:table-cell>
          <table:table-cell table:style-name="ce1" office:value-type="string" calcext:value-type="string">
            <text:p>Total Capacity</text:p>
          </table:table-cell>
          <table:table-cell table:style-name="ce1" office:value-type="string" calcext:value-type="string">
            <text:p>Power Usage</text:p>
          </table:table-cell>
          <table:table-cell table:style-name="ce5" table:number-columns-repeated="3"/>
          <table:table-cell table:number-columns-repeated="29"/>
          <table:table-cell table:style-name="ce5" table:number-columns-repeated="976"/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GPM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CFM</text:p>
          </table:table-cell>
          <table:table-cell table:style-name="ce4" office:value-type="string" calcext:value-type="string">
            <text:p>MBTUH</text:p>
          </table:table-cell>
          <table:table-cell table:style-name="ce4" office:value-type="string" calcext:value-type="string">
            <text:p>kW</text:p>
          </table:table-cell>
          <table:table-cell table:number-columns-repeated="2"/>
          <table:table-cell table:style-name="ce11" office:value-type="string" calcext:value-type="string">
            <text:p>Decimal</text:p>
          </table:table-cell>
          <table:table-cell table:number-columns-repeated="2" table:style-name="ce11" office:value-type="string" calcext:value-type="string">
            <text:p>Multiplier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300" calcext:value-type="float">
            <text:p>300</text:p>
          </table:table-cell>
          <table:table-cell office:value-type="float" office:value="3.9" calcext:value-type="float">
            <text:p>3.9</text:p>
          </table:table-cell>
          <table:table-cell office:value-type="float" office:value="0.4" calcext:value-type="float">
            <text:p>0.4</text:p>
          </table:table-cell>
          <table:table-cell table:number-columns-repeated="2"/>
          <table:table-cell table:style-name="ce22" office:value-type="float" office:value="0.6" calcext:value-type="float">
            <text:p>0.6</text:p>
          </table:table-cell>
          <table:table-cell table:style-name="ce22" office:value-type="float" office:value="0.933" calcext:value-type="float">
            <text:p>0.933</text:p>
          </table:table-cell>
          <table:table-cell table:style-name="ce22" office:value-type="float" office:value="1.216" calcext:value-type="float">
            <text:p>1.216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300" calcext:value-type="float">
            <text:p>300</text:p>
          </table:table-cell>
          <table:table-cell office:value-type="float" office:value="4.7" calcext:value-type="float">
            <text:p>4.7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ce6"/>
          <table:table-cell table:style-name="ce22" office:value-type="float" office:value="0.72" calcext:value-type="float">
            <text:p>0.72</text:p>
          </table:table-cell>
          <table:table-cell table:style-name="ce22" office:value-type="float" office:value="0.957" calcext:value-type="float">
            <text:p>0.957</text:p>
          </table:table-cell>
          <table:table-cell table:style-name="ce22" office:value-type="float" office:value="1.124" calcext:value-type="float">
            <text:p>1.124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.5" calcext:value-type="float">
            <text:p>1.5</text:p>
          </table:table-cell>
          <table:table-cell office:value-type="float" office:value="68" calcext:value-type="float">
            <text:p>68</text:p>
          </table:table-cell>
          <table:table-cell office:value-type="float" office:value="300" calcext:value-type="float">
            <text:p>300</text:p>
          </table:table-cell>
          <table:table-cell office:value-type="float" office:value="4.9" calcext:value-type="float">
            <text:p>4.9</text:p>
          </table:table-cell>
          <table:table-cell office:value-type="float" office:value="0.4" calcext:value-type="float">
            <text:p>0.4</text:p>
          </table:table-cell>
          <table:table-cell table:number-columns-repeated="2"/>
          <table:table-cell table:style-name="ce22" office:value-type="float" office:value="0.8" calcext:value-type="float">
            <text:p>0.8</text:p>
          </table:table-cell>
          <table:table-cell table:style-name="ce22" office:value-type="float" office:value="0.973" calcext:value-type="float">
            <text:p>0.973</text:p>
          </table:table-cell>
          <table:table-cell table:style-name="ce22" office:value-type="float" office:value="1.072" calcext:value-type="float">
            <text:p>1.072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table:number-columns-repeated="2"/>
          <table:table-cell table:style-name="ce22" office:value-type="float" office:value="0.88" calcext:value-type="float">
            <text:p>0.88</text:p>
          </table:table-cell>
          <table:table-cell table:style-name="ce22" office:value-type="float" office:value="0.984" calcext:value-type="float">
            <text:p>0.984</text:p>
          </table:table-cell>
          <table:table-cell table:style-name="ce22" office:value-type="float" office:value="1.037" calcext:value-type="float">
            <text:p>1.037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300" calcext:value-type="float">
            <text:p>300</text:p>
          </table:table-cell>
          <table:table-cell office:value-type="float" office:value="5.6" calcext:value-type="float">
            <text:p>5.6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table:style-name="ce22" office:value-type="float" office:value="0.96" calcext:value-type="float">
            <text:p>0.96</text:p>
          </table:table-cell>
          <table:table-cell table:style-name="ce22" office:value-type="float" office:value="0.995" calcext:value-type="float">
            <text:p>0.995</text:p>
          </table:table-cell>
          <table:table-cell table:style-name="ce22" office:value-type="float" office:value="1.01" calcext:value-type="float">
            <text:p>1.01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68" calcext:value-type="float">
            <text:p>68</text:p>
          </table:table-cell>
          <table:table-cell office:value-type="float" office:value="300" calcext:value-type="float">
            <text:p>300</text:p>
          </table:table-cell>
          <table:table-cell office:value-type="float" office:value="5.8" calcext:value-type="float">
            <text:p>5.8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300" calcext:value-type="float">
            <text:p>300</text:p>
          </table:table-cell>
          <table:table-cell office:value-type="float" office:value="5.9" calcext:value-type="float">
            <text:p>5.9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table:style-name="ce22" office:value-type="float" office:value="1.04" calcext:value-type="float">
            <text:p>1.04</text:p>
          </table:table-cell>
          <table:table-cell table:style-name="ce22" office:value-type="float" office:value="1.005" calcext:value-type="float">
            <text:p>1.005</text:p>
          </table:table-cell>
          <table:table-cell table:style-name="ce22" office:value-type="float" office:value="0.993" calcext:value-type="float">
            <text:p>0.993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300" calcext:value-type="float">
            <text:p>300</text:p>
          </table:table-cell>
          <table:table-cell office:value-type="float" office:value="6.3" calcext:value-type="float">
            <text:p>6.3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table:style-name="ce22" office:value-type="float" office:value="1.12" calcext:value-type="float">
            <text:p>1.12</text:p>
          </table:table-cell>
          <table:table-cell table:style-name="ce22" office:value-type="float" office:value="1.012" calcext:value-type="float">
            <text:p>1.012</text:p>
          </table:table-cell>
          <table:table-cell table:style-name="ce22" office:value-type="float" office:value="0.986" calcext:value-type="float">
            <text:p>0.986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.5" calcext:value-type="float">
            <text:p>1.5</text:p>
          </table:table-cell>
          <table:table-cell office:value-type="float" office:value="68" calcext:value-type="float">
            <text:p>68</text:p>
          </table:table-cell>
          <table:table-cell office:value-type="float" office:value="300" calcext:value-type="float">
            <text:p>300</text:p>
          </table:table-cell>
          <table:table-cell office:value-type="float" office:value="6.6" calcext:value-type="float">
            <text:p>6.6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table:style-name="ce22" office:value-type="float" office:value="1.2" calcext:value-type="float">
            <text:p>1.2</text:p>
          </table:table-cell>
          <table:table-cell table:style-name="ce22" office:value-type="float" office:value="1.019" calcext:value-type="float">
            <text:p>1.019</text:p>
          </table:table-cell>
          <table:table-cell table:style-name="ce22" office:value-type="float" office:value="0.99" calcext:value-type="float">
            <text:p>0.99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300" calcext:value-type="float">
            <text:p>300</text:p>
          </table:table-cell>
          <table:table-cell office:value-type="float" office:value="6.7" calcext:value-type="float">
            <text:p>6.7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table:style-name="ce6"/>
          <table:table-cell table:number-columns-repeated="1014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300" calcext:value-type="float">
            <text:p>300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table:style-name="ce12" office:value-type="string" calcext:value-type="string" table:number-columns-spanned="3" table:number-rows-spanned="1">
            <text:p>Enter Air Temp Correction</text:p>
          </table:table-cell>
          <table:covered-table-cell table:number-columns-repeated="2"/>
          <table:table-cell table:number-columns-repeated="1012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.5" calcext:value-type="float">
            <text:p>1.5</text:p>
          </table:table-cell>
          <table:table-cell office:value-type="float" office:value="68" calcext:value-type="float">
            <text:p>68</text:p>
          </table:table-cell>
          <table:table-cell office:value-type="float" office:value="300" calcext:value-type="float">
            <text:p>300</text:p>
          </table:table-cell>
          <table:table-cell office:value-type="float" office:value="7.3" calcext:value-type="float">
            <text:p>7.3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table:style-name="ce4" office:value-type="string" calcext:value-type="string">
            <text:p>AirTemp</text:p>
          </table:table-cell>
          <table:table-cell table:style-name="ce4" office:value-type="string" calcext:value-type="string">
            <text:p>Capacity</text:p>
          </table:table-cell>
          <table:table-cell table:style-name="ce4" office:value-type="string" calcext:value-type="string">
            <text:p>Power Usage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300" calcext:value-type="float">
            <text:p>300</text:p>
          </table:table-cell>
          <table:table-cell office:value-type="float" office:value="7.4" calcext:value-type="float">
            <text:p>7.4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table:style-name="ce24" office:value-type="string" calcext:value-type="string">
            <text:p>deg F</text:p>
          </table:table-cell>
          <table:table-cell table:number-columns-repeated="2" table:style-name="ce24" office:value-type="string" calcext:value-type="string">
            <text:p>Multiplier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300" calcext:value-type="float">
            <text:p>300</text:p>
          </table:table-cell>
          <table:table-cell office:value-type="float" office:value="7.7" calcext:value-type="float">
            <text:p>7.7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table:style-name="ce22" office:value-type="float" office:value="45" calcext:value-type="float">
            <text:p>45</text:p>
          </table:table-cell>
          <table:table-cell table:style-name="ce22" office:value-type="float" office:value="1.032" calcext:value-type="float">
            <text:p>1.032</text:p>
          </table:table-cell>
          <table:table-cell table:style-name="ce22" office:value-type="float" office:value="0.777" calcext:value-type="float">
            <text:p>0.777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1.5" calcext:value-type="float">
            <text:p>1.5</text:p>
          </table:table-cell>
          <table:table-cell office:value-type="float" office:value="68" calcext:value-type="float">
            <text:p>68</text:p>
          </table:table-cell>
          <table:table-cell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1.029" calcext:value-type="float">
            <text:p>1.029</text:p>
          </table:table-cell>
          <table:table-cell table:style-name="ce22" office:value-type="float" office:value="0.817" calcext:value-type="float">
            <text:p>0.817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300" calcext:value-type="float">
            <text:p>300</text:p>
          </table:table-cell>
          <table:table-cell office:value-type="float" office:value="8.1" calcext:value-type="float">
            <text:p>8.1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table:style-name="ce22" office:value-type="float" office:value="55" calcext:value-type="float">
            <text:p>55</text:p>
          </table:table-cell>
          <table:table-cell table:style-name="ce22" office:value-type="float" office:value="1.025" calcext:value-type="float">
            <text:p>1.025</text:p>
          </table:table-cell>
          <table:table-cell table:style-name="ce22" office:value-type="float" office:value="0.859" calcext:value-type="float">
            <text:p>0.859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300" calcext:value-type="float">
            <text:p>300</text:p>
          </table:table-cell>
          <table:table-cell office:value-type="float" office:value="8.4" calcext:value-type="float">
            <text:p>8.4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1.018" calcext:value-type="float">
            <text:p>1.018</text:p>
          </table:table-cell>
          <table:table-cell table:style-name="ce22" office:value-type="float" office:value="0.903" calcext:value-type="float">
            <text:p>0.903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1.5" calcext:value-type="float">
            <text:p>1.5</text:p>
          </table:table-cell>
          <table:table-cell office:value-type="float" office:value="68" calcext:value-type="float">
            <text:p>68</text:p>
          </table:table-cell>
          <table:table-cell office:value-type="float" office:value="300" calcext:value-type="float">
            <text:p>300</text:p>
          </table:table-cell>
          <table:table-cell office:value-type="float" office:value="8.8" calcext:value-type="float">
            <text:p>8.8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table:style-name="ce22" office:value-type="float" office:value="65" calcext:value-type="float">
            <text:p>65</text:p>
          </table:table-cell>
          <table:table-cell table:style-name="ce22" office:value-type="float" office:value="1.01" calcext:value-type="float">
            <text:p>1.01</text:p>
          </table:table-cell>
          <table:table-cell table:style-name="ce22" office:value-type="float" office:value="0.95" calcext:value-type="float">
            <text:p>0.95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300" calcext:value-type="float">
            <text:p>300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table:style-name="ce22" office:value-type="float" office:value="70" calcext:value-type="float">
            <text:p>7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300" calcext:value-type="float">
            <text:p>300</text:p>
          </table:table-cell>
          <table:table-cell office:value-type="float" office:value="9.2" calcext:value-type="float">
            <text:p>9.2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table:style-name="ce22" office:value-type="float" office:value="75" calcext:value-type="float">
            <text:p>75</text:p>
          </table:table-cell>
          <table:table-cell table:style-name="ce22" office:value-type="float" office:value="0.988" calcext:value-type="float">
            <text:p>0.988</text:p>
          </table:table-cell>
          <table:table-cell table:style-name="ce22" office:value-type="float" office:value="1.052" calcext:value-type="float">
            <text:p>1.052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1.5" calcext:value-type="float">
            <text:p>1.5</text:p>
          </table:table-cell>
          <table:table-cell office:value-type="float" office:value="68" calcext:value-type="float">
            <text:p>68</text:p>
          </table:table-cell>
          <table:table-cell office:value-type="float" office:value="300" calcext:value-type="float">
            <text:p>300</text:p>
          </table:table-cell>
          <table:table-cell office:value-type="float" office:value="9.7" calcext:value-type="float">
            <text:p>9.7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0.974" calcext:value-type="float">
            <text:p>0.974</text:p>
          </table:table-cell>
          <table:table-cell table:style-name="ce22" office:value-type="float" office:value="1.107" calcext:value-type="float">
            <text:p>1.107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table:style-name="ce22" office:value-type="float" office:value="120" calcext:value-type="float">
            <text:p>120</text:p>
          </table:table-cell>
          <table:table-cell table:style-name="ce22" office:value-type="float" office:value="1.019" calcext:value-type="float">
            <text:p>1.019</text:p>
          </table:table-cell>
          <table:table-cell table:style-name="ce22" office:value-type="float" office:value="0.99" calcext:value-type="float">
            <text:p>0.99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9" office:value-type="string" calcext:value-type="string">
            <text:p>Rated Air Flow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FM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9" office:value-type="string" calcext:value-type="string">
            <text:p>Rated Water Flow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GPM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9" office:value-type="string" calcext:value-type="string">
            <text:p>Rated Total Capacit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BTUH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9" office:value-type="string" calcext:value-type="string">
            <text:p>Rated Compressor Power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kW</text:p>
          </table:table-cell>
          <table:table-cell table:number-columns-repeated="1011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eatingKnownParameters" table:style-name="ta2">
        <office:forms form:automatic-focus="false" form:apply-design-mode="false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14" table:default-cell-style-name="Default"/>
        <table:table-column table:style-name="co6" table:default-cell-style-name="Default"/>
        <table:table-column table:style-name="co1" table:number-columns-repeated="11" table:default-cell-style-name="Default"/>
        <table:table-column table:style-name="co7" table:number-columns-repeated="993" table:default-cell-style-name="Default"/>
        <table:table-row table:style-name="ro1">
          <table:table-cell table:style-name="ce26" table:number-columns-repeated="2"/>
          <table:table-cell table:style-name="ce8"/>
          <table:table-cell table:style-name="ce26" table:number-columns-repeated="3"/>
          <table:table-cell table:style-name="ce8"/>
          <table:table-cell table:style-name="ce26" table:number-columns-repeated="4"/>
          <table:table-cell table:style-name="ce8"/>
          <table:table-cell table:style-name="ce26" table:number-columns-repeated="4"/>
          <table:table-cell table:style-name="ce8"/>
          <table:table-cell table:style-name="ce26" table:number-columns-repeated="2"/>
          <table:table-cell table:style-name="ce8"/>
          <table:table-cell table:style-name="ce26" table:number-columns-repeated="2"/>
          <table:table-cell table:style-name="ce8"/>
          <table:table-cell table:style-name="ce26" table:number-columns-repeated="6"/>
          <table:table-cell table:style-name="ce6" table:number-columns-repeated="993"/>
        </table:table-row>
        <table:table-row table:style-name="ro1">
          <table:table-cell/>
          <table:table-cell table:style-name="ce2" office:value-type="string" calcext:value-type="string">
            <text:p>This data is generated by first making up fake curve coefficients</text:p>
          </table:table-cell>
          <table:table-cell table:style-name="ce1" table:number-columns-repeated="5"/>
          <table:table-cell table:style-name="ce5" table:number-columns-repeated="8"/>
          <table:table-cell table:number-columns-repeated="27"/>
          <table:table-cell table:style-name="ce5" table:number-columns-repeated="976"/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The idea here is that once the curve is evaluated to come up with an artificial dataset, the parameter tool should be able to recreate the original coefficients</text:p>
          </table:table-cell>
          <table:table-cell table:style-name="ce1" table:number-columns-repeated="5"/>
          <table:table-cell table:style-name="ce5" table:number-columns-repeated="8"/>
          <table:table-cell table:number-columns-repeated="27"/>
          <table:table-cell table:style-name="ce5" table:number-columns-repeated="976"/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This data is ready to paste directly into the parameter estimation tool</text:p>
          </table:table-cell>
          <table:table-cell table:style-name="ce1" table:number-columns-repeated="5"/>
          <table:table-cell table:style-name="ce5" table:number-columns-repeated="8"/>
          <table:table-cell table:number-columns-repeated="27"/>
          <table:table-cell table:style-name="ce5" table:number-columns-repeated="976"/>
          <table:table-cell table:number-columns-repeated="4"/>
        </table:table-row>
        <table:table-row table:style-name="ro1">
          <table:table-cell table:style-name="ce26" table:number-columns-repeated="2"/>
          <table:table-cell table:style-name="ce8"/>
          <table:table-cell table:style-name="ce26" table:number-columns-repeated="3"/>
          <table:table-cell table:style-name="ce8"/>
          <table:table-cell table:style-name="ce26" table:number-columns-repeated="4"/>
          <table:table-cell table:style-name="ce8"/>
          <table:table-cell table:style-name="ce26" table:number-columns-repeated="4"/>
          <table:table-cell table:style-name="ce8"/>
          <table:table-cell table:style-name="ce26" table:number-columns-repeated="2"/>
          <table:table-cell table:style-name="ce8"/>
          <table:table-cell table:style-name="ce26" table:number-columns-repeated="2"/>
          <table:table-cell table:style-name="ce8"/>
          <table:table-cell table:style-name="ce26" table:number-columns-repeated="6"/>
          <table:table-cell table:style-name="ce6" table:number-columns-repeated="993"/>
        </table:table-row>
        <table:table-row table:style-name="ro4">
          <table:table-cell table:style-name="ce26" table:number-columns-repeated="2"/>
          <table:table-cell table:style-name="ce8" office:value-type="string" calcext:value-type="string" table:number-columns-spanned="3" table:number-rows-spanned="1">
            <text:p>MADE UP COEFFICIENTS; THESE ARE THE OUTPUT OF THE CALCULATION TOOL</text:p>
          </table:table-cell>
          <table:covered-table-cell table:number-columns-repeated="2" table:style-name="ce26"/>
          <table:table-cell table:style-name="ce26"/>
          <table:table-cell table:style-name="ce8" office:value-type="string" calcext:value-type="string" table:number-columns-spanned="4" table:number-rows-spanned="1">
            <text:p>MADE UP INDEPENDENT VARIABLES</text:p>
          </table:table-cell>
          <table:covered-table-cell table:number-columns-repeated="3" table:style-name="ce26"/>
          <table:table-cell table:style-name="ce26"/>
          <table:table-cell table:style-name="ce8" office:value-type="string" calcext:value-type="string" table:number-columns-spanned="4" table:number-rows-spanned="1">
            <text:p>SCALING INDEPENDENT VARIABLES</text:p>
          </table:table-cell>
          <table:covered-table-cell table:number-columns-repeated="3" table:style-name="ce26"/>
          <table:table-cell table:style-name="ce26"/>
          <table:table-cell table:style-name="ce8" office:value-type="string" calcext:value-type="string" table:number-columns-spanned="2" table:number-rows-spanned="1">
            <text:p>CALCULATE SCALED Q and P</text:p>
          </table:table-cell>
          <table:covered-table-cell table:style-name="ce26"/>
          <table:table-cell table:style-name="ce26"/>
          <table:table-cell table:style-name="ce8" office:value-type="string" calcext:value-type="string" table:number-columns-spanned="2" table:number-rows-spanned="1">
            <text:p>UNSCALE Q and P TO REAL VALUES</text:p>
          </table:table-cell>
          <table:covered-table-cell table:style-name="ce26"/>
          <table:table-cell table:style-name="ce26"/>
          <table:table-cell table:style-name="ce8" office:value-type="string" calcext:value-type="string" table:number-columns-spanned="6" table:number-rows-spanned="1">
            <text:p>FINAL DATA SET READY TO PASTE IN TO THE TOOL</text:p>
          </table:table-cell>
          <table:covered-table-cell table:number-columns-repeated="5" table:style-name="ce26"/>
          <table:table-cell table:style-name="ce26"/>
          <table:table-cell table:style-name="ce6" table:number-columns-repeated="993"/>
        </table:table-row>
        <table:table-row table:style-name="ro4">
          <table:table-cell table:number-columns-repeated="2"/>
          <table:table-cell table:style-name="ce4" office:value-type="string" calcext:value-type="string">
            <text:p>Params</text:p>
          </table:table-cell>
          <table:table-cell table:style-name="ce4" office:value-type="string" calcext:value-type="string">
            <text:p>Capacity</text:p>
          </table:table-cell>
          <table:table-cell table:style-name="ce4" office:value-type="string" calcext:value-type="string">
            <text:p>Power</text:p>
          </table:table-cell>
          <table:table-cell table:style-name="ce5"/>
          <table:table-cell table:style-name="ce1" office:value-type="string" calcext:value-type="string">
            <text:p>Water EWT</text:p>
          </table:table-cell>
          <table:table-cell table:style-name="ce1" office:value-type="string" calcext:value-type="string">
            <text:p>Water Flow</text:p>
          </table:table-cell>
          <table:table-cell table:style-name="ce1" office:value-type="string" calcext:value-type="string">
            <text:p>Air EWT</text:p>
          </table:table-cell>
          <table:table-cell table:style-name="ce1" office:value-type="string" calcext:value-type="string">
            <text:p>Air Flow</text:p>
          </table:table-cell>
          <table:table-cell table:style-name="ce14"/>
          <table:table-cell table:style-name="ce1" office:value-type="string" calcext:value-type="string">
            <text:p>Scaled Water EWT</text:p>
          </table:table-cell>
          <table:table-cell table:style-name="ce1" office:value-type="string" calcext:value-type="string">
            <text:p>Scaled Water Flow</text:p>
          </table:table-cell>
          <table:table-cell table:style-name="ce1" office:value-type="string" calcext:value-type="string">
            <text:p>Scaled Air EWT</text:p>
          </table:table-cell>
          <table:table-cell table:style-name="ce1" office:value-type="string" calcext:value-type="string">
            <text:p>Scaled Air Flow</text:p>
          </table:table-cell>
          <table:table-cell table:style-name="ce14"/>
          <table:table-cell table:style-name="ce1" office:value-type="string" calcext:value-type="string">
            <text:p>Capacity Curve Output</text:p>
          </table:table-cell>
          <table:table-cell table:style-name="ce1" office:value-type="string" calcext:value-type="string">
            <text:p>Power Curve Output</text:p>
          </table:table-cell>
          <table:table-cell table:style-name="ce14"/>
          <table:table-cell table:style-name="ce1" office:value-type="string" calcext:value-type="string">
            <text:p>Capacity</text:p>
          </table:table-cell>
          <table:table-cell table:style-name="ce1" office:value-type="string" calcext:value-type="string">
            <text:p>Power</text:p>
          </table:table-cell>
          <table:table-cell table:style-name="ce14"/>
          <table:table-cell table:style-name="ce1" table:formula="of:=[.G7]" office:value-type="string" office:string-value="Water EWT" calcext:value-type="string">
            <text:p>Water EWT</text:p>
          </table:table-cell>
          <table:table-cell table:style-name="ce1" table:formula="of:=[.H7]" office:value-type="string" office:string-value="Water Flow" calcext:value-type="string">
            <text:p>Water Flow</text:p>
          </table:table-cell>
          <table:table-cell table:style-name="ce1" table:formula="of:=[.I7]" office:value-type="string" office:string-value="Air EWT" calcext:value-type="string">
            <text:p>Air EWT</text:p>
          </table:table-cell>
          <table:table-cell table:style-name="ce1" table:formula="of:=[.J7]" office:value-type="string" office:string-value="Air Flow" calcext:value-type="string">
            <text:p>Air Flow</text:p>
          </table:table-cell>
          <table:table-cell table:style-name="ce1" table:formula="of:=[.T7]" office:value-type="string" office:string-value="Capacity" calcext:value-type="string">
            <text:p>Capacity</text:p>
          </table:table-cell>
          <table:table-cell table:style-name="ce1" table:formula="of:=[.U7]" office:value-type="string" office:string-value="Power" calcext:value-type="string">
            <text:p>Power</text:p>
          </table:table-cell>
          <table:table-cell table:style-name="ce5"/>
          <table:table-cell table:number-columns-repeated="993"/>
        </table:table-row>
        <table:table-row table:style-name="ro1">
          <table:table-cell table:number-columns-repeated="2"/>
          <table:table-cell table:style-name="ce11" office:value-type="string" calcext:value-type="string">
            <text:p>A</text:p>
          </table:table-cell>
          <table:table-cell table:style-name="ce11" office:value-type="float" office:value="15.1" calcext:value-type="float">
            <text:p>15.1</text:p>
          </table:table-cell>
          <table:table-cell table:style-name="ce11" office:value-type="float" office:value="92.8" calcext:value-type="float">
            <text:p>92.8</text:p>
          </table:table-cell>
          <table:table-cell/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m3/s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m3/s</text:p>
          </table:table-cell>
          <table:table-cell table:style-name="ce11"/>
          <table:table-cell table:number-columns-repeated="4" table:style-name="ce4" office:value-type="string" calcext:value-type="string">
            <text:p>-</text:p>
          </table:table-cell>
          <table:table-cell table:style-name="ce11"/>
          <table:table-cell table:number-columns-repeated="2" table:style-name="ce4" office:value-type="string" calcext:value-type="string">
            <text:p>-</text:p>
          </table:table-cell>
          <table:table-cell table:style-name="ce11"/>
          <table:table-cell table:number-columns-repeated="2" table:style-name="ce4" office:value-type="string" calcext:value-type="string">
            <text:p>kW</text:p>
          </table:table-cell>
          <table:table-cell table:style-name="ce11"/>
          <table:table-cell table:style-name="ce1" table:formula="of:=[.G8]" office:value-type="string" office:string-value="C" calcext:value-type="string">
            <text:p>C</text:p>
          </table:table-cell>
          <table:table-cell table:style-name="ce1" table:formula="of:=[.H8]" office:value-type="string" office:string-value="m3/s" calcext:value-type="string">
            <text:p>m3/s</text:p>
          </table:table-cell>
          <table:table-cell table:style-name="ce1" table:formula="of:=[.I8]" office:value-type="string" office:string-value="C" calcext:value-type="string">
            <text:p>C</text:p>
          </table:table-cell>
          <table:table-cell table:style-name="ce1" table:formula="of:=[.J8]" office:value-type="string" office:string-value="m3/s" calcext:value-type="string">
            <text:p>m3/s</text:p>
          </table:table-cell>
          <table:table-cell table:style-name="ce1" table:formula="of:=[.T8]" office:value-type="string" office:string-value="kW" calcext:value-type="string">
            <text:p>kW</text:p>
          </table:table-cell>
          <table:table-cell table:style-name="ce1" table:formula="of:=[.U8]" office:value-type="string" office:string-value="kW" calcext:value-type="string">
            <text:p>kW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1" office:value-type="string" calcext:value-type="string">
            <text:p>B</text:p>
          </table:table-cell>
          <table:table-cell table:style-name="ce11" office:value-type="float" office:value="63.5" calcext:value-type="float">
            <text:p>63.5</text:p>
          </table:table-cell>
          <table:table-cell table:style-name="ce11" office:value-type="float" office:value="64.6" calcext:value-type="float">
            <text:p>64.6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table:formula="of:=([.G9]+273.15)/[.$D$21]" office:value-type="float" office:value="0.968727915194346" calcext:value-type="float">
            <text:p>0.968727915194346</text:p>
          </table:table-cell>
          <table:table-cell table:formula="of:=[.H9]/[.$D$16]" office:value-type="float" office:value="0.05" calcext:value-type="float">
            <text:p>0.05</text:p>
          </table:table-cell>
          <table:table-cell table:formula="of:=([.I9]+273.15)/[.$D$21]" office:value-type="float" office:value="0.968727915194346" calcext:value-type="float">
            <text:p>0.968727915194346</text:p>
          </table:table-cell>
          <table:table-cell table:formula="of:=[.J9]/[.$D$15]" office:value-type="float" office:value="0.1" calcext:value-type="float">
            <text:p>0.1</text:p>
          </table:table-cell>
          <table:table-cell/>
          <table:table-cell table:formula="of:=[.$D$8]+[.$D$9]*[.N9]+[.$D$10]*[.L9]+[.$D$11]*[.O9]+[.$D$12]*[.M9]" office:value-type="float" office:value="125.119540636042" calcext:value-type="float">
            <text:p>125.119540636042</text:p>
          </table:table-cell>
          <table:table-cell table:formula="of:=[.$E$8]+[.$E$9]*[.N9]+[.$E$10]*[.L9]+[.$E$11]*[.O9]+[.$E$12]*[.M9]" office:value-type="float" office:value="198.173975265018" calcext:value-type="float">
            <text:p>198.173975265018</text:p>
          </table:table-cell>
          <table:table-cell/>
          <table:table-cell table:formula="of:=[.Q9]*[.$D$17]" office:value-type="float" office:value="12511.9540636042" calcext:value-type="float">
            <text:p>12511.9540636042</text:p>
          </table:table-cell>
          <table:table-cell table:formula="of:=[.R9]*[.$D$18]" office:value-type="float" office:value="9908.69876325088" calcext:value-type="float">
            <text:p>9908.69876325088</text:p>
          </table:table-cell>
          <table:table-cell/>
          <table:table-cell table:style-name="ce5" table:formula="of:=[.G9]" office:value-type="float" office:value="1" calcext:value-type="float">
            <text:p>1</text:p>
          </table:table-cell>
          <table:table-cell table:style-name="ce5" table:formula="of:=[.H9]" office:value-type="float" office:value="1" calcext:value-type="float">
            <text:p>1</text:p>
          </table:table-cell>
          <table:table-cell table:style-name="ce5" table:formula="of:=[.I9]" office:value-type="float" office:value="1" calcext:value-type="float">
            <text:p>1</text:p>
          </table:table-cell>
          <table:table-cell table:style-name="ce5" table:formula="of:=[.J9]" office:value-type="float" office:value="1" calcext:value-type="float">
            <text:p>1</text:p>
          </table:table-cell>
          <table:table-cell table:style-name="ce5" table:formula="of:=[.T9]" office:value-type="float" office:value="12511.9540636042" calcext:value-type="float">
            <text:p>12511.9540636042</text:p>
          </table:table-cell>
          <table:table-cell table:style-name="ce5" table:formula="of:=[.U9]" office:value-type="float" office:value="9908.69876325088" calcext:value-type="float">
            <text:p>9908.69876325088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1" office:value-type="string" calcext:value-type="string">
            <text:p>C</text:p>
          </table:table-cell>
          <table:table-cell table:style-name="ce11" office:value-type="float" office:value="42.2" calcext:value-type="float">
            <text:p>42.2</text:p>
          </table:table-cell>
          <table:table-cell table:style-name="ce11" office:value-type="float" office:value="38.4" calcext:value-type="float">
            <text:p>38.4</text:p>
          </table:table-cell>
          <table:table-cell/>
          <table:table-cell table:number-columns-repeated="4" office:value-type="float" office:value="2" calcext:value-type="float">
            <text:p>2</text:p>
          </table:table-cell>
          <table:table-cell/>
          <table:table-cell table:formula="of:=([.G10]+273.15)/[.$D$21]" office:value-type="float" office:value="0.97226148409894" calcext:value-type="float">
            <text:p>0.97226148409894</text:p>
          </table:table-cell>
          <table:table-cell table:formula="of:=[.H10]/[.$D$16]" office:value-type="float" office:value="0.1" calcext:value-type="float">
            <text:p>0.1</text:p>
          </table:table-cell>
          <table:table-cell table:formula="of:=([.I10]+273.15)/[.$D$21]" office:value-type="float" office:value="0.97226148409894" calcext:value-type="float">
            <text:p>0.97226148409894</text:p>
          </table:table-cell>
          <table:table-cell table:formula="of:=[.J10]/[.$D$15]" office:value-type="float" office:value="0.2" calcext:value-type="float">
            <text:p>0.2</text:p>
          </table:table-cell>
          <table:table-cell/>
          <table:table-cell table:formula="of:=[.$D$8]+[.$D$9]*[.N10]+[.$D$10]*[.L10]+[.$D$11]*[.O10]+[.$D$12]*[.M10]" office:value-type="float" office:value="133.118038869258" calcext:value-type="float">
            <text:p>133.118038869258</text:p>
          </table:table-cell>
          <table:table-cell table:formula="of:=[.$E$8]+[.$E$9]*[.N10]+[.$E$10]*[.L10]+[.$E$11]*[.O10]+[.$E$12]*[.M10]" office:value-type="float" office:value="204.132932862191" calcext:value-type="float">
            <text:p>204.132932862191</text:p>
          </table:table-cell>
          <table:table-cell/>
          <table:table-cell table:formula="of:=[.Q10]*[.$D$17]" office:value-type="float" office:value="13311.8038869258" calcext:value-type="float">
            <text:p>13311.8038869258</text:p>
          </table:table-cell>
          <table:table-cell table:formula="of:=[.R10]*[.$D$18]" office:value-type="float" office:value="10206.6466431095" calcext:value-type="float">
            <text:p>10206.6466431095</text:p>
          </table:table-cell>
          <table:table-cell/>
          <table:table-cell table:style-name="ce5" table:formula="of:=[.G10]" office:value-type="float" office:value="2" calcext:value-type="float">
            <text:p>2</text:p>
          </table:table-cell>
          <table:table-cell table:style-name="ce5" table:formula="of:=[.H10]" office:value-type="float" office:value="2" calcext:value-type="float">
            <text:p>2</text:p>
          </table:table-cell>
          <table:table-cell table:style-name="ce5" table:formula="of:=[.I10]" office:value-type="float" office:value="2" calcext:value-type="float">
            <text:p>2</text:p>
          </table:table-cell>
          <table:table-cell table:style-name="ce5" table:formula="of:=[.J10]" office:value-type="float" office:value="2" calcext:value-type="float">
            <text:p>2</text:p>
          </table:table-cell>
          <table:table-cell table:style-name="ce5" table:formula="of:=[.T10]" office:value-type="float" office:value="13311.8038869258" calcext:value-type="float">
            <text:p>13311.8038869258</text:p>
          </table:table-cell>
          <table:table-cell table:style-name="ce5" table:formula="of:=[.U10]" office:value-type="float" office:value="10206.6466431095" calcext:value-type="float">
            <text:p>10206.6466431095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1" office:value-type="string" calcext:value-type="string">
            <text:p>D</text:p>
          </table:table-cell>
          <table:table-cell table:style-name="ce11" office:value-type="float" office:value="50.1" calcext:value-type="float">
            <text:p>50.1</text:p>
          </table:table-cell>
          <table:table-cell table:style-name="ce11" office:value-type="float" office:value="7.2" calcext:value-type="float">
            <text:p>7.2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/>
          <table:table-cell table:formula="of:=([.G11]+273.15)/[.$D$21]" office:value-type="float" office:value="0.975795053003533" calcext:value-type="float">
            <text:p>0.975795053003533</text:p>
          </table:table-cell>
          <table:table-cell table:formula="of:=[.H11]/[.$D$16]" office:value-type="float" office:value="0.15" calcext:value-type="float">
            <text:p>0.15</text:p>
          </table:table-cell>
          <table:table-cell table:formula="of:=([.I11]+273.15)/[.$D$21]" office:value-type="float" office:value="0.975795053003533" calcext:value-type="float">
            <text:p>0.975795053003533</text:p>
          </table:table-cell>
          <table:table-cell table:formula="of:=[.J11]/[.$D$15]" office:value-type="float" office:value="0.3" calcext:value-type="float">
            <text:p>0.3</text:p>
          </table:table-cell>
          <table:table-cell/>
          <table:table-cell table:formula="of:=[.$D$8]+[.$D$9]*[.N11]+[.$D$10]*[.L11]+[.$D$11]*[.O11]+[.$D$12]*[.M11]" office:value-type="float" office:value="141.116537102473" calcext:value-type="float">
            <text:p>141.116537102473</text:p>
          </table:table-cell>
          <table:table-cell table:formula="of:=[.$E$8]+[.$E$9]*[.N11]+[.$E$10]*[.L11]+[.$E$11]*[.O11]+[.$E$12]*[.M11]" office:value-type="float" office:value="210.091890459364" calcext:value-type="float">
            <text:p>210.091890459364</text:p>
          </table:table-cell>
          <table:table-cell/>
          <table:table-cell table:formula="of:=[.Q11]*[.$D$17]" office:value-type="float" office:value="14111.6537102473" calcext:value-type="float">
            <text:p>14111.6537102473</text:p>
          </table:table-cell>
          <table:table-cell table:formula="of:=[.R11]*[.$D$18]" office:value-type="float" office:value="10504.5945229682" calcext:value-type="float">
            <text:p>10504.5945229682</text:p>
          </table:table-cell>
          <table:table-cell/>
          <table:table-cell table:style-name="ce5" table:formula="of:=[.G11]" office:value-type="float" office:value="3" calcext:value-type="float">
            <text:p>3</text:p>
          </table:table-cell>
          <table:table-cell table:style-name="ce5" table:formula="of:=[.H11]" office:value-type="float" office:value="3" calcext:value-type="float">
            <text:p>3</text:p>
          </table:table-cell>
          <table:table-cell table:style-name="ce5" table:formula="of:=[.I11]" office:value-type="float" office:value="3" calcext:value-type="float">
            <text:p>3</text:p>
          </table:table-cell>
          <table:table-cell table:style-name="ce5" table:formula="of:=[.J11]" office:value-type="float" office:value="3" calcext:value-type="float">
            <text:p>3</text:p>
          </table:table-cell>
          <table:table-cell table:style-name="ce5" table:formula="of:=[.T11]" office:value-type="float" office:value="14111.6537102473" calcext:value-type="float">
            <text:p>14111.6537102473</text:p>
          </table:table-cell>
          <table:table-cell table:style-name="ce5" table:formula="of:=[.U11]" office:value-type="float" office:value="10504.5945229682" calcext:value-type="float">
            <text:p>10504.5945229682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1" office:value-type="string" calcext:value-type="string">
            <text:p>E</text:p>
          </table:table-cell>
          <table:table-cell table:style-name="ce11" office:value-type="float" office:value="52.3" calcext:value-type="float">
            <text:p>52.3</text:p>
          </table:table-cell>
          <table:table-cell table:style-name="ce11" office:value-type="float" office:value="97.5" calcext:value-type="float">
            <text:p>97.5</text:p>
          </table:table-cell>
          <table:table-cell/>
          <table:table-cell table:number-columns-repeated="4" office:value-type="float" office:value="4" calcext:value-type="float">
            <text:p>4</text:p>
          </table:table-cell>
          <table:table-cell/>
          <table:table-cell table:formula="of:=([.G12]+273.15)/[.$D$21]" office:value-type="float" office:value="0.979328621908127" calcext:value-type="float">
            <text:p>0.979328621908127</text:p>
          </table:table-cell>
          <table:table-cell table:formula="of:=[.H12]/[.$D$16]" office:value-type="float" office:value="0.2" calcext:value-type="float">
            <text:p>0.2</text:p>
          </table:table-cell>
          <table:table-cell table:formula="of:=([.I12]+273.15)/[.$D$21]" office:value-type="float" office:value="0.979328621908127" calcext:value-type="float">
            <text:p>0.979328621908127</text:p>
          </table:table-cell>
          <table:table-cell table:formula="of:=[.J12]/[.$D$15]" office:value-type="float" office:value="0.4" calcext:value-type="float">
            <text:p>0.4</text:p>
          </table:table-cell>
          <table:table-cell/>
          <table:table-cell table:formula="of:=[.$D$8]+[.$D$9]*[.N12]+[.$D$10]*[.L12]+[.$D$11]*[.O12]+[.$D$12]*[.M12]" office:value-type="float" office:value="149.115035335689" calcext:value-type="float">
            <text:p>149.115035335689</text:p>
          </table:table-cell>
          <table:table-cell table:formula="of:=[.$E$8]+[.$E$9]*[.N12]+[.$E$10]*[.L12]+[.$E$11]*[.O12]+[.$E$12]*[.M12]" office:value-type="float" office:value="216.050848056537" calcext:value-type="float">
            <text:p>216.050848056537</text:p>
          </table:table-cell>
          <table:table-cell/>
          <table:table-cell table:formula="of:=[.Q12]*[.$D$17]" office:value-type="float" office:value="14911.5035335689" calcext:value-type="float">
            <text:p>14911.5035335689</text:p>
          </table:table-cell>
          <table:table-cell table:formula="of:=[.R12]*[.$D$18]" office:value-type="float" office:value="10802.5424028269" calcext:value-type="float">
            <text:p>10802.5424028269</text:p>
          </table:table-cell>
          <table:table-cell/>
          <table:table-cell table:style-name="ce5" table:formula="of:=[.G12]" office:value-type="float" office:value="4" calcext:value-type="float">
            <text:p>4</text:p>
          </table:table-cell>
          <table:table-cell table:style-name="ce5" table:formula="of:=[.H12]" office:value-type="float" office:value="4" calcext:value-type="float">
            <text:p>4</text:p>
          </table:table-cell>
          <table:table-cell table:style-name="ce5" table:formula="of:=[.I12]" office:value-type="float" office:value="4" calcext:value-type="float">
            <text:p>4</text:p>
          </table:table-cell>
          <table:table-cell table:style-name="ce5" table:formula="of:=[.J12]" office:value-type="float" office:value="4" calcext:value-type="float">
            <text:p>4</text:p>
          </table:table-cell>
          <table:table-cell table:style-name="ce5" table:formula="of:=[.T12]" office:value-type="float" office:value="14911.5035335689" calcext:value-type="float">
            <text:p>14911.5035335689</text:p>
          </table:table-cell>
          <table:table-cell table:style-name="ce5" table:formula="of:=[.U12]" office:value-type="float" office:value="10802.5424028269" calcext:value-type="float">
            <text:p>10802.5424028269</text:p>
          </table:table-cell>
          <table:table-cell table:number-columns-repeated="994"/>
        </table:table-row>
        <table:table-row table:style-name="ro1">
          <table:table-cell table:number-columns-repeated="6"/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G13]+273.15)/[.$D$21]" office:value-type="float" office:value="0.982862190812721" calcext:value-type="float">
            <text:p>0.982862190812721</text:p>
          </table:table-cell>
          <table:table-cell table:formula="of:=[.H13]/[.$D$16]" office:value-type="float" office:value="0.25" calcext:value-type="float">
            <text:p>0.25</text:p>
          </table:table-cell>
          <table:table-cell table:formula="of:=([.I13]+273.15)/[.$D$21]" office:value-type="float" office:value="0.982862190812721" calcext:value-type="float">
            <text:p>0.982862190812721</text:p>
          </table:table-cell>
          <table:table-cell table:formula="of:=[.J13]/[.$D$15]" office:value-type="float" office:value="0.1" calcext:value-type="float">
            <text:p>0.1</text:p>
          </table:table-cell>
          <table:table-cell/>
          <table:table-cell table:formula="of:=[.$D$8]+[.$D$9]*[.N13]+[.$D$10]*[.L13]+[.$D$11]*[.O13]+[.$D$12]*[.M13]" office:value-type="float" office:value="137.073533568905" calcext:value-type="float">
            <text:p>137.073533568905</text:p>
          </table:table-cell>
          <table:table-cell table:formula="of:=[.$E$8]+[.$E$9]*[.N13]+[.$E$10]*[.L13]+[.$E$11]*[.O13]+[.$E$12]*[.M13]" office:value-type="float" office:value="219.12980565371" calcext:value-type="float">
            <text:p>219.12980565371</text:p>
          </table:table-cell>
          <table:table-cell/>
          <table:table-cell table:formula="of:=[.Q13]*[.$D$17]" office:value-type="float" office:value="13707.3533568905" calcext:value-type="float">
            <text:p>13707.3533568905</text:p>
          </table:table-cell>
          <table:table-cell table:formula="of:=[.R13]*[.$D$18]" office:value-type="float" office:value="10956.4902826855" calcext:value-type="float">
            <text:p>10956.4902826855</text:p>
          </table:table-cell>
          <table:table-cell/>
          <table:table-cell table:style-name="ce5" table:formula="of:=[.G13]" office:value-type="float" office:value="5" calcext:value-type="float">
            <text:p>5</text:p>
          </table:table-cell>
          <table:table-cell table:style-name="ce5" table:formula="of:=[.H13]" office:value-type="float" office:value="5" calcext:value-type="float">
            <text:p>5</text:p>
          </table:table-cell>
          <table:table-cell table:style-name="ce5" table:formula="of:=[.I13]" office:value-type="float" office:value="5" calcext:value-type="float">
            <text:p>5</text:p>
          </table:table-cell>
          <table:table-cell table:style-name="ce5" table:formula="of:=[.J13]" office:value-type="float" office:value="1" calcext:value-type="float">
            <text:p>1</text:p>
          </table:table-cell>
          <table:table-cell table:style-name="ce5" table:formula="of:=[.T13]" office:value-type="float" office:value="13707.3533568905" calcext:value-type="float">
            <text:p>13707.3533568905</text:p>
          </table:table-cell>
          <table:table-cell table:style-name="ce5" table:formula="of:=[.U13]" office:value-type="float" office:value="10956.4902826855" calcext:value-type="float">
            <text:p>10956.4902826855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3" table:number-rows-spanned="1">
            <text:p>MADE UP RATED PARAMETERS</text:p>
          </table:table-cell>
          <table:covered-table-cell table:number-columns-repeated="2"/>
          <table:table-cell/>
          <table:table-cell table:number-columns-repeated="3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G14]+273.15)/[.$D$21]" office:value-type="float" office:value="0.986395759717314" calcext:value-type="float">
            <text:p>0.986395759717314</text:p>
          </table:table-cell>
          <table:table-cell table:formula="of:=[.H14]/[.$D$16]" office:value-type="float" office:value="0.3" calcext:value-type="float">
            <text:p>0.3</text:p>
          </table:table-cell>
          <table:table-cell table:formula="of:=([.I14]+273.15)/[.$D$21]" office:value-type="float" office:value="0.986395759717314" calcext:value-type="float">
            <text:p>0.986395759717314</text:p>
          </table:table-cell>
          <table:table-cell table:formula="of:=[.J14]/[.$D$15]" office:value-type="float" office:value="0.2" calcext:value-type="float">
            <text:p>0.2</text:p>
          </table:table-cell>
          <table:table-cell/>
          <table:table-cell table:formula="of:=[.$D$8]+[.$D$9]*[.N14]+[.$D$10]*[.L14]+[.$D$11]*[.O14]+[.$D$12]*[.M14]" office:value-type="float" office:value="145.07203180212" calcext:value-type="float">
            <text:p>145.07203180212</text:p>
          </table:table-cell>
          <table:table-cell table:formula="of:=[.$E$8]+[.$E$9]*[.N14]+[.$E$10]*[.L14]+[.$E$11]*[.O14]+[.$E$12]*[.M14]" office:value-type="float" office:value="225.088763250883" calcext:value-type="float">
            <text:p>225.088763250883</text:p>
          </table:table-cell>
          <table:table-cell/>
          <table:table-cell table:formula="of:=[.Q14]*[.$D$17]" office:value-type="float" office:value="14507.203180212" calcext:value-type="float">
            <text:p>14507.203180212</text:p>
          </table:table-cell>
          <table:table-cell table:formula="of:=[.R14]*[.$D$18]" office:value-type="float" office:value="11254.4381625442" calcext:value-type="float">
            <text:p>11254.4381625442</text:p>
          </table:table-cell>
          <table:table-cell/>
          <table:table-cell table:style-name="ce5" table:formula="of:=[.G14]" office:value-type="float" office:value="6" calcext:value-type="float">
            <text:p>6</text:p>
          </table:table-cell>
          <table:table-cell table:style-name="ce5" table:formula="of:=[.H14]" office:value-type="float" office:value="6" calcext:value-type="float">
            <text:p>6</text:p>
          </table:table-cell>
          <table:table-cell table:style-name="ce5" table:formula="of:=[.I14]" office:value-type="float" office:value="6" calcext:value-type="float">
            <text:p>6</text:p>
          </table:table-cell>
          <table:table-cell table:style-name="ce5" table:formula="of:=[.J14]" office:value-type="float" office:value="2" calcext:value-type="float">
            <text:p>2</text:p>
          </table:table-cell>
          <table:table-cell table:style-name="ce5" table:formula="of:=[.T14]" office:value-type="float" office:value="14507.203180212" calcext:value-type="float">
            <text:p>14507.203180212</text:p>
          </table:table-cell>
          <table:table-cell table:style-name="ce5" table:formula="of:=[.U14]" office:value-type="float" office:value="11254.4381625442" calcext:value-type="float">
            <text:p>11254.4381625442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3" office:value-type="string" calcext:value-type="string">
            <text:p>Rated Air Flo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3/s</text:p>
          </table:table-cell>
          <table:table-cell/>
          <table:table-cell table:number-columns-repeated="3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([.G15]+273.15)/[.$D$21]" office:value-type="float" office:value="0.989929328621908" calcext:value-type="float">
            <text:p>0.989929328621908</text:p>
          </table:table-cell>
          <table:table-cell table:formula="of:=[.H15]/[.$D$16]" office:value-type="float" office:value="0.35" calcext:value-type="float">
            <text:p>0.35</text:p>
          </table:table-cell>
          <table:table-cell table:formula="of:=([.I15]+273.15)/[.$D$21]" office:value-type="float" office:value="0.989929328621908" calcext:value-type="float">
            <text:p>0.989929328621908</text:p>
          </table:table-cell>
          <table:table-cell table:formula="of:=[.J15]/[.$D$15]" office:value-type="float" office:value="0.3" calcext:value-type="float">
            <text:p>0.3</text:p>
          </table:table-cell>
          <table:table-cell/>
          <table:table-cell table:formula="of:=[.$D$8]+[.$D$9]*[.N15]+[.$D$10]*[.L15]+[.$D$11]*[.O15]+[.$D$12]*[.M15]" office:value-type="float" office:value="153.070530035336" calcext:value-type="float">
            <text:p>153.070530035336</text:p>
          </table:table-cell>
          <table:table-cell table:formula="of:=[.$E$8]+[.$E$9]*[.N15]+[.$E$10]*[.L15]+[.$E$11]*[.O15]+[.$E$12]*[.M15]" office:value-type="float" office:value="231.047720848056" calcext:value-type="float">
            <text:p>231.047720848056</text:p>
          </table:table-cell>
          <table:table-cell/>
          <table:table-cell table:formula="of:=[.Q15]*[.$D$17]" office:value-type="float" office:value="15307.0530035336" calcext:value-type="float">
            <text:p>15307.0530035336</text:p>
          </table:table-cell>
          <table:table-cell table:formula="of:=[.R15]*[.$D$18]" office:value-type="float" office:value="11552.3860424028" calcext:value-type="float">
            <text:p>11552.3860424028</text:p>
          </table:table-cell>
          <table:table-cell/>
          <table:table-cell table:style-name="ce5" table:formula="of:=[.G15]" office:value-type="float" office:value="7" calcext:value-type="float">
            <text:p>7</text:p>
          </table:table-cell>
          <table:table-cell table:style-name="ce5" table:formula="of:=[.H15]" office:value-type="float" office:value="7" calcext:value-type="float">
            <text:p>7</text:p>
          </table:table-cell>
          <table:table-cell table:style-name="ce5" table:formula="of:=[.I15]" office:value-type="float" office:value="7" calcext:value-type="float">
            <text:p>7</text:p>
          </table:table-cell>
          <table:table-cell table:style-name="ce5" table:formula="of:=[.J15]" office:value-type="float" office:value="3" calcext:value-type="float">
            <text:p>3</text:p>
          </table:table-cell>
          <table:table-cell table:style-name="ce5" table:formula="of:=[.T15]" office:value-type="float" office:value="15307.0530035336" calcext:value-type="float">
            <text:p>15307.0530035336</text:p>
          </table:table-cell>
          <table:table-cell table:style-name="ce5" table:formula="of:=[.U15]" office:value-type="float" office:value="11552.3860424028" calcext:value-type="float">
            <text:p>11552.3860424028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3" office:value-type="string" calcext:value-type="string">
            <text:p>Rated Water Flow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3/s</text:p>
          </table:table-cell>
          <table:table-cell/>
          <table:table-cell table:number-columns-repeated="3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G16]+273.15)/[.$D$21]" office:value-type="float" office:value="0.993462897526502" calcext:value-type="float">
            <text:p>0.993462897526502</text:p>
          </table:table-cell>
          <table:table-cell table:formula="of:=[.H16]/[.$D$16]" office:value-type="float" office:value="0.4" calcext:value-type="float">
            <text:p>0.4</text:p>
          </table:table-cell>
          <table:table-cell table:formula="of:=([.I16]+273.15)/[.$D$21]" office:value-type="float" office:value="0.993462897526502" calcext:value-type="float">
            <text:p>0.993462897526502</text:p>
          </table:table-cell>
          <table:table-cell table:formula="of:=[.J16]/[.$D$15]" office:value-type="float" office:value="0.4" calcext:value-type="float">
            <text:p>0.4</text:p>
          </table:table-cell>
          <table:table-cell/>
          <table:table-cell table:formula="of:=[.$D$8]+[.$D$9]*[.N16]+[.$D$10]*[.L16]+[.$D$11]*[.O16]+[.$D$12]*[.M16]" office:value-type="float" office:value="161.069028268551" calcext:value-type="float">
            <text:p>161.069028268551</text:p>
          </table:table-cell>
          <table:table-cell table:formula="of:=[.$E$8]+[.$E$9]*[.N16]+[.$E$10]*[.L16]+[.$E$11]*[.O16]+[.$E$12]*[.M16]" office:value-type="float" office:value="237.00667844523" calcext:value-type="float">
            <text:p>237.00667844523</text:p>
          </table:table-cell>
          <table:table-cell/>
          <table:table-cell table:formula="of:=[.Q16]*[.$D$17]" office:value-type="float" office:value="16106.9028268551" calcext:value-type="float">
            <text:p>16106.9028268551</text:p>
          </table:table-cell>
          <table:table-cell table:formula="of:=[.R16]*[.$D$18]" office:value-type="float" office:value="11850.3339222615" calcext:value-type="float">
            <text:p>11850.3339222615</text:p>
          </table:table-cell>
          <table:table-cell/>
          <table:table-cell table:style-name="ce5" table:formula="of:=[.G16]" office:value-type="float" office:value="8" calcext:value-type="float">
            <text:p>8</text:p>
          </table:table-cell>
          <table:table-cell table:style-name="ce5" table:formula="of:=[.H16]" office:value-type="float" office:value="8" calcext:value-type="float">
            <text:p>8</text:p>
          </table:table-cell>
          <table:table-cell table:style-name="ce5" table:formula="of:=[.I16]" office:value-type="float" office:value="8" calcext:value-type="float">
            <text:p>8</text:p>
          </table:table-cell>
          <table:table-cell table:style-name="ce5" table:formula="of:=[.J16]" office:value-type="float" office:value="4" calcext:value-type="float">
            <text:p>4</text:p>
          </table:table-cell>
          <table:table-cell table:style-name="ce5" table:formula="of:=[.T16]" office:value-type="float" office:value="16106.9028268551" calcext:value-type="float">
            <text:p>16106.9028268551</text:p>
          </table:table-cell>
          <table:table-cell table:style-name="ce5" table:formula="of:=[.U16]" office:value-type="float" office:value="11850.3339222615" calcext:value-type="float">
            <text:p>11850.3339222615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3" office:value-type="string" calcext:value-type="string">
            <text:p>Rated Heating Capac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kW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[.G17]+273.15)/[.$D$21]" office:value-type="float" office:value="0.996996466431095" calcext:value-type="float">
            <text:p>0.996996466431095</text:p>
          </table:table-cell>
          <table:table-cell table:formula="of:=[.H17]/[.$D$16]" office:value-type="float" office:value="0.45" calcext:value-type="float">
            <text:p>0.45</text:p>
          </table:table-cell>
          <table:table-cell table:formula="of:=([.I17]+273.15)/[.$D$21]" office:value-type="float" office:value="0.968727915194346" calcext:value-type="float">
            <text:p>0.968727915194346</text:p>
          </table:table-cell>
          <table:table-cell table:formula="of:=[.J17]/[.$D$15]" office:value-type="float" office:value="0.1" calcext:value-type="float">
            <text:p>0.1</text:p>
          </table:table-cell>
          <table:table-cell/>
          <table:table-cell table:formula="of:=[.$D$8]+[.$D$9]*[.N17]+[.$D$10]*[.L17]+[.$D$11]*[.O17]+[.$D$12]*[.M17]" office:value-type="float" office:value="147.232473498233" calcext:value-type="float">
            <text:p>147.232473498233</text:p>
          </table:table-cell>
          <table:table-cell table:formula="of:=[.$E$8]+[.$E$9]*[.N17]+[.$E$10]*[.L17]+[.$E$11]*[.O17]+[.$E$12]*[.M17]" office:value-type="float" office:value="238.259487632509" calcext:value-type="float">
            <text:p>238.259487632509</text:p>
          </table:table-cell>
          <table:table-cell/>
          <table:table-cell table:formula="of:=[.Q17]*[.$D$17]" office:value-type="float" office:value="14723.2473498233" calcext:value-type="float">
            <text:p>14723.2473498233</text:p>
          </table:table-cell>
          <table:table-cell table:formula="of:=[.R17]*[.$D$18]" office:value-type="float" office:value="11912.9743816254" calcext:value-type="float">
            <text:p>11912.9743816254</text:p>
          </table:table-cell>
          <table:table-cell/>
          <table:table-cell table:style-name="ce5" table:formula="of:=[.G17]" office:value-type="float" office:value="9" calcext:value-type="float">
            <text:p>9</text:p>
          </table:table-cell>
          <table:table-cell table:style-name="ce5" table:formula="of:=[.H17]" office:value-type="float" office:value="9" calcext:value-type="float">
            <text:p>9</text:p>
          </table:table-cell>
          <table:table-cell table:style-name="ce5" table:formula="of:=[.I17]" office:value-type="float" office:value="1" calcext:value-type="float">
            <text:p>1</text:p>
          </table:table-cell>
          <table:table-cell table:style-name="ce5" table:formula="of:=[.J17]" office:value-type="float" office:value="1" calcext:value-type="float">
            <text:p>1</text:p>
          </table:table-cell>
          <table:table-cell table:style-name="ce5" table:formula="of:=[.T17]" office:value-type="float" office:value="14723.2473498233" calcext:value-type="float">
            <text:p>14723.2473498233</text:p>
          </table:table-cell>
          <table:table-cell table:style-name="ce5" table:formula="of:=[.U17]" office:value-type="float" office:value="11912.9743816254" calcext:value-type="float">
            <text:p>11912.9743816254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3" office:value-type="string" calcext:value-type="string">
            <text:p>Rated Compressor Powe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kW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([.G18]+273.15)/[.$D$21]" office:value-type="float" office:value="1.00053003533569" calcext:value-type="float">
            <text:p>1.00053003533569</text:p>
          </table:table-cell>
          <table:table-cell table:formula="of:=[.H18]/[.$D$16]" office:value-type="float" office:value="0.5" calcext:value-type="float">
            <text:p>0.5</text:p>
          </table:table-cell>
          <table:table-cell table:formula="of:=([.I18]+273.15)/[.$D$21]" office:value-type="float" office:value="0.97226148409894" calcext:value-type="float">
            <text:p>0.97226148409894</text:p>
          </table:table-cell>
          <table:table-cell table:formula="of:=[.J18]/[.$D$15]" office:value-type="float" office:value="0.2" calcext:value-type="float">
            <text:p>0.2</text:p>
          </table:table-cell>
          <table:table-cell/>
          <table:table-cell table:formula="of:=[.$D$8]+[.$D$9]*[.N18]+[.$D$10]*[.L18]+[.$D$11]*[.O18]+[.$D$12]*[.M18]" office:value-type="float" office:value="155.230971731449" calcext:value-type="float">
            <text:p>155.230971731449</text:p>
          </table:table-cell>
          <table:table-cell table:formula="of:=[.$E$8]+[.$E$9]*[.N18]+[.$E$10]*[.L18]+[.$E$11]*[.O18]+[.$E$12]*[.M18]" office:value-type="float" office:value="244.218445229682" calcext:value-type="float">
            <text:p>244.218445229682</text:p>
          </table:table-cell>
          <table:table-cell/>
          <table:table-cell table:formula="of:=[.Q18]*[.$D$17]" office:value-type="float" office:value="15523.0971731449" calcext:value-type="float">
            <text:p>15523.0971731449</text:p>
          </table:table-cell>
          <table:table-cell table:formula="of:=[.R18]*[.$D$18]" office:value-type="float" office:value="12210.9222614841" calcext:value-type="float">
            <text:p>12210.9222614841</text:p>
          </table:table-cell>
          <table:table-cell/>
          <table:table-cell table:style-name="ce5" table:formula="of:=[.G18]" office:value-type="float" office:value="10" calcext:value-type="float">
            <text:p>10</text:p>
          </table:table-cell>
          <table:table-cell table:style-name="ce5" table:formula="of:=[.H18]" office:value-type="float" office:value="10" calcext:value-type="float">
            <text:p>10</text:p>
          </table:table-cell>
          <table:table-cell table:style-name="ce5" table:formula="of:=[.I18]" office:value-type="float" office:value="2" calcext:value-type="float">
            <text:p>2</text:p>
          </table:table-cell>
          <table:table-cell table:style-name="ce5" table:formula="of:=[.J18]" office:value-type="float" office:value="2" calcext:value-type="float">
            <text:p>2</text:p>
          </table:table-cell>
          <table:table-cell table:style-name="ce5" table:formula="of:=[.T18]" office:value-type="float" office:value="15523.0971731449" calcext:value-type="float">
            <text:p>15523.0971731449</text:p>
          </table:table-cell>
          <table:table-cell table:style-name="ce5" table:formula="of:=[.U18]" office:value-type="float" office:value="12210.9222614841" calcext:value-type="float">
            <text:p>12210.9222614841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3"/>
          <table:table-cell table:number-columns-repeated="3"/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([.G19]+273.15)/[.$D$21]" office:value-type="float" office:value="1.00406360424028" calcext:value-type="float">
            <text:p>1.00406360424028</text:p>
          </table:table-cell>
          <table:table-cell table:formula="of:=[.H19]/[.$D$16]" office:value-type="float" office:value="0.55" calcext:value-type="float">
            <text:p>0.55</text:p>
          </table:table-cell>
          <table:table-cell table:formula="of:=([.I19]+273.15)/[.$D$21]" office:value-type="float" office:value="0.975795053003533" calcext:value-type="float">
            <text:p>0.975795053003533</text:p>
          </table:table-cell>
          <table:table-cell table:formula="of:=[.J19]/[.$D$15]" office:value-type="float" office:value="0.3" calcext:value-type="float">
            <text:p>0.3</text:p>
          </table:table-cell>
          <table:table-cell/>
          <table:table-cell table:formula="of:=[.$D$8]+[.$D$9]*[.N19]+[.$D$10]*[.L19]+[.$D$11]*[.O19]+[.$D$12]*[.M19]" office:value-type="float" office:value="163.229469964664" calcext:value-type="float">
            <text:p>163.229469964664</text:p>
          </table:table-cell>
          <table:table-cell table:formula="of:=[.$E$8]+[.$E$9]*[.N19]+[.$E$10]*[.L19]+[.$E$11]*[.O19]+[.$E$12]*[.M19]" office:value-type="float" office:value="250.177402826855" calcext:value-type="float">
            <text:p>250.177402826855</text:p>
          </table:table-cell>
          <table:table-cell/>
          <table:table-cell table:formula="of:=[.Q19]*[.$D$17]" office:value-type="float" office:value="16322.9469964664" calcext:value-type="float">
            <text:p>16322.9469964664</text:p>
          </table:table-cell>
          <table:table-cell table:formula="of:=[.R19]*[.$D$18]" office:value-type="float" office:value="12508.8701413428" calcext:value-type="float">
            <text:p>12508.8701413428</text:p>
          </table:table-cell>
          <table:table-cell/>
          <table:table-cell table:style-name="ce5" table:formula="of:=[.G19]" office:value-type="float" office:value="11" calcext:value-type="float">
            <text:p>11</text:p>
          </table:table-cell>
          <table:table-cell table:style-name="ce5" table:formula="of:=[.H19]" office:value-type="float" office:value="11" calcext:value-type="float">
            <text:p>11</text:p>
          </table:table-cell>
          <table:table-cell table:style-name="ce5" table:formula="of:=[.I19]" office:value-type="float" office:value="3" calcext:value-type="float">
            <text:p>3</text:p>
          </table:table-cell>
          <table:table-cell table:style-name="ce5" table:formula="of:=[.J19]" office:value-type="float" office:value="3" calcext:value-type="float">
            <text:p>3</text:p>
          </table:table-cell>
          <table:table-cell table:style-name="ce5" table:formula="of:=[.T19]" office:value-type="float" office:value="16322.9469964664" calcext:value-type="float">
            <text:p>16322.9469964664</text:p>
          </table:table-cell>
          <table:table-cell table:style-name="ce5" table:formula="of:=[.U19]" office:value-type="float" office:value="12508.8701413428" calcext:value-type="float">
            <text:p>12508.8701413428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3" table:number-rows-spanned="1">
            <text:p>THIS IS SPECIFIED BY E+</text:p>
          </table:table-cell>
          <table:covered-table-cell table:number-columns-repeated="2"/>
          <table:table-cell/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([.G20]+273.15)/[.$D$21]" office:value-type="float" office:value="1.00759717314488" calcext:value-type="float">
            <text:p>1.00759717314488</text:p>
          </table:table-cell>
          <table:table-cell table:formula="of:=[.H20]/[.$D$16]" office:value-type="float" office:value="0.6" calcext:value-type="float">
            <text:p>0.6</text:p>
          </table:table-cell>
          <table:table-cell table:formula="of:=([.I20]+273.15)/[.$D$21]" office:value-type="float" office:value="0.979328621908127" calcext:value-type="float">
            <text:p>0.979328621908127</text:p>
          </table:table-cell>
          <table:table-cell table:formula="of:=[.J20]/[.$D$15]" office:value-type="float" office:value="0.4" calcext:value-type="float">
            <text:p>0.4</text:p>
          </table:table-cell>
          <table:table-cell/>
          <table:table-cell table:formula="of:=[.$D$8]+[.$D$9]*[.N20]+[.$D$10]*[.L20]+[.$D$11]*[.O20]+[.$D$12]*[.M20]" office:value-type="float" office:value="171.22796819788" calcext:value-type="float">
            <text:p>171.22796819788</text:p>
          </table:table-cell>
          <table:table-cell table:formula="of:=[.$E$8]+[.$E$9]*[.N20]+[.$E$10]*[.L20]+[.$E$11]*[.O20]+[.$E$12]*[.M20]" office:value-type="float" office:value="256.136360424028" calcext:value-type="float">
            <text:p>256.136360424028</text:p>
          </table:table-cell>
          <table:table-cell/>
          <table:table-cell table:formula="of:=[.Q20]*[.$D$17]" office:value-type="float" office:value="17122.796819788" calcext:value-type="float">
            <text:p>17122.796819788</text:p>
          </table:table-cell>
          <table:table-cell table:formula="of:=[.R20]*[.$D$18]" office:value-type="float" office:value="12806.8180212014" calcext:value-type="float">
            <text:p>12806.8180212014</text:p>
          </table:table-cell>
          <table:table-cell/>
          <table:table-cell table:style-name="ce5" table:formula="of:=[.G20]" office:value-type="float" office:value="12" calcext:value-type="float">
            <text:p>12</text:p>
          </table:table-cell>
          <table:table-cell table:style-name="ce5" table:formula="of:=[.H20]" office:value-type="float" office:value="12" calcext:value-type="float">
            <text:p>12</text:p>
          </table:table-cell>
          <table:table-cell table:style-name="ce5" table:formula="of:=[.I20]" office:value-type="float" office:value="4" calcext:value-type="float">
            <text:p>4</text:p>
          </table:table-cell>
          <table:table-cell table:style-name="ce5" table:formula="of:=[.J20]" office:value-type="float" office:value="4" calcext:value-type="float">
            <text:p>4</text:p>
          </table:table-cell>
          <table:table-cell table:style-name="ce5" table:formula="of:=[.T20]" office:value-type="float" office:value="17122.796819788" calcext:value-type="float">
            <text:p>17122.796819788</text:p>
          </table:table-cell>
          <table:table-cell table:style-name="ce5" table:formula="of:=[.U20]" office:value-type="float" office:value="12806.8180212014" calcext:value-type="float">
            <text:p>12806.8180212014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3" office:value-type="string" calcext:value-type="string">
            <text:p>Internally Rated Temp in K: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K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G21]+273.15)/[.$D$21]" office:value-type="float" office:value="1.01113074204947" calcext:value-type="float">
            <text:p>1.01113074204947</text:p>
          </table:table-cell>
          <table:table-cell table:formula="of:=[.H21]/[.$D$16]" office:value-type="float" office:value="0.65" calcext:value-type="float">
            <text:p>0.65</text:p>
          </table:table-cell>
          <table:table-cell table:formula="of:=([.I21]+273.15)/[.$D$21]" office:value-type="float" office:value="0.982862190812721" calcext:value-type="float">
            <text:p>0.982862190812721</text:p>
          </table:table-cell>
          <table:table-cell table:formula="of:=[.J21]/[.$D$15]" office:value-type="float" office:value="0.1" calcext:value-type="float">
            <text:p>0.1</text:p>
          </table:table-cell>
          <table:table-cell/>
          <table:table-cell table:formula="of:=[.$D$8]+[.$D$9]*[.N21]+[.$D$10]*[.L21]+[.$D$11]*[.O21]+[.$D$12]*[.M21]" office:value-type="float" office:value="159.186466431095" calcext:value-type="float">
            <text:p>159.186466431095</text:p>
          </table:table-cell>
          <table:table-cell table:formula="of:=[.$E$8]+[.$E$9]*[.N21]+[.$E$10]*[.L21]+[.$E$11]*[.O21]+[.$E$12]*[.M21]" office:value-type="float" office:value="259.215318021201" calcext:value-type="float">
            <text:p>259.215318021201</text:p>
          </table:table-cell>
          <table:table-cell/>
          <table:table-cell table:formula="of:=[.Q21]*[.$D$17]" office:value-type="float" office:value="15918.6466431095" calcext:value-type="float">
            <text:p>15918.6466431095</text:p>
          </table:table-cell>
          <table:table-cell table:formula="of:=[.R21]*[.$D$18]" office:value-type="float" office:value="12960.7659010601" calcext:value-type="float">
            <text:p>12960.7659010601</text:p>
          </table:table-cell>
          <table:table-cell/>
          <table:table-cell table:style-name="ce5" table:formula="of:=[.G21]" office:value-type="float" office:value="13" calcext:value-type="float">
            <text:p>13</text:p>
          </table:table-cell>
          <table:table-cell table:style-name="ce5" table:formula="of:=[.H21]" office:value-type="float" office:value="13" calcext:value-type="float">
            <text:p>13</text:p>
          </table:table-cell>
          <table:table-cell table:style-name="ce5" table:formula="of:=[.I21]" office:value-type="float" office:value="5" calcext:value-type="float">
            <text:p>5</text:p>
          </table:table-cell>
          <table:table-cell table:style-name="ce5" table:formula="of:=[.J21]" office:value-type="float" office:value="1" calcext:value-type="float">
            <text:p>1</text:p>
          </table:table-cell>
          <table:table-cell table:style-name="ce5" table:formula="of:=[.T21]" office:value-type="float" office:value="15918.6466431095" calcext:value-type="float">
            <text:p>15918.6466431095</text:p>
          </table:table-cell>
          <table:table-cell table:style-name="ce5" table:formula="of:=[.U21]" office:value-type="float" office:value="12960.7659010601" calcext:value-type="float">
            <text:p>12960.7659010601</text:p>
          </table:table-cell>
          <table:table-cell table:number-columns-repeated="994"/>
        </table:table-row>
        <table:table-row table:style-name="ro1">
          <table:table-cell table:number-columns-repeated="6"/>
          <table:table-cell table:number-columns-repeated="2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G22]+273.15)/[.$D$21]" office:value-type="float" office:value="1.01466431095406" calcext:value-type="float">
            <text:p>1.01466431095406</text:p>
          </table:table-cell>
          <table:table-cell table:formula="of:=[.H22]/[.$D$16]" office:value-type="float" office:value="0.7" calcext:value-type="float">
            <text:p>0.7</text:p>
          </table:table-cell>
          <table:table-cell table:formula="of:=([.I22]+273.15)/[.$D$21]" office:value-type="float" office:value="0.986395759717314" calcext:value-type="float">
            <text:p>0.986395759717314</text:p>
          </table:table-cell>
          <table:table-cell table:formula="of:=[.J22]/[.$D$15]" office:value-type="float" office:value="0.2" calcext:value-type="float">
            <text:p>0.2</text:p>
          </table:table-cell>
          <table:table-cell/>
          <table:table-cell table:formula="of:=[.$D$8]+[.$D$9]*[.N22]+[.$D$10]*[.L22]+[.$D$11]*[.O22]+[.$D$12]*[.M22]" office:value-type="float" office:value="167.184964664311" calcext:value-type="float">
            <text:p>167.184964664311</text:p>
          </table:table-cell>
          <table:table-cell table:formula="of:=[.$E$8]+[.$E$9]*[.N22]+[.$E$10]*[.L22]+[.$E$11]*[.O22]+[.$E$12]*[.M22]" office:value-type="float" office:value="265.174275618374" calcext:value-type="float">
            <text:p>265.174275618374</text:p>
          </table:table-cell>
          <table:table-cell/>
          <table:table-cell table:formula="of:=[.Q22]*[.$D$17]" office:value-type="float" office:value="16718.4964664311" calcext:value-type="float">
            <text:p>16718.4964664311</text:p>
          </table:table-cell>
          <table:table-cell table:formula="of:=[.R22]*[.$D$18]" office:value-type="float" office:value="13258.7137809187" calcext:value-type="float">
            <text:p>13258.7137809187</text:p>
          </table:table-cell>
          <table:table-cell/>
          <table:table-cell table:style-name="ce5" table:formula="of:=[.G22]" office:value-type="float" office:value="14" calcext:value-type="float">
            <text:p>14</text:p>
          </table:table-cell>
          <table:table-cell table:style-name="ce5" table:formula="of:=[.H22]" office:value-type="float" office:value="14" calcext:value-type="float">
            <text:p>14</text:p>
          </table:table-cell>
          <table:table-cell table:style-name="ce5" table:formula="of:=[.I22]" office:value-type="float" office:value="6" calcext:value-type="float">
            <text:p>6</text:p>
          </table:table-cell>
          <table:table-cell table:style-name="ce5" table:formula="of:=[.J22]" office:value-type="float" office:value="2" calcext:value-type="float">
            <text:p>2</text:p>
          </table:table-cell>
          <table:table-cell table:style-name="ce5" table:formula="of:=[.T22]" office:value-type="float" office:value="16718.4964664311" calcext:value-type="float">
            <text:p>16718.4964664311</text:p>
          </table:table-cell>
          <table:table-cell table:style-name="ce5" table:formula="of:=[.U22]" office:value-type="float" office:value="13258.7137809187" calcext:value-type="float">
            <text:p>13258.7137809187</text:p>
          </table:table-cell>
          <table:table-cell table:number-columns-repeated="994"/>
        </table:table-row>
        <table:table-row table:style-name="ro1">
          <table:table-cell table:number-columns-repeated="6"/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([.G23]+273.15)/[.$D$21]" office:value-type="float" office:value="1.01819787985866" calcext:value-type="float">
            <text:p>1.01819787985866</text:p>
          </table:table-cell>
          <table:table-cell table:formula="of:=[.H23]/[.$D$16]" office:value-type="float" office:value="0.75" calcext:value-type="float">
            <text:p>0.75</text:p>
          </table:table-cell>
          <table:table-cell table:formula="of:=([.I23]+273.15)/[.$D$21]" office:value-type="float" office:value="0.989929328621908" calcext:value-type="float">
            <text:p>0.989929328621908</text:p>
          </table:table-cell>
          <table:table-cell table:formula="of:=[.J23]/[.$D$15]" office:value-type="float" office:value="0.3" calcext:value-type="float">
            <text:p>0.3</text:p>
          </table:table-cell>
          <table:table-cell/>
          <table:table-cell table:formula="of:=[.$D$8]+[.$D$9]*[.N23]+[.$D$10]*[.L23]+[.$D$11]*[.O23]+[.$D$12]*[.M23]" office:value-type="float" office:value="175.183462897526" calcext:value-type="float">
            <text:p>175.183462897526</text:p>
          </table:table-cell>
          <table:table-cell table:formula="of:=[.$E$8]+[.$E$9]*[.N23]+[.$E$10]*[.L23]+[.$E$11]*[.O23]+[.$E$12]*[.M23]" office:value-type="float" office:value="271.133233215548" calcext:value-type="float">
            <text:p>271.133233215548</text:p>
          </table:table-cell>
          <table:table-cell/>
          <table:table-cell table:formula="of:=[.Q23]*[.$D$17]" office:value-type="float" office:value="17518.3462897526" calcext:value-type="float">
            <text:p>17518.3462897526</text:p>
          </table:table-cell>
          <table:table-cell table:formula="of:=[.R23]*[.$D$18]" office:value-type="float" office:value="13556.6616607774" calcext:value-type="float">
            <text:p>13556.6616607774</text:p>
          </table:table-cell>
          <table:table-cell/>
          <table:table-cell table:style-name="ce5" table:formula="of:=[.G23]" office:value-type="float" office:value="15" calcext:value-type="float">
            <text:p>15</text:p>
          </table:table-cell>
          <table:table-cell table:style-name="ce5" table:formula="of:=[.H23]" office:value-type="float" office:value="15" calcext:value-type="float">
            <text:p>15</text:p>
          </table:table-cell>
          <table:table-cell table:style-name="ce5" table:formula="of:=[.I23]" office:value-type="float" office:value="7" calcext:value-type="float">
            <text:p>7</text:p>
          </table:table-cell>
          <table:table-cell table:style-name="ce5" table:formula="of:=[.J23]" office:value-type="float" office:value="3" calcext:value-type="float">
            <text:p>3</text:p>
          </table:table-cell>
          <table:table-cell table:style-name="ce5" table:formula="of:=[.T23]" office:value-type="float" office:value="17518.3462897526" calcext:value-type="float">
            <text:p>17518.3462897526</text:p>
          </table:table-cell>
          <table:table-cell table:style-name="ce5" table:formula="of:=[.U23]" office:value-type="float" office:value="13556.6616607774" calcext:value-type="float">
            <text:p>13556.661660777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Model Formulation:</text:p>
          </table:table-cell>
          <table:table-cell table:number-columns-repeated="4"/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G24]+273.15)/[.$D$21]" office:value-type="float" office:value="1.02173144876325" calcext:value-type="float">
            <text:p>1.02173144876325</text:p>
          </table:table-cell>
          <table:table-cell table:formula="of:=[.H24]/[.$D$16]" office:value-type="float" office:value="0.8" calcext:value-type="float">
            <text:p>0.8</text:p>
          </table:table-cell>
          <table:table-cell table:formula="of:=([.I24]+273.15)/[.$D$21]" office:value-type="float" office:value="0.993462897526502" calcext:value-type="float">
            <text:p>0.993462897526502</text:p>
          </table:table-cell>
          <table:table-cell table:formula="of:=[.J24]/[.$D$15]" office:value-type="float" office:value="0.4" calcext:value-type="float">
            <text:p>0.4</text:p>
          </table:table-cell>
          <table:table-cell/>
          <table:table-cell table:formula="of:=[.$D$8]+[.$D$9]*[.N24]+[.$D$10]*[.L24]+[.$D$11]*[.O24]+[.$D$12]*[.M24]" office:value-type="float" office:value="183.181961130742" calcext:value-type="float">
            <text:p>183.181961130742</text:p>
          </table:table-cell>
          <table:table-cell table:formula="of:=[.$E$8]+[.$E$9]*[.N24]+[.$E$10]*[.L24]+[.$E$11]*[.O24]+[.$E$12]*[.M24]" office:value-type="float" office:value="277.092190812721" calcext:value-type="float">
            <text:p>277.092190812721</text:p>
          </table:table-cell>
          <table:table-cell/>
          <table:table-cell table:formula="of:=[.Q24]*[.$D$17]" office:value-type="float" office:value="18318.1961130742" calcext:value-type="float">
            <text:p>18318.1961130742</text:p>
          </table:table-cell>
          <table:table-cell table:formula="of:=[.R24]*[.$D$18]" office:value-type="float" office:value="13854.609540636" calcext:value-type="float">
            <text:p>13854.609540636</text:p>
          </table:table-cell>
          <table:table-cell/>
          <table:table-cell table:style-name="ce5" table:formula="of:=[.G24]" office:value-type="float" office:value="16" calcext:value-type="float">
            <text:p>16</text:p>
          </table:table-cell>
          <table:table-cell table:style-name="ce5" table:formula="of:=[.H24]" office:value-type="float" office:value="16" calcext:value-type="float">
            <text:p>16</text:p>
          </table:table-cell>
          <table:table-cell table:style-name="ce5" table:formula="of:=[.I24]" office:value-type="float" office:value="8" calcext:value-type="float">
            <text:p>8</text:p>
          </table:table-cell>
          <table:table-cell table:style-name="ce5" table:formula="of:=[.J24]" office:value-type="float" office:value="4" calcext:value-type="float">
            <text:p>4</text:p>
          </table:table-cell>
          <table:table-cell table:style-name="ce5" table:formula="of:=[.T24]" office:value-type="float" office:value="18318.1961130742" calcext:value-type="float">
            <text:p>18318.1961130742</text:p>
          </table:table-cell>
          <table:table-cell table:style-name="ce5" table:formula="of:=[.U24]" office:value-type="float" office:value="13854.609540636" calcext:value-type="float">
            <text:p>13854.60954063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Q = Q_rated * (A + B*TL + C*TS + D*VL + E*VS)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([.G25]+273.15)/[.$D$21]" office:value-type="float" office:value="1.02526501766784" calcext:value-type="float">
            <text:p>1.02526501766784</text:p>
          </table:table-cell>
          <table:table-cell table:formula="of:=[.H25]/[.$D$16]" office:value-type="float" office:value="0.05" calcext:value-type="float">
            <text:p>0.05</text:p>
          </table:table-cell>
          <table:table-cell table:formula="of:=([.I25]+273.15)/[.$D$21]" office:value-type="float" office:value="0.968727915194346" calcext:value-type="float">
            <text:p>0.968727915194346</text:p>
          </table:table-cell>
          <table:table-cell table:formula="of:=[.J25]/[.$D$15]" office:value-type="float" office:value="0.1" calcext:value-type="float">
            <text:p>0.1</text:p>
          </table:table-cell>
          <table:table-cell/>
          <table:table-cell table:formula="of:=[.$D$8]+[.$D$9]*[.N25]+[.$D$10]*[.L25]+[.$D$11]*[.O25]+[.$D$12]*[.M25]" office:value-type="float" office:value="127.505406360424" calcext:value-type="float">
            <text:p>127.505406360424</text:p>
          </table:table-cell>
          <table:table-cell table:formula="of:=[.$E$8]+[.$E$9]*[.N25]+[.$E$10]*[.L25]+[.$E$11]*[.O25]+[.$E$12]*[.M25]" office:value-type="float" office:value="200.345" calcext:value-type="float">
            <text:p>200.345</text:p>
          </table:table-cell>
          <table:table-cell/>
          <table:table-cell table:formula="of:=[.Q25]*[.$D$17]" office:value-type="float" office:value="12750.5406360424" calcext:value-type="float">
            <text:p>12750.5406360424</text:p>
          </table:table-cell>
          <table:table-cell table:formula="of:=[.R25]*[.$D$18]" office:value-type="float" office:value="10017.25" calcext:value-type="float">
            <text:p>10017.25</text:p>
          </table:table-cell>
          <table:table-cell/>
          <table:table-cell table:style-name="ce5" table:formula="of:=[.G25]" office:value-type="float" office:value="17" calcext:value-type="float">
            <text:p>17</text:p>
          </table:table-cell>
          <table:table-cell table:style-name="ce5" table:formula="of:=[.H25]" office:value-type="float" office:value="1" calcext:value-type="float">
            <text:p>1</text:p>
          </table:table-cell>
          <table:table-cell table:style-name="ce5" table:formula="of:=[.I25]" office:value-type="float" office:value="1" calcext:value-type="float">
            <text:p>1</text:p>
          </table:table-cell>
          <table:table-cell table:style-name="ce5" table:formula="of:=[.J25]" office:value-type="float" office:value="1" calcext:value-type="float">
            <text:p>1</text:p>
          </table:table-cell>
          <table:table-cell table:style-name="ce5" table:formula="of:=[.T25]" office:value-type="float" office:value="12750.5406360424" calcext:value-type="float">
            <text:p>12750.5406360424</text:p>
          </table:table-cell>
          <table:table-cell table:style-name="ce5" table:formula="of:=[.U25]" office:value-type="float" office:value="10017.25" calcext:value-type="float">
            <text:p>10017.25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18" calcext:value-type="float">
            <text:p>18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table:formula="of:=([.G26]+273.15)/[.$D$21]" office:value-type="float" office:value="1.02879858657244" calcext:value-type="float">
            <text:p>1.02879858657244</text:p>
          </table:table-cell>
          <table:table-cell table:formula="of:=[.H26]/[.$D$16]" office:value-type="float" office:value="0.1" calcext:value-type="float">
            <text:p>0.1</text:p>
          </table:table-cell>
          <table:table-cell table:formula="of:=([.I26]+273.15)/[.$D$21]" office:value-type="float" office:value="0.97226148409894" calcext:value-type="float">
            <text:p>0.97226148409894</text:p>
          </table:table-cell>
          <table:table-cell table:formula="of:=[.J26]/[.$D$15]" office:value-type="float" office:value="0.2" calcext:value-type="float">
            <text:p>0.2</text:p>
          </table:table-cell>
          <table:table-cell/>
          <table:table-cell table:formula="of:=[.$D$8]+[.$D$9]*[.N26]+[.$D$10]*[.L26]+[.$D$11]*[.O26]+[.$D$12]*[.M26]" office:value-type="float" office:value="135.50390459364" calcext:value-type="float">
            <text:p>135.50390459364</text:p>
          </table:table-cell>
          <table:table-cell table:formula="of:=[.$E$8]+[.$E$9]*[.N26]+[.$E$10]*[.L26]+[.$E$11]*[.O26]+[.$E$12]*[.M26]" office:value-type="float" office:value="206.303957597173" calcext:value-type="float">
            <text:p>206.303957597173</text:p>
          </table:table-cell>
          <table:table-cell/>
          <table:table-cell table:formula="of:=[.Q26]*[.$D$17]" office:value-type="float" office:value="13550.390459364" calcext:value-type="float">
            <text:p>13550.390459364</text:p>
          </table:table-cell>
          <table:table-cell table:formula="of:=[.R26]*[.$D$18]" office:value-type="float" office:value="10315.1978798587" calcext:value-type="float">
            <text:p>10315.1978798587</text:p>
          </table:table-cell>
          <table:table-cell/>
          <table:table-cell table:style-name="ce5" table:formula="of:=[.G26]" office:value-type="float" office:value="18" calcext:value-type="float">
            <text:p>18</text:p>
          </table:table-cell>
          <table:table-cell table:style-name="ce5" table:formula="of:=[.H26]" office:value-type="float" office:value="2" calcext:value-type="float">
            <text:p>2</text:p>
          </table:table-cell>
          <table:table-cell table:style-name="ce5" table:formula="of:=[.I26]" office:value-type="float" office:value="2" calcext:value-type="float">
            <text:p>2</text:p>
          </table:table-cell>
          <table:table-cell table:style-name="ce5" table:formula="of:=[.J26]" office:value-type="float" office:value="2" calcext:value-type="float">
            <text:p>2</text:p>
          </table:table-cell>
          <table:table-cell table:style-name="ce5" table:formula="of:=[.T26]" office:value-type="float" office:value="13550.390459364" calcext:value-type="float">
            <text:p>13550.390459364</text:p>
          </table:table-cell>
          <table:table-cell table:style-name="ce5" table:formula="of:=[.U26]" office:value-type="float" office:value="10315.1978798587" calcext:value-type="float">
            <text:p>10315.1978798587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19" calcext:value-type="float">
            <text:p>19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table:formula="of:=([.G27]+273.15)/[.$D$21]" office:value-type="float" office:value="1.03233215547703" calcext:value-type="float">
            <text:p>1.03233215547703</text:p>
          </table:table-cell>
          <table:table-cell table:formula="of:=[.H27]/[.$D$16]" office:value-type="float" office:value="0.15" calcext:value-type="float">
            <text:p>0.15</text:p>
          </table:table-cell>
          <table:table-cell table:formula="of:=([.I27]+273.15)/[.$D$21]" office:value-type="float" office:value="0.975795053003533" calcext:value-type="float">
            <text:p>0.975795053003533</text:p>
          </table:table-cell>
          <table:table-cell table:formula="of:=[.J27]/[.$D$15]" office:value-type="float" office:value="0.3" calcext:value-type="float">
            <text:p>0.3</text:p>
          </table:table-cell>
          <table:table-cell/>
          <table:table-cell table:formula="of:=[.$D$8]+[.$D$9]*[.N27]+[.$D$10]*[.L27]+[.$D$11]*[.O27]+[.$D$12]*[.M27]" office:value-type="float" office:value="143.502402826855" calcext:value-type="float">
            <text:p>143.502402826855</text:p>
          </table:table-cell>
          <table:table-cell table:formula="of:=[.$E$8]+[.$E$9]*[.N27]+[.$E$10]*[.L27]+[.$E$11]*[.O27]+[.$E$12]*[.M27]" office:value-type="float" office:value="212.262915194346" calcext:value-type="float">
            <text:p>212.262915194346</text:p>
          </table:table-cell>
          <table:table-cell/>
          <table:table-cell table:formula="of:=[.Q27]*[.$D$17]" office:value-type="float" office:value="14350.2402826855" calcext:value-type="float">
            <text:p>14350.2402826855</text:p>
          </table:table-cell>
          <table:table-cell table:formula="of:=[.R27]*[.$D$18]" office:value-type="float" office:value="10613.1457597173" calcext:value-type="float">
            <text:p>10613.1457597173</text:p>
          </table:table-cell>
          <table:table-cell/>
          <table:table-cell table:style-name="ce5" table:formula="of:=[.G27]" office:value-type="float" office:value="19" calcext:value-type="float">
            <text:p>19</text:p>
          </table:table-cell>
          <table:table-cell table:style-name="ce5" table:formula="of:=[.H27]" office:value-type="float" office:value="3" calcext:value-type="float">
            <text:p>3</text:p>
          </table:table-cell>
          <table:table-cell table:style-name="ce5" table:formula="of:=[.I27]" office:value-type="float" office:value="3" calcext:value-type="float">
            <text:p>3</text:p>
          </table:table-cell>
          <table:table-cell table:style-name="ce5" table:formula="of:=[.J27]" office:value-type="float" office:value="3" calcext:value-type="float">
            <text:p>3</text:p>
          </table:table-cell>
          <table:table-cell table:style-name="ce5" table:formula="of:=[.T27]" office:value-type="float" office:value="14350.2402826855" calcext:value-type="float">
            <text:p>14350.2402826855</text:p>
          </table:table-cell>
          <table:table-cell table:style-name="ce5" table:formula="of:=[.U27]" office:value-type="float" office:value="10613.1457597173" calcext:value-type="float">
            <text:p>10613.1457597173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20" calcext:value-type="float">
            <text:p>20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([.G28]+273.15)/[.$D$21]" office:value-type="float" office:value="1.03586572438163" calcext:value-type="float">
            <text:p>1.03586572438163</text:p>
          </table:table-cell>
          <table:table-cell table:formula="of:=[.H28]/[.$D$16]" office:value-type="float" office:value="0.2" calcext:value-type="float">
            <text:p>0.2</text:p>
          </table:table-cell>
          <table:table-cell table:formula="of:=([.I28]+273.15)/[.$D$21]" office:value-type="float" office:value="0.979328621908127" calcext:value-type="float">
            <text:p>0.979328621908127</text:p>
          </table:table-cell>
          <table:table-cell table:formula="of:=[.J28]/[.$D$15]" office:value-type="float" office:value="0.4" calcext:value-type="float">
            <text:p>0.4</text:p>
          </table:table-cell>
          <table:table-cell/>
          <table:table-cell table:formula="of:=[.$D$8]+[.$D$9]*[.N28]+[.$D$10]*[.L28]+[.$D$11]*[.O28]+[.$D$12]*[.M28]" office:value-type="float" office:value="151.500901060071" calcext:value-type="float">
            <text:p>151.500901060071</text:p>
          </table:table-cell>
          <table:table-cell table:formula="of:=[.$E$8]+[.$E$9]*[.N28]+[.$E$10]*[.L28]+[.$E$11]*[.O28]+[.$E$12]*[.M28]" office:value-type="float" office:value="218.221872791519" calcext:value-type="float">
            <text:p>218.221872791519</text:p>
          </table:table-cell>
          <table:table-cell/>
          <table:table-cell table:formula="of:=[.Q28]*[.$D$17]" office:value-type="float" office:value="15150.0901060071" calcext:value-type="float">
            <text:p>15150.0901060071</text:p>
          </table:table-cell>
          <table:table-cell table:formula="of:=[.R28]*[.$D$18]" office:value-type="float" office:value="10911.093639576" calcext:value-type="float">
            <text:p>10911.093639576</text:p>
          </table:table-cell>
          <table:table-cell/>
          <table:table-cell table:style-name="ce5" table:formula="of:=[.G28]" office:value-type="float" office:value="20" calcext:value-type="float">
            <text:p>20</text:p>
          </table:table-cell>
          <table:table-cell table:style-name="ce5" table:formula="of:=[.H28]" office:value-type="float" office:value="4" calcext:value-type="float">
            <text:p>4</text:p>
          </table:table-cell>
          <table:table-cell table:style-name="ce5" table:formula="of:=[.I28]" office:value-type="float" office:value="4" calcext:value-type="float">
            <text:p>4</text:p>
          </table:table-cell>
          <table:table-cell table:style-name="ce5" table:formula="of:=[.J28]" office:value-type="float" office:value="4" calcext:value-type="float">
            <text:p>4</text:p>
          </table:table-cell>
          <table:table-cell table:style-name="ce5" table:formula="of:=[.T28]" office:value-type="float" office:value="15150.0901060071" calcext:value-type="float">
            <text:p>15150.0901060071</text:p>
          </table:table-cell>
          <table:table-cell table:style-name="ce5" table:formula="of:=[.U28]" office:value-type="float" office:value="10911.093639576" calcext:value-type="float">
            <text:p>10911.093639576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21" calcext:value-type="float">
            <text:p>2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G29]+273.15)/[.$D$21]" office:value-type="float" office:value="1.03939929328622" calcext:value-type="float">
            <text:p>1.03939929328622</text:p>
          </table:table-cell>
          <table:table-cell table:formula="of:=[.H29]/[.$D$16]" office:value-type="float" office:value="0.25" calcext:value-type="float">
            <text:p>0.25</text:p>
          </table:table-cell>
          <table:table-cell table:formula="of:=([.I29]+273.15)/[.$D$21]" office:value-type="float" office:value="0.982862190812721" calcext:value-type="float">
            <text:p>0.982862190812721</text:p>
          </table:table-cell>
          <table:table-cell table:formula="of:=[.J29]/[.$D$15]" office:value-type="float" office:value="0.1" calcext:value-type="float">
            <text:p>0.1</text:p>
          </table:table-cell>
          <table:table-cell/>
          <table:table-cell table:formula="of:=[.$D$8]+[.$D$9]*[.N29]+[.$D$10]*[.L29]+[.$D$11]*[.O29]+[.$D$12]*[.M29]" office:value-type="float" office:value="139.459399293286" calcext:value-type="float">
            <text:p>139.459399293286</text:p>
          </table:table-cell>
          <table:table-cell table:formula="of:=[.$E$8]+[.$E$9]*[.N29]+[.$E$10]*[.L29]+[.$E$11]*[.O29]+[.$E$12]*[.M29]" office:value-type="float" office:value="221.300830388693" calcext:value-type="float">
            <text:p>221.300830388693</text:p>
          </table:table-cell>
          <table:table-cell/>
          <table:table-cell table:formula="of:=[.Q29]*[.$D$17]" office:value-type="float" office:value="13945.9399293286" calcext:value-type="float">
            <text:p>13945.9399293286</text:p>
          </table:table-cell>
          <table:table-cell table:formula="of:=[.R29]*[.$D$18]" office:value-type="float" office:value="11065.0415194346" calcext:value-type="float">
            <text:p>11065.0415194346</text:p>
          </table:table-cell>
          <table:table-cell/>
          <table:table-cell table:style-name="ce5" table:formula="of:=[.G29]" office:value-type="float" office:value="21" calcext:value-type="float">
            <text:p>21</text:p>
          </table:table-cell>
          <table:table-cell table:style-name="ce5" table:formula="of:=[.H29]" office:value-type="float" office:value="5" calcext:value-type="float">
            <text:p>5</text:p>
          </table:table-cell>
          <table:table-cell table:style-name="ce5" table:formula="of:=[.I29]" office:value-type="float" office:value="5" calcext:value-type="float">
            <text:p>5</text:p>
          </table:table-cell>
          <table:table-cell table:style-name="ce5" table:formula="of:=[.J29]" office:value-type="float" office:value="1" calcext:value-type="float">
            <text:p>1</text:p>
          </table:table-cell>
          <table:table-cell table:style-name="ce5" table:formula="of:=[.T29]" office:value-type="float" office:value="13945.9399293286" calcext:value-type="float">
            <text:p>13945.9399293286</text:p>
          </table:table-cell>
          <table:table-cell table:style-name="ce5" table:formula="of:=[.U29]" office:value-type="float" office:value="11065.0415194346" calcext:value-type="float">
            <text:p>11065.0415194346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22" calcext:value-type="float">
            <text:p>2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G30]+273.15)/[.$D$21]" office:value-type="float" office:value="1.04293286219081" calcext:value-type="float">
            <text:p>1.04293286219081</text:p>
          </table:table-cell>
          <table:table-cell table:formula="of:=[.H30]/[.$D$16]" office:value-type="float" office:value="0.3" calcext:value-type="float">
            <text:p>0.3</text:p>
          </table:table-cell>
          <table:table-cell table:formula="of:=([.I30]+273.15)/[.$D$21]" office:value-type="float" office:value="0.986395759717314" calcext:value-type="float">
            <text:p>0.986395759717314</text:p>
          </table:table-cell>
          <table:table-cell table:formula="of:=[.J30]/[.$D$15]" office:value-type="float" office:value="0.2" calcext:value-type="float">
            <text:p>0.2</text:p>
          </table:table-cell>
          <table:table-cell/>
          <table:table-cell table:formula="of:=[.$D$8]+[.$D$9]*[.N30]+[.$D$10]*[.L30]+[.$D$11]*[.O30]+[.$D$12]*[.M30]" office:value-type="float" office:value="147.457897526502" calcext:value-type="float">
            <text:p>147.457897526502</text:p>
          </table:table-cell>
          <table:table-cell table:formula="of:=[.$E$8]+[.$E$9]*[.N30]+[.$E$10]*[.L30]+[.$E$11]*[.O30]+[.$E$12]*[.M30]" office:value-type="float" office:value="227.259787985866" calcext:value-type="float">
            <text:p>227.259787985866</text:p>
          </table:table-cell>
          <table:table-cell/>
          <table:table-cell table:formula="of:=[.Q30]*[.$D$17]" office:value-type="float" office:value="14745.7897526502" calcext:value-type="float">
            <text:p>14745.7897526502</text:p>
          </table:table-cell>
          <table:table-cell table:formula="of:=[.R30]*[.$D$18]" office:value-type="float" office:value="11362.9893992933" calcext:value-type="float">
            <text:p>11362.9893992933</text:p>
          </table:table-cell>
          <table:table-cell/>
          <table:table-cell table:style-name="ce5" table:formula="of:=[.G30]" office:value-type="float" office:value="22" calcext:value-type="float">
            <text:p>22</text:p>
          </table:table-cell>
          <table:table-cell table:style-name="ce5" table:formula="of:=[.H30]" office:value-type="float" office:value="6" calcext:value-type="float">
            <text:p>6</text:p>
          </table:table-cell>
          <table:table-cell table:style-name="ce5" table:formula="of:=[.I30]" office:value-type="float" office:value="6" calcext:value-type="float">
            <text:p>6</text:p>
          </table:table-cell>
          <table:table-cell table:style-name="ce5" table:formula="of:=[.J30]" office:value-type="float" office:value="2" calcext:value-type="float">
            <text:p>2</text:p>
          </table:table-cell>
          <table:table-cell table:style-name="ce5" table:formula="of:=[.T30]" office:value-type="float" office:value="14745.7897526502" calcext:value-type="float">
            <text:p>14745.7897526502</text:p>
          </table:table-cell>
          <table:table-cell table:style-name="ce5" table:formula="of:=[.U30]" office:value-type="float" office:value="11362.9893992933" calcext:value-type="float">
            <text:p>11362.9893992933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23" calcext:value-type="float">
            <text:p>2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([.G31]+273.15)/[.$D$21]" office:value-type="float" office:value="1.04646643109541" calcext:value-type="float">
            <text:p>1.04646643109541</text:p>
          </table:table-cell>
          <table:table-cell table:formula="of:=[.H31]/[.$D$16]" office:value-type="float" office:value="0.35" calcext:value-type="float">
            <text:p>0.35</text:p>
          </table:table-cell>
          <table:table-cell table:formula="of:=([.I31]+273.15)/[.$D$21]" office:value-type="float" office:value="0.989929328621908" calcext:value-type="float">
            <text:p>0.989929328621908</text:p>
          </table:table-cell>
          <table:table-cell table:formula="of:=[.J31]/[.$D$15]" office:value-type="float" office:value="0.3" calcext:value-type="float">
            <text:p>0.3</text:p>
          </table:table-cell>
          <table:table-cell/>
          <table:table-cell table:formula="of:=[.$D$8]+[.$D$9]*[.N31]+[.$D$10]*[.L31]+[.$D$11]*[.O31]+[.$D$12]*[.M31]" office:value-type="float" office:value="155.456395759717" calcext:value-type="float">
            <text:p>155.456395759717</text:p>
          </table:table-cell>
          <table:table-cell table:formula="of:=[.$E$8]+[.$E$9]*[.N31]+[.$E$10]*[.L31]+[.$E$11]*[.O31]+[.$E$12]*[.M31]" office:value-type="float" office:value="233.218745583039" calcext:value-type="float">
            <text:p>233.218745583039</text:p>
          </table:table-cell>
          <table:table-cell/>
          <table:table-cell table:formula="of:=[.Q31]*[.$D$17]" office:value-type="float" office:value="15545.6395759717" calcext:value-type="float">
            <text:p>15545.6395759717</text:p>
          </table:table-cell>
          <table:table-cell table:formula="of:=[.R31]*[.$D$18]" office:value-type="float" office:value="11660.9372791519" calcext:value-type="float">
            <text:p>11660.9372791519</text:p>
          </table:table-cell>
          <table:table-cell/>
          <table:table-cell table:style-name="ce5" table:formula="of:=[.G31]" office:value-type="float" office:value="23" calcext:value-type="float">
            <text:p>23</text:p>
          </table:table-cell>
          <table:table-cell table:style-name="ce5" table:formula="of:=[.H31]" office:value-type="float" office:value="7" calcext:value-type="float">
            <text:p>7</text:p>
          </table:table-cell>
          <table:table-cell table:style-name="ce5" table:formula="of:=[.I31]" office:value-type="float" office:value="7" calcext:value-type="float">
            <text:p>7</text:p>
          </table:table-cell>
          <table:table-cell table:style-name="ce5" table:formula="of:=[.J31]" office:value-type="float" office:value="3" calcext:value-type="float">
            <text:p>3</text:p>
          </table:table-cell>
          <table:table-cell table:style-name="ce5" table:formula="of:=[.T31]" office:value-type="float" office:value="15545.6395759717" calcext:value-type="float">
            <text:p>15545.6395759717</text:p>
          </table:table-cell>
          <table:table-cell table:style-name="ce5" table:formula="of:=[.U31]" office:value-type="float" office:value="11660.9372791519" calcext:value-type="float">
            <text:p>11660.9372791519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G32]+273.15)/[.$D$21]" office:value-type="float" office:value="1.05" calcext:value-type="float">
            <text:p>1.05</text:p>
          </table:table-cell>
          <table:table-cell table:formula="of:=[.H32]/[.$D$16]" office:value-type="float" office:value="0.4" calcext:value-type="float">
            <text:p>0.4</text:p>
          </table:table-cell>
          <table:table-cell table:formula="of:=([.I32]+273.15)/[.$D$21]" office:value-type="float" office:value="0.993462897526502" calcext:value-type="float">
            <text:p>0.993462897526502</text:p>
          </table:table-cell>
          <table:table-cell table:formula="of:=[.J32]/[.$D$15]" office:value-type="float" office:value="0.4" calcext:value-type="float">
            <text:p>0.4</text:p>
          </table:table-cell>
          <table:table-cell/>
          <table:table-cell table:formula="of:=[.$D$8]+[.$D$9]*[.N32]+[.$D$10]*[.L32]+[.$D$11]*[.O32]+[.$D$12]*[.M32]" office:value-type="float" office:value="163.454893992933" calcext:value-type="float">
            <text:p>163.454893992933</text:p>
          </table:table-cell>
          <table:table-cell table:formula="of:=[.$E$8]+[.$E$9]*[.N32]+[.$E$10]*[.L32]+[.$E$11]*[.O32]+[.$E$12]*[.M32]" office:value-type="float" office:value="239.177703180212" calcext:value-type="float">
            <text:p>239.177703180212</text:p>
          </table:table-cell>
          <table:table-cell/>
          <table:table-cell table:formula="of:=[.Q32]*[.$D$17]" office:value-type="float" office:value="16345.4893992933" calcext:value-type="float">
            <text:p>16345.4893992933</text:p>
          </table:table-cell>
          <table:table-cell table:formula="of:=[.R32]*[.$D$18]" office:value-type="float" office:value="11958.8851590106" calcext:value-type="float">
            <text:p>11958.8851590106</text:p>
          </table:table-cell>
          <table:table-cell/>
          <table:table-cell table:style-name="ce5" table:formula="of:=[.G32]" office:value-type="float" office:value="24" calcext:value-type="float">
            <text:p>24</text:p>
          </table:table-cell>
          <table:table-cell table:style-name="ce5" table:formula="of:=[.H32]" office:value-type="float" office:value="8" calcext:value-type="float">
            <text:p>8</text:p>
          </table:table-cell>
          <table:table-cell table:style-name="ce5" table:formula="of:=[.I32]" office:value-type="float" office:value="8" calcext:value-type="float">
            <text:p>8</text:p>
          </table:table-cell>
          <table:table-cell table:style-name="ce5" table:formula="of:=[.J32]" office:value-type="float" office:value="4" calcext:value-type="float">
            <text:p>4</text:p>
          </table:table-cell>
          <table:table-cell table:style-name="ce5" table:formula="of:=[.T32]" office:value-type="float" office:value="16345.4893992933" calcext:value-type="float">
            <text:p>16345.4893992933</text:p>
          </table:table-cell>
          <table:table-cell table:style-name="ce5" table:formula="of:=[.U32]" office:value-type="float" office:value="11958.8851590106" calcext:value-type="float">
            <text:p>11958.8851590106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[.G33]+273.15)/[.$D$21]" office:value-type="float" office:value="1.05353356890459" calcext:value-type="float">
            <text:p>1.05353356890459</text:p>
          </table:table-cell>
          <table:table-cell table:formula="of:=[.H33]/[.$D$16]" office:value-type="float" office:value="0.45" calcext:value-type="float">
            <text:p>0.45</text:p>
          </table:table-cell>
          <table:table-cell table:formula="of:=([.I33]+273.15)/[.$D$21]" office:value-type="float" office:value="0.968727915194346" calcext:value-type="float">
            <text:p>0.968727915194346</text:p>
          </table:table-cell>
          <table:table-cell table:formula="of:=[.J33]/[.$D$15]" office:value-type="float" office:value="0.1" calcext:value-type="float">
            <text:p>0.1</text:p>
          </table:table-cell>
          <table:table-cell/>
          <table:table-cell table:formula="of:=[.$D$8]+[.$D$9]*[.N33]+[.$D$10]*[.L33]+[.$D$11]*[.O33]+[.$D$12]*[.M33]" office:value-type="float" office:value="149.618339222615" calcext:value-type="float">
            <text:p>149.618339222615</text:p>
          </table:table-cell>
          <table:table-cell table:formula="of:=[.$E$8]+[.$E$9]*[.N33]+[.$E$10]*[.L33]+[.$E$11]*[.O33]+[.$E$12]*[.M33]" office:value-type="float" office:value="240.430512367491" calcext:value-type="float">
            <text:p>240.430512367491</text:p>
          </table:table-cell>
          <table:table-cell/>
          <table:table-cell table:formula="of:=[.Q33]*[.$D$17]" office:value-type="float" office:value="14961.8339222615" calcext:value-type="float">
            <text:p>14961.8339222615</text:p>
          </table:table-cell>
          <table:table-cell table:formula="of:=[.R33]*[.$D$18]" office:value-type="float" office:value="12021.5256183746" calcext:value-type="float">
            <text:p>12021.5256183746</text:p>
          </table:table-cell>
          <table:table-cell/>
          <table:table-cell table:style-name="ce5" table:formula="of:=[.G33]" office:value-type="float" office:value="25" calcext:value-type="float">
            <text:p>25</text:p>
          </table:table-cell>
          <table:table-cell table:style-name="ce5" table:formula="of:=[.H33]" office:value-type="float" office:value="9" calcext:value-type="float">
            <text:p>9</text:p>
          </table:table-cell>
          <table:table-cell table:style-name="ce5" table:formula="of:=[.I33]" office:value-type="float" office:value="1" calcext:value-type="float">
            <text:p>1</text:p>
          </table:table-cell>
          <table:table-cell table:style-name="ce5" table:formula="of:=[.J33]" office:value-type="float" office:value="1" calcext:value-type="float">
            <text:p>1</text:p>
          </table:table-cell>
          <table:table-cell table:style-name="ce5" table:formula="of:=[.T33]" office:value-type="float" office:value="14961.8339222615" calcext:value-type="float">
            <text:p>14961.8339222615</text:p>
          </table:table-cell>
          <table:table-cell table:style-name="ce5" table:formula="of:=[.U33]" office:value-type="float" office:value="12021.5256183746" calcext:value-type="float">
            <text:p>12021.5256183746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([.G34]+273.15)/[.$D$21]" office:value-type="float" office:value="1.05706713780919" calcext:value-type="float">
            <text:p>1.05706713780919</text:p>
          </table:table-cell>
          <table:table-cell table:formula="of:=[.H34]/[.$D$16]" office:value-type="float" office:value="0.5" calcext:value-type="float">
            <text:p>0.5</text:p>
          </table:table-cell>
          <table:table-cell table:formula="of:=([.I34]+273.15)/[.$D$21]" office:value-type="float" office:value="0.97226148409894" calcext:value-type="float">
            <text:p>0.97226148409894</text:p>
          </table:table-cell>
          <table:table-cell table:formula="of:=[.J34]/[.$D$15]" office:value-type="float" office:value="0.2" calcext:value-type="float">
            <text:p>0.2</text:p>
          </table:table-cell>
          <table:table-cell/>
          <table:table-cell table:formula="of:=[.$D$8]+[.$D$9]*[.N34]+[.$D$10]*[.L34]+[.$D$11]*[.O34]+[.$D$12]*[.M34]" office:value-type="float" office:value="157.61683745583" calcext:value-type="float">
            <text:p>157.61683745583</text:p>
          </table:table-cell>
          <table:table-cell table:formula="of:=[.$E$8]+[.$E$9]*[.N34]+[.$E$10]*[.L34]+[.$E$11]*[.O34]+[.$E$12]*[.M34]" office:value-type="float" office:value="246.389469964664" calcext:value-type="float">
            <text:p>246.389469964664</text:p>
          </table:table-cell>
          <table:table-cell/>
          <table:table-cell table:formula="of:=[.Q34]*[.$D$17]" office:value-type="float" office:value="15761.683745583" calcext:value-type="float">
            <text:p>15761.683745583</text:p>
          </table:table-cell>
          <table:table-cell table:formula="of:=[.R34]*[.$D$18]" office:value-type="float" office:value="12319.4734982332" calcext:value-type="float">
            <text:p>12319.4734982332</text:p>
          </table:table-cell>
          <table:table-cell/>
          <table:table-cell table:style-name="ce5" table:formula="of:=[.G34]" office:value-type="float" office:value="26" calcext:value-type="float">
            <text:p>26</text:p>
          </table:table-cell>
          <table:table-cell table:style-name="ce5" table:formula="of:=[.H34]" office:value-type="float" office:value="10" calcext:value-type="float">
            <text:p>10</text:p>
          </table:table-cell>
          <table:table-cell table:style-name="ce5" table:formula="of:=[.I34]" office:value-type="float" office:value="2" calcext:value-type="float">
            <text:p>2</text:p>
          </table:table-cell>
          <table:table-cell table:style-name="ce5" table:formula="of:=[.J34]" office:value-type="float" office:value="2" calcext:value-type="float">
            <text:p>2</text:p>
          </table:table-cell>
          <table:table-cell table:style-name="ce5" table:formula="of:=[.T34]" office:value-type="float" office:value="15761.683745583" calcext:value-type="float">
            <text:p>15761.683745583</text:p>
          </table:table-cell>
          <table:table-cell table:style-name="ce5" table:formula="of:=[.U34]" office:value-type="float" office:value="12319.4734982332" calcext:value-type="float">
            <text:p>12319.4734982332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([.G35]+273.15)/[.$D$21]" office:value-type="float" office:value="1.06060070671378" calcext:value-type="float">
            <text:p>1.06060070671378</text:p>
          </table:table-cell>
          <table:table-cell table:formula="of:=[.H35]/[.$D$16]" office:value-type="float" office:value="0.55" calcext:value-type="float">
            <text:p>0.55</text:p>
          </table:table-cell>
          <table:table-cell table:formula="of:=([.I35]+273.15)/[.$D$21]" office:value-type="float" office:value="0.975795053003533" calcext:value-type="float">
            <text:p>0.975795053003533</text:p>
          </table:table-cell>
          <table:table-cell table:formula="of:=[.J35]/[.$D$15]" office:value-type="float" office:value="0.3" calcext:value-type="float">
            <text:p>0.3</text:p>
          </table:table-cell>
          <table:table-cell/>
          <table:table-cell table:formula="of:=[.$D$8]+[.$D$9]*[.N35]+[.$D$10]*[.L35]+[.$D$11]*[.O35]+[.$D$12]*[.M35]" office:value-type="float" office:value="165.615335689046" calcext:value-type="float">
            <text:p>165.615335689046</text:p>
          </table:table-cell>
          <table:table-cell table:formula="of:=[.$E$8]+[.$E$9]*[.N35]+[.$E$10]*[.L35]+[.$E$11]*[.O35]+[.$E$12]*[.M35]" office:value-type="float" office:value="252.348427561837" calcext:value-type="float">
            <text:p>252.348427561837</text:p>
          </table:table-cell>
          <table:table-cell/>
          <table:table-cell table:formula="of:=[.Q35]*[.$D$17]" office:value-type="float" office:value="16561.5335689046" calcext:value-type="float">
            <text:p>16561.5335689046</text:p>
          </table:table-cell>
          <table:table-cell table:formula="of:=[.R35]*[.$D$18]" office:value-type="float" office:value="12617.4213780919" calcext:value-type="float">
            <text:p>12617.4213780919</text:p>
          </table:table-cell>
          <table:table-cell/>
          <table:table-cell table:style-name="ce5" table:formula="of:=[.G35]" office:value-type="float" office:value="27" calcext:value-type="float">
            <text:p>27</text:p>
          </table:table-cell>
          <table:table-cell table:style-name="ce5" table:formula="of:=[.H35]" office:value-type="float" office:value="11" calcext:value-type="float">
            <text:p>11</text:p>
          </table:table-cell>
          <table:table-cell table:style-name="ce5" table:formula="of:=[.I35]" office:value-type="float" office:value="3" calcext:value-type="float">
            <text:p>3</text:p>
          </table:table-cell>
          <table:table-cell table:style-name="ce5" table:formula="of:=[.J35]" office:value-type="float" office:value="3" calcext:value-type="float">
            <text:p>3</text:p>
          </table:table-cell>
          <table:table-cell table:style-name="ce5" table:formula="of:=[.T35]" office:value-type="float" office:value="16561.5335689046" calcext:value-type="float">
            <text:p>16561.5335689046</text:p>
          </table:table-cell>
          <table:table-cell table:style-name="ce5" table:formula="of:=[.U35]" office:value-type="float" office:value="12617.4213780919" calcext:value-type="float">
            <text:p>12617.4213780919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([.G36]+273.15)/[.$D$21]" office:value-type="float" office:value="1.06413427561837" calcext:value-type="float">
            <text:p>1.06413427561837</text:p>
          </table:table-cell>
          <table:table-cell table:formula="of:=[.H36]/[.$D$16]" office:value-type="float" office:value="0.6" calcext:value-type="float">
            <text:p>0.6</text:p>
          </table:table-cell>
          <table:table-cell table:formula="of:=([.I36]+273.15)/[.$D$21]" office:value-type="float" office:value="0.979328621908127" calcext:value-type="float">
            <text:p>0.979328621908127</text:p>
          </table:table-cell>
          <table:table-cell table:formula="of:=[.J36]/[.$D$15]" office:value-type="float" office:value="0.4" calcext:value-type="float">
            <text:p>0.4</text:p>
          </table:table-cell>
          <table:table-cell/>
          <table:table-cell table:formula="of:=[.$D$8]+[.$D$9]*[.N36]+[.$D$10]*[.L36]+[.$D$11]*[.O36]+[.$D$12]*[.M36]" office:value-type="float" office:value="173.613833922261" calcext:value-type="float">
            <text:p>173.613833922261</text:p>
          </table:table-cell>
          <table:table-cell table:formula="of:=[.$E$8]+[.$E$9]*[.N36]+[.$E$10]*[.L36]+[.$E$11]*[.O36]+[.$E$12]*[.M36]" office:value-type="float" office:value="258.307385159011" calcext:value-type="float">
            <text:p>258.307385159011</text:p>
          </table:table-cell>
          <table:table-cell/>
          <table:table-cell table:formula="of:=[.Q36]*[.$D$17]" office:value-type="float" office:value="17361.3833922261" calcext:value-type="float">
            <text:p>17361.3833922261</text:p>
          </table:table-cell>
          <table:table-cell table:formula="of:=[.R36]*[.$D$18]" office:value-type="float" office:value="12915.3692579505" calcext:value-type="float">
            <text:p>12915.3692579505</text:p>
          </table:table-cell>
          <table:table-cell/>
          <table:table-cell table:style-name="ce5" table:formula="of:=[.G36]" office:value-type="float" office:value="28" calcext:value-type="float">
            <text:p>28</text:p>
          </table:table-cell>
          <table:table-cell table:style-name="ce5" table:formula="of:=[.H36]" office:value-type="float" office:value="12" calcext:value-type="float">
            <text:p>12</text:p>
          </table:table-cell>
          <table:table-cell table:style-name="ce5" table:formula="of:=[.I36]" office:value-type="float" office:value="4" calcext:value-type="float">
            <text:p>4</text:p>
          </table:table-cell>
          <table:table-cell table:style-name="ce5" table:formula="of:=[.J36]" office:value-type="float" office:value="4" calcext:value-type="float">
            <text:p>4</text:p>
          </table:table-cell>
          <table:table-cell table:style-name="ce5" table:formula="of:=[.T36]" office:value-type="float" office:value="17361.3833922261" calcext:value-type="float">
            <text:p>17361.3833922261</text:p>
          </table:table-cell>
          <table:table-cell table:style-name="ce5" table:formula="of:=[.U36]" office:value-type="float" office:value="12915.3692579505" calcext:value-type="float">
            <text:p>12915.3692579505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G37]+273.15)/[.$D$21]" office:value-type="float" office:value="1.06766784452297" calcext:value-type="float">
            <text:p>1.06766784452297</text:p>
          </table:table-cell>
          <table:table-cell table:formula="of:=[.H37]/[.$D$16]" office:value-type="float" office:value="0.65" calcext:value-type="float">
            <text:p>0.65</text:p>
          </table:table-cell>
          <table:table-cell table:formula="of:=([.I37]+273.15)/[.$D$21]" office:value-type="float" office:value="0.982862190812721" calcext:value-type="float">
            <text:p>0.982862190812721</text:p>
          </table:table-cell>
          <table:table-cell table:formula="of:=[.J37]/[.$D$15]" office:value-type="float" office:value="0.1" calcext:value-type="float">
            <text:p>0.1</text:p>
          </table:table-cell>
          <table:table-cell/>
          <table:table-cell table:formula="of:=[.$D$8]+[.$D$9]*[.N37]+[.$D$10]*[.L37]+[.$D$11]*[.O37]+[.$D$12]*[.M37]" office:value-type="float" office:value="161.572332155477" calcext:value-type="float">
            <text:p>161.572332155477</text:p>
          </table:table-cell>
          <table:table-cell table:formula="of:=[.$E$8]+[.$E$9]*[.N37]+[.$E$10]*[.L37]+[.$E$11]*[.O37]+[.$E$12]*[.M37]" office:value-type="float" office:value="261.386342756184" calcext:value-type="float">
            <text:p>261.386342756184</text:p>
          </table:table-cell>
          <table:table-cell/>
          <table:table-cell table:formula="of:=[.Q37]*[.$D$17]" office:value-type="float" office:value="16157.2332155477" calcext:value-type="float">
            <text:p>16157.2332155477</text:p>
          </table:table-cell>
          <table:table-cell table:formula="of:=[.R37]*[.$D$18]" office:value-type="float" office:value="13069.3171378092" calcext:value-type="float">
            <text:p>13069.3171378092</text:p>
          </table:table-cell>
          <table:table-cell/>
          <table:table-cell table:style-name="ce5" table:formula="of:=[.G37]" office:value-type="float" office:value="29" calcext:value-type="float">
            <text:p>29</text:p>
          </table:table-cell>
          <table:table-cell table:style-name="ce5" table:formula="of:=[.H37]" office:value-type="float" office:value="13" calcext:value-type="float">
            <text:p>13</text:p>
          </table:table-cell>
          <table:table-cell table:style-name="ce5" table:formula="of:=[.I37]" office:value-type="float" office:value="5" calcext:value-type="float">
            <text:p>5</text:p>
          </table:table-cell>
          <table:table-cell table:style-name="ce5" table:formula="of:=[.J37]" office:value-type="float" office:value="1" calcext:value-type="float">
            <text:p>1</text:p>
          </table:table-cell>
          <table:table-cell table:style-name="ce5" table:formula="of:=[.T37]" office:value-type="float" office:value="16157.2332155477" calcext:value-type="float">
            <text:p>16157.2332155477</text:p>
          </table:table-cell>
          <table:table-cell table:style-name="ce5" table:formula="of:=[.U37]" office:value-type="float" office:value="13069.3171378092" calcext:value-type="float">
            <text:p>13069.3171378092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G38]+273.15)/[.$D$21]" office:value-type="float" office:value="1.07120141342756" calcext:value-type="float">
            <text:p>1.07120141342756</text:p>
          </table:table-cell>
          <table:table-cell table:formula="of:=[.H38]/[.$D$16]" office:value-type="float" office:value="0.7" calcext:value-type="float">
            <text:p>0.7</text:p>
          </table:table-cell>
          <table:table-cell table:formula="of:=([.I38]+273.15)/[.$D$21]" office:value-type="float" office:value="0.986395759717314" calcext:value-type="float">
            <text:p>0.986395759717314</text:p>
          </table:table-cell>
          <table:table-cell table:formula="of:=[.J38]/[.$D$15]" office:value-type="float" office:value="0.2" calcext:value-type="float">
            <text:p>0.2</text:p>
          </table:table-cell>
          <table:table-cell/>
          <table:table-cell table:formula="of:=[.$D$8]+[.$D$9]*[.N38]+[.$D$10]*[.L38]+[.$D$11]*[.O38]+[.$D$12]*[.M38]" office:value-type="float" office:value="169.570830388693" calcext:value-type="float">
            <text:p>169.570830388693</text:p>
          </table:table-cell>
          <table:table-cell table:formula="of:=[.$E$8]+[.$E$9]*[.N38]+[.$E$10]*[.L38]+[.$E$11]*[.O38]+[.$E$12]*[.M38]" office:value-type="float" office:value="267.345300353357" calcext:value-type="float">
            <text:p>267.345300353357</text:p>
          </table:table-cell>
          <table:table-cell/>
          <table:table-cell table:formula="of:=[.Q38]*[.$D$17]" office:value-type="float" office:value="16957.0830388693" calcext:value-type="float">
            <text:p>16957.0830388693</text:p>
          </table:table-cell>
          <table:table-cell table:formula="of:=[.R38]*[.$D$18]" office:value-type="float" office:value="13367.2650176678" calcext:value-type="float">
            <text:p>13367.2650176678</text:p>
          </table:table-cell>
          <table:table-cell/>
          <table:table-cell table:style-name="ce5" table:formula="of:=[.G38]" office:value-type="float" office:value="30" calcext:value-type="float">
            <text:p>30</text:p>
          </table:table-cell>
          <table:table-cell table:style-name="ce5" table:formula="of:=[.H38]" office:value-type="float" office:value="14" calcext:value-type="float">
            <text:p>14</text:p>
          </table:table-cell>
          <table:table-cell table:style-name="ce5" table:formula="of:=[.I38]" office:value-type="float" office:value="6" calcext:value-type="float">
            <text:p>6</text:p>
          </table:table-cell>
          <table:table-cell table:style-name="ce5" table:formula="of:=[.J38]" office:value-type="float" office:value="2" calcext:value-type="float">
            <text:p>2</text:p>
          </table:table-cell>
          <table:table-cell table:style-name="ce5" table:formula="of:=[.T38]" office:value-type="float" office:value="16957.0830388693" calcext:value-type="float">
            <text:p>16957.0830388693</text:p>
          </table:table-cell>
          <table:table-cell table:style-name="ce5" table:formula="of:=[.U38]" office:value-type="float" office:value="13367.2650176678" calcext:value-type="float">
            <text:p>13367.2650176678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([.G39]+273.15)/[.$D$21]" office:value-type="float" office:value="1.07473498233216" calcext:value-type="float">
            <text:p>1.07473498233216</text:p>
          </table:table-cell>
          <table:table-cell table:formula="of:=[.H39]/[.$D$16]" office:value-type="float" office:value="0.75" calcext:value-type="float">
            <text:p>0.75</text:p>
          </table:table-cell>
          <table:table-cell table:formula="of:=([.I39]+273.15)/[.$D$21]" office:value-type="float" office:value="0.989929328621908" calcext:value-type="float">
            <text:p>0.989929328621908</text:p>
          </table:table-cell>
          <table:table-cell table:formula="of:=[.J39]/[.$D$15]" office:value-type="float" office:value="0.3" calcext:value-type="float">
            <text:p>0.3</text:p>
          </table:table-cell>
          <table:table-cell/>
          <table:table-cell table:formula="of:=[.$D$8]+[.$D$9]*[.N39]+[.$D$10]*[.L39]+[.$D$11]*[.O39]+[.$D$12]*[.M39]" office:value-type="float" office:value="177.569328621908" calcext:value-type="float">
            <text:p>177.569328621908</text:p>
          </table:table-cell>
          <table:table-cell table:formula="of:=[.$E$8]+[.$E$9]*[.N39]+[.$E$10]*[.L39]+[.$E$11]*[.O39]+[.$E$12]*[.M39]" office:value-type="float" office:value="273.30425795053" calcext:value-type="float">
            <text:p>273.30425795053</text:p>
          </table:table-cell>
          <table:table-cell/>
          <table:table-cell table:formula="of:=[.Q39]*[.$D$17]" office:value-type="float" office:value="17756.9328621908" calcext:value-type="float">
            <text:p>17756.9328621908</text:p>
          </table:table-cell>
          <table:table-cell table:formula="of:=[.R39]*[.$D$18]" office:value-type="float" office:value="13665.2128975265" calcext:value-type="float">
            <text:p>13665.2128975265</text:p>
          </table:table-cell>
          <table:table-cell/>
          <table:table-cell table:style-name="ce5" table:formula="of:=[.G39]" office:value-type="float" office:value="31" calcext:value-type="float">
            <text:p>31</text:p>
          </table:table-cell>
          <table:table-cell table:style-name="ce5" table:formula="of:=[.H39]" office:value-type="float" office:value="15" calcext:value-type="float">
            <text:p>15</text:p>
          </table:table-cell>
          <table:table-cell table:style-name="ce5" table:formula="of:=[.I39]" office:value-type="float" office:value="7" calcext:value-type="float">
            <text:p>7</text:p>
          </table:table-cell>
          <table:table-cell table:style-name="ce5" table:formula="of:=[.J39]" office:value-type="float" office:value="3" calcext:value-type="float">
            <text:p>3</text:p>
          </table:table-cell>
          <table:table-cell table:style-name="ce5" table:formula="of:=[.T39]" office:value-type="float" office:value="17756.9328621908" calcext:value-type="float">
            <text:p>17756.9328621908</text:p>
          </table:table-cell>
          <table:table-cell table:style-name="ce5" table:formula="of:=[.U39]" office:value-type="float" office:value="13665.2128975265" calcext:value-type="float">
            <text:p>13665.2128975265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G40]+273.15)/[.$D$21]" office:value-type="float" office:value="1.07826855123675" calcext:value-type="float">
            <text:p>1.07826855123675</text:p>
          </table:table-cell>
          <table:table-cell table:formula="of:=[.H40]/[.$D$16]" office:value-type="float" office:value="0.8" calcext:value-type="float">
            <text:p>0.8</text:p>
          </table:table-cell>
          <table:table-cell table:formula="of:=([.I40]+273.15)/[.$D$21]" office:value-type="float" office:value="0.993462897526502" calcext:value-type="float">
            <text:p>0.993462897526502</text:p>
          </table:table-cell>
          <table:table-cell table:formula="of:=[.J40]/[.$D$15]" office:value-type="float" office:value="0.4" calcext:value-type="float">
            <text:p>0.4</text:p>
          </table:table-cell>
          <table:table-cell/>
          <table:table-cell table:formula="of:=[.$D$8]+[.$D$9]*[.N40]+[.$D$10]*[.L40]+[.$D$11]*[.O40]+[.$D$12]*[.M40]" office:value-type="float" office:value="185.567826855124" calcext:value-type="float">
            <text:p>185.567826855124</text:p>
          </table:table-cell>
          <table:table-cell table:formula="of:=[.$E$8]+[.$E$9]*[.N40]+[.$E$10]*[.L40]+[.$E$11]*[.O40]+[.$E$12]*[.M40]" office:value-type="float" office:value="279.263215547703" calcext:value-type="float">
            <text:p>279.263215547703</text:p>
          </table:table-cell>
          <table:table-cell/>
          <table:table-cell table:formula="of:=[.Q40]*[.$D$17]" office:value-type="float" office:value="18556.7826855124" calcext:value-type="float">
            <text:p>18556.7826855124</text:p>
          </table:table-cell>
          <table:table-cell table:formula="of:=[.R40]*[.$D$18]" office:value-type="float" office:value="13963.1607773852" calcext:value-type="float">
            <text:p>13963.1607773852</text:p>
          </table:table-cell>
          <table:table-cell/>
          <table:table-cell table:style-name="ce5" table:formula="of:=[.G40]" office:value-type="float" office:value="32" calcext:value-type="float">
            <text:p>32</text:p>
          </table:table-cell>
          <table:table-cell table:style-name="ce5" table:formula="of:=[.H40]" office:value-type="float" office:value="16" calcext:value-type="float">
            <text:p>16</text:p>
          </table:table-cell>
          <table:table-cell table:style-name="ce5" table:formula="of:=[.I40]" office:value-type="float" office:value="8" calcext:value-type="float">
            <text:p>8</text:p>
          </table:table-cell>
          <table:table-cell table:style-name="ce5" table:formula="of:=[.J40]" office:value-type="float" office:value="4" calcext:value-type="float">
            <text:p>4</text:p>
          </table:table-cell>
          <table:table-cell table:style-name="ce5" table:formula="of:=[.T40]" office:value-type="float" office:value="18556.7826855124" calcext:value-type="float">
            <text:p>18556.7826855124</text:p>
          </table:table-cell>
          <table:table-cell table:style-name="ce5" table:formula="of:=[.U40]" office:value-type="float" office:value="13963.1607773852" calcext:value-type="float">
            <text:p>13963.1607773852</text:p>
          </table:table-cell>
          <table:table-cell table:number-columns-repeated="994"/>
        </table:table-row>
        <table:table-row table:style-name="ro1" table:number-rows-repeated="1048535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CoolingActualData" table:style-name="ta1">
        <office:forms form:automatic-focus="false" form:apply-design-mode="false"/>
        <table:table-column table:style-name="co1" table:number-columns-repeated="14" table:default-cell-style-name="Default"/>
        <table:table-column table:style-name="co8" table:default-cell-style-name="Default"/>
        <table:table-column table:style-name="co1" table:number-columns-repeated="1009" table:default-cell-style-name="Default"/>
        <table:table-row table:style-name="ro1">
          <table:table-cell/>
          <table:table-cell table:style-name="ce1" table:number-columns-repeated="8"/>
          <table:table-cell table:style-name="ce5" table:number-columns-repeated="10"/>
          <table:table-cell table:number-columns-repeated="29"/>
          <table:table-cell table:style-name="ce5" table:number-columns-repeated="976"/>
        </table:table-row>
        <table:table-row table:style-name="ro1">
          <table:table-cell/>
          <table:table-cell table:style-name="ce2" office:value-type="string" calcext:value-type="string">
            <text:p>This data comes straight from a manufacturers data sheet</text:p>
          </table:table-cell>
          <table:table-cell table:style-name="ce1" table:number-columns-repeated="7"/>
          <table:table-cell table:style-name="ce5" table:number-columns-repeated="10"/>
          <table:table-cell table:number-columns-repeated="29"/>
          <table:table-cell table:style-name="ce5" table:number-columns-repeated="976"/>
        </table:table-row>
        <table:table-row table:style-name="ro1">
          <table:table-cell/>
          <table:table-cell table:style-name="ce2" office:value-type="string" calcext:value-type="string">
            <text:p>The data is at constant air temp/flow, so it includes correction factors for airflow rate and entering air db/wb</text:p>
          </table:table-cell>
          <table:table-cell table:style-name="ce1" table:number-columns-repeated="7"/>
          <table:table-cell table:style-name="ce5" table:number-columns-repeated="10"/>
          <table:table-cell table:number-columns-repeated="29"/>
          <table:table-cell table:style-name="ce5" table:number-columns-repeated="976"/>
        </table:table-row>
        <table:table-row table:style-name="ro1">
          <table:table-cell/>
          <table:table-cell table:style-name="ce2" office:value-type="string" calcext:value-type="string">
            <text:p>This data is ready to paste directly into the parameter estimation tool</text:p>
          </table:table-cell>
          <table:table-cell table:style-name="ce1" table:number-columns-repeated="7"/>
          <table:table-cell table:style-name="ce5" table:number-columns-repeated="10"/>
          <table:table-cell table:number-columns-repeated="29"/>
          <table:table-cell table:style-name="ce5" table:number-columns-repeated="976"/>
        </table:table-row>
        <table:table-row table:style-name="ro1">
          <table:table-cell/>
          <table:table-cell table:style-name="ce1" table:number-columns-repeated="8"/>
          <table:table-cell table:style-name="ce5" table:number-columns-repeated="10"/>
          <table:table-cell table:number-columns-repeated="29"/>
          <table:table-cell table:style-name="ce5" table:number-columns-repeated="976"/>
        </table:table-row>
        <table:table-row table:style-name="ro1">
          <table:table-cell/>
          <table:table-cell table:style-name="ce3" office:value-type="string" calcext:value-type="string" table:number-columns-spanned="8" table:number-rows-spanned="1">
            <text:p>30 TON WATER-WATER HEAT PUMP COOLING MODE</text:p>
          </table:table-cell>
          <table:covered-table-cell table:number-columns-repeated="7" table:style-name="ce1"/>
          <table:table-cell table:style-name="ce5" table:number-columns-repeated="2"/>
          <table:table-cell table:style-name="ce8" office:value-type="string" calcext:value-type="string" table:number-columns-spanned="4" table:number-rows-spanned="1">
            <text:p>Airflow Correction</text:p>
          </table:table-cell>
          <table:covered-table-cell table:number-columns-repeated="3" table:style-name="ce5"/>
          <table:table-cell table:style-name="ce5" table:number-columns-repeated="3"/>
          <table:table-cell table:number-columns-repeated="30"/>
          <table:table-cell table:style-name="ce5" table:number-columns-repeated="976"/>
        </table:table-row>
        <table:table-row table:style-name="ro4">
          <table:table-cell/>
          <table:table-cell table:style-name="ce1" office:value-type="string" calcext:value-type="string">
            <text:p>Water Side EWT</text:p>
          </table:table-cell>
          <table:table-cell table:style-name="ce1" office:value-type="string" calcext:value-type="string">
            <text:p>Water Side Flow</text:p>
          </table:table-cell>
          <table:table-cell table:style-name="ce1" office:value-type="string" calcext:value-type="string">
            <text:p>Air Side EWT-DB</text:p>
          </table:table-cell>
          <table:table-cell table:style-name="ce1" office:value-type="string" calcext:value-type="string">
            <text:p>Air Side EWT-WB</text:p>
          </table:table-cell>
          <table:table-cell table:style-name="ce1" office:value-type="string" calcext:value-type="string">
            <text:p>Air Side Flow Rate</text:p>
          </table:table-cell>
          <table:table-cell table:style-name="ce1" office:value-type="string" calcext:value-type="string">
            <text:p>Total Capacity</text:p>
          </table:table-cell>
          <table:table-cell table:style-name="ce1" office:value-type="string" calcext:value-type="string">
            <text:p>Sensible Capacity</text:p>
          </table:table-cell>
          <table:table-cell table:style-name="ce1" office:value-type="string" calcext:value-type="string">
            <text:p>Power Usage</text:p>
          </table:table-cell>
          <table:table-cell table:style-name="ce5" table:number-columns-repeated="2"/>
          <table:table-cell table:style-name="ce1" office:value-type="string" calcext:value-type="string">
            <text:p>AirFlow Multiplier</text:p>
          </table:table-cell>
          <table:table-cell table:style-name="ce1" office:value-type="string" calcext:value-type="string">
            <text:p>Total Capacity</text:p>
          </table:table-cell>
          <table:table-cell table:style-name="ce1" office:value-type="string" calcext:value-type="string">
            <text:p>Sensible Capacity</text:p>
          </table:table-cell>
          <table:table-cell table:style-name="ce1" office:value-type="string" calcext:value-type="string">
            <text:p>Power Usage</text:p>
          </table:table-cell>
          <table:table-cell table:style-name="ce1" table:number-columns-repeated="2"/>
          <table:table-cell table:style-name="ce5"/>
          <table:table-cell table:number-columns-repeated="30"/>
          <table:table-cell table:style-name="ce5" table:number-columns-repeated="976"/>
        </table:table-row>
        <table:table-row table:style-name="ro1">
          <table:table-cell/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GPM</text:p>
          </table:table-cell>
          <table:table-cell table:number-columns-repeated="2" table:style-name="ce4" office:value-type="string" calcext:value-type="string">
            <text:p>F</text:p>
          </table:table-cell>
          <table:table-cell table:style-name="ce4" office:value-type="string" calcext:value-type="string">
            <text:p>CFM</text:p>
          </table:table-cell>
          <table:table-cell table:number-columns-repeated="2" table:style-name="ce4" office:value-type="string" calcext:value-type="string">
            <text:p>MBTUH</text:p>
          </table:table-cell>
          <table:table-cell table:style-name="ce4" office:value-type="string" calcext:value-type="string">
            <text:p>kW</text:p>
          </table:table-cell>
          <table:table-cell table:number-columns-repeated="2"/>
          <table:table-cell table:style-name="ce11" office:value-type="string" calcext:value-type="string">
            <text:p>Decimal</text:p>
          </table:table-cell>
          <table:table-cell table:number-columns-repeated="3" table:style-name="ce11" office:value-type="string" calcext:value-type="string">
            <text:p>Multiplier</text:p>
          </table:table-cell>
          <table:table-cell table:style-name="ce11" table:number-columns-repeated="2"/>
          <table:table-cell table:number-columns-repeated="1007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80.6" calcext:value-type="float">
            <text:p>80.6</text:p>
          </table:table-cell>
          <table:table-cell office:value-type="float" office:value="66.2" calcext:value-type="float">
            <text:p>66.2</text:p>
          </table:table-cell>
          <table:table-cell office:value-type="float" office:value="300" calcext:value-type="float">
            <text:p>300</text:p>
          </table:table-cell>
          <table:table-cell office:value-type="float" office:value="6.9" calcext:value-type="float">
            <text:p>6.9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table:style-name="ce22" office:value-type="float" office:value="0.6" calcext:value-type="float">
            <text:p>0.6</text:p>
          </table:table-cell>
          <table:table-cell office:value-type="float" office:value="0.907" calcext:value-type="float">
            <text:p>0.907</text:p>
          </table:table-cell>
          <table:table-cell office:value-type="float" office:value="0.878" calcext:value-type="float">
            <text:p>0.878</text:p>
          </table:table-cell>
          <table:table-cell office:value-type="float" office:value="0.936" calcext:value-type="float">
            <text:p>0.936</text:p>
          </table:table-cell>
          <table:table-cell table:number-columns-repeated="14"/>
          <table:table-cell table:style-name="ce22"/>
          <table:table-cell table:number-columns-repeated="99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.5" calcext:value-type="float">
            <text:p>1.5</text:p>
          </table:table-cell>
          <table:table-cell office:value-type="float" office:value="80.6" calcext:value-type="float">
            <text:p>80.6</text:p>
          </table:table-cell>
          <table:table-cell office:value-type="float" office:value="66.2" calcext:value-type="float">
            <text:p>66.2</text:p>
          </table:table-cell>
          <table:table-cell office:value-type="float" office:value="300" calcext:value-type="float">
            <text:p>300</text:p>
          </table:table-cell>
          <table:table-cell office:value-type="float" office:value="7.1" calcext:value-type="float">
            <text:p>7.1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/>
          <table:table-cell table:style-name="ce6"/>
          <table:table-cell table:style-name="ce22" office:value-type="float" office:value="0.72" calcext:value-type="float">
            <text:p>0.72</text:p>
          </table:table-cell>
          <table:table-cell office:value-type="float" office:value="0.942" calcext:value-type="float">
            <text:p>0.942</text:p>
          </table:table-cell>
          <table:table-cell office:value-type="float" office:value="0.925" calcext:value-type="float">
            <text:p>0.925</text:p>
          </table:table-cell>
          <table:table-cell office:value-type="float" office:value="0.951" calcext:value-type="float">
            <text:p>0.951</text:p>
          </table:table-cell>
          <table:table-cell table:number-columns-repeated="14"/>
          <table:table-cell table:style-name="ce22"/>
          <table:table-cell table:number-columns-repeated="99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80.6" calcext:value-type="float">
            <text:p>80.6</text:p>
          </table:table-cell>
          <table:table-cell office:value-type="float" office:value="66.2" calcext:value-type="float">
            <text:p>66.2</text:p>
          </table:table-cell>
          <table:table-cell office:value-type="float" office:value="300" calcext:value-type="float">
            <text:p>300</text:p>
          </table:table-cell>
          <table:table-cell office:value-type="float" office:value="7.2" calcext:value-type="float">
            <text:p>7.2</text:p>
          </table:table-cell>
          <table:table-cell office:value-type="float" office:value="5.1" calcext:value-type="float">
            <text:p>5.1</text:p>
          </table:table-cell>
          <table:table-cell office:value-type="float" office:value="0.3" calcext:value-type="float">
            <text:p>0.3</text:p>
          </table:table-cell>
          <table:table-cell/>
          <table:table-cell table:style-name="ce6"/>
          <table:table-cell table:style-name="ce22" office:value-type="float" office:value="0.8" calcext:value-type="float">
            <text:p>0.8</text:p>
          </table:table-cell>
          <table:table-cell office:value-type="float" office:value="0.963" calcext:value-type="float">
            <text:p>0.963</text:p>
          </table:table-cell>
          <table:table-cell office:value-type="float" office:value="0.954" calcext:value-type="float">
            <text:p>0.954</text:p>
          </table:table-cell>
          <table:table-cell office:value-type="float" office:value="0.966" calcext:value-type="float">
            <text:p>0.966</text:p>
          </table:table-cell>
          <table:table-cell table:number-columns-repeated="4"/>
          <table:table-cell table:style-name="ce9" office:value-type="string" calcext:value-type="string">
            <text:p>Rated Air Flow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FM</text:p>
          </table:table-cell>
          <table:table-cell table:number-columns-repeated="7"/>
          <table:table-cell table:style-name="ce22"/>
          <table:table-cell table:number-columns-repeated="994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80.6" calcext:value-type="float">
            <text:p>80.6</text:p>
          </table:table-cell>
          <table:table-cell office:value-type="float" office:value="66.2" calcext:value-type="float">
            <text:p>66.2</text:p>
          </table:table-cell>
          <table:table-cell office:value-type="float" office:value="300" calcext:value-type="float">
            <text:p>300</text:p>
          </table:table-cell>
          <table:table-cell office:value-type="float" office:value="7.2" calcext:value-type="float">
            <text:p>7.2</text:p>
          </table:table-cell>
          <table:table-cell office:value-type="float" office:value="5.3" calcext:value-type="float">
            <text:p>5.3</text:p>
          </table:table-cell>
          <table:table-cell office:value-type="float" office:value="0.3" calcext:value-type="float">
            <text:p>0.3</text:p>
          </table:table-cell>
          <table:table-cell/>
          <table:table-cell table:style-name="ce7"/>
          <table:table-cell table:style-name="ce22" office:value-type="float" office:value="0.88" calcext:value-type="float">
            <text:p>0.88</text:p>
          </table:table-cell>
          <table:table-cell office:value-type="float" office:value="0.979" calcext:value-type="float">
            <text:p>0.979</text:p>
          </table:table-cell>
          <table:table-cell office:value-type="float" office:value="0.974" calcext:value-type="float">
            <text:p>0.974</text:p>
          </table:table-cell>
          <table:table-cell office:value-type="float" office:value="0.977" calcext:value-type="float">
            <text:p>0.977</text:p>
          </table:table-cell>
          <table:table-cell table:number-columns-repeated="4"/>
          <table:table-cell table:style-name="ce9" office:value-type="string" calcext:value-type="string">
            <text:p>Rated Water Flow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GPM</text:p>
          </table:table-cell>
          <table:table-cell table:number-columns-repeated="7"/>
          <table:table-cell table:style-name="ce22"/>
          <table:table-cell table:number-columns-repeated="994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80.6" calcext:value-type="float">
            <text:p>80.6</text:p>
          </table:table-cell>
          <table:table-cell office:value-type="float" office:value="66.2" calcext:value-type="float">
            <text:p>66.2</text:p>
          </table:table-cell>
          <table:table-cell office:value-type="float" office:value="300" calcext:value-type="float">
            <text:p>300</text:p>
          </table:table-cell>
          <table:table-cell office:value-type="float" office:value="7.2" calcext:value-type="float">
            <text:p>7.2</text:p>
          </table:table-cell>
          <table:table-cell office:value-type="float" office:value="5.3" calcext:value-type="float">
            <text:p>5.3</text:p>
          </table:table-cell>
          <table:table-cell office:value-type="float" office:value="0.3" calcext:value-type="float">
            <text:p>0.3</text:p>
          </table:table-cell>
          <table:table-cell/>
          <table:table-cell table:style-name="ce7"/>
          <table:table-cell table:style-name="ce22" office:value-type="float" office:value="0.96" calcext:value-type="float">
            <text:p>0.96</text:p>
          </table:table-cell>
          <table:table-cell office:value-type="float" office:value="0.994" calcext:value-type="float">
            <text:p>0.994</text:p>
          </table:table-cell>
          <table:table-cell table:number-columns-repeated="2" office:value-type="float" office:value="0.992" calcext:value-type="float">
            <text:p>0.992</text:p>
          </table:table-cell>
          <table:table-cell table:number-columns-repeated="4"/>
          <table:table-cell table:style-name="ce9" office:value-type="string" calcext:value-type="string">
            <text:p>Rated Total Capacit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BTUH</text:p>
          </table:table-cell>
          <table:table-cell table:number-columns-repeated="7"/>
          <table:table-cell table:style-name="ce22"/>
          <table:table-cell table:number-columns-repeated="994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80.6" calcext:value-type="float">
            <text:p>80.6</text:p>
          </table:table-cell>
          <table:table-cell office:value-type="float" office:value="66.2" calcext:value-type="float">
            <text:p>66.2</text:p>
          </table:table-cell>
          <table:table-cell office:value-type="float" office:value="300" calcext:value-type="float">
            <text:p>300</text:p>
          </table:table-cell>
          <table:table-cell office:value-type="float" office:value="7.3" calcext:value-type="float">
            <text:p>7.3</text:p>
          </table:table-cell>
          <table:table-cell office:value-type="float" office:value="5.3" calcext:value-type="float">
            <text:p>5.3</text:p>
          </table:table-cell>
          <table:table-cell office:value-type="float" office:value="0.3" calcext:value-type="float">
            <text:p>0.3</text:p>
          </table:table-cell>
          <table:table-cell/>
          <table:table-cell table:style-name="ce7"/>
          <table:table-cell table:style-name="ce22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  <table:table-cell table:style-name="ce9" office:value-type="string" calcext:value-type="string">
            <text:p>Rated Sensible Capacit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BTUH</text:p>
          </table:table-cell>
          <table:table-cell table:number-columns-repeated="7"/>
          <table:table-cell table:style-name="ce22"/>
          <table:table-cell table:number-columns-repeated="99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80.6" calcext:value-type="float">
            <text:p>80.6</text:p>
          </table:table-cell>
          <table:table-cell office:value-type="float" office:value="66.2" calcext:value-type="float">
            <text:p>66.2</text:p>
          </table:table-cell>
          <table:table-cell office:value-type="float" office:value="300" calcext:value-type="float">
            <text:p>300</text:p>
          </table:table-cell>
          <table:table-cell office:value-type="float" office:value="7.1" calcext:value-type="float">
            <text:p>7.1</text:p>
          </table:table-cell>
          <table:table-cell office:value-type="float" office:value="5.5" calcext:value-type="float">
            <text:p>5.5</text:p>
          </table:table-cell>
          <table:table-cell office:value-type="float" office:value="0.3" calcext:value-type="float">
            <text:p>0.3</text:p>
          </table:table-cell>
          <table:table-cell/>
          <table:table-cell table:style-name="ce7"/>
          <table:table-cell table:style-name="ce22" office:value-type="float" office:value="1.04" calcext:value-type="float">
            <text:p>1.04</text:p>
          </table:table-cell>
          <table:table-cell office:value-type="float" office:value="1.006" calcext:value-type="float">
            <text:p>1.006</text:p>
          </table:table-cell>
          <table:table-cell office:value-type="float" office:value="1.007" calcext:value-type="float">
            <text:p>1.007</text:p>
          </table:table-cell>
          <table:table-cell office:value-type="float" office:value="1.009" calcext:value-type="float">
            <text:p>1.009</text:p>
          </table:table-cell>
          <table:table-cell table:number-columns-repeated="4"/>
          <table:table-cell table:style-name="ce9" office:value-type="string" calcext:value-type="string">
            <text:p>Rated Compressor Power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kW</text:p>
          </table:table-cell>
          <table:table-cell table:number-columns-repeated="7"/>
          <table:table-cell table:style-name="ce22"/>
          <table:table-cell table:number-columns-repeated="99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.5" calcext:value-type="float">
            <text:p>1.5</text:p>
          </table:table-cell>
          <table:table-cell office:value-type="float" office:value="80.6" calcext:value-type="float">
            <text:p>80.6</text:p>
          </table:table-cell>
          <table:table-cell office:value-type="float" office:value="66.2" calcext:value-type="float">
            <text:p>66.2</text:p>
          </table:table-cell>
          <table:table-cell office:value-type="float" office:value="300" calcext:value-type="float">
            <text:p>300</text:p>
          </table:table-cell>
          <table:table-cell office:value-type="float" office:value="7.2" calcext:value-type="float">
            <text:p>7.2</text:p>
          </table:table-cell>
          <table:table-cell office:value-type="float" office:value="5.5" calcext:value-type="float">
            <text:p>5.5</text:p>
          </table:table-cell>
          <table:table-cell office:value-type="float" office:value="0.3" calcext:value-type="float">
            <text:p>0.3</text:p>
          </table:table-cell>
          <table:table-cell/>
          <table:table-cell table:style-name="ce7"/>
          <table:table-cell table:style-name="ce22" office:value-type="float" office:value="1.12" calcext:value-type="float">
            <text:p>1.12</text:p>
          </table:table-cell>
          <table:table-cell office:value-type="float" office:value="1.015" calcext:value-type="float">
            <text:p>1.015</text:p>
          </table:table-cell>
          <table:table-cell office:value-type="float" office:value="1.017" calcext:value-type="float">
            <text:p>1.017</text:p>
          </table:table-cell>
          <table:table-cell office:value-type="float" office:value="1.027" calcext:value-type="float">
            <text:p>1.027</text:p>
          </table:table-cell>
          <table:table-cell table:number-columns-repeated="14"/>
          <table:table-cell table:style-name="ce22"/>
          <table:table-cell table:number-columns-repeated="99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80.6" calcext:value-type="float">
            <text:p>80.6</text:p>
          </table:table-cell>
          <table:table-cell office:value-type="float" office:value="66.2" calcext:value-type="float">
            <text:p>66.2</text:p>
          </table:table-cell>
          <table:table-cell office:value-type="float" office:value="300" calcext:value-type="float">
            <text:p>300</text:p>
          </table:table-cell>
          <table:table-cell office:value-type="float" office:value="7.3" calcext:value-type="float">
            <text:p>7.3</text:p>
          </table:table-cell>
          <table:table-cell office:value-type="float" office:value="5.5" calcext:value-type="float">
            <text:p>5.5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table:style-name="ce22" office:value-type="float" office:value="1.2" calcext:value-type="float">
            <text:p>1.2</text:p>
          </table:table-cell>
          <table:table-cell office:value-type="float" office:value="1.022" calcext:value-type="float">
            <text:p>1.022</text:p>
          </table:table-cell>
          <table:table-cell office:value-type="float" office:value="1.023" calcext:value-type="float">
            <text:p>1.023</text:p>
          </table:table-cell>
          <table:table-cell office:value-type="float" office:value="1.047" calcext:value-type="float">
            <text:p>1.047</text:p>
          </table:table-cell>
          <table:table-cell table:number-columns-repeated="14"/>
          <table:table-cell table:style-name="ce22"/>
          <table:table-cell table:number-columns-repeated="994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80.6" calcext:value-type="float">
            <text:p>80.6</text:p>
          </table:table-cell>
          <table:table-cell office:value-type="float" office:value="66.2" calcext:value-type="float">
            <text:p>66.2</text:p>
          </table:table-cell>
          <table:table-cell office:value-type="float" office:value="300" calcext:value-type="float">
            <text:p>300</text:p>
          </table:table-cell>
          <table:table-cell office:value-type="float" office:value="6.9" calcext:value-type="float">
            <text:p>6.9</text:p>
          </table:table-cell>
          <table:table-cell office:value-type="float" office:value="5.6" calcext:value-type="float">
            <text:p>5.6</text:p>
          </table:table-cell>
          <table:table-cell office:value-type="float" office:value="0.4" calcext:value-type="float">
            <text:p>0.4</text:p>
          </table:table-cell>
          <table:table-cell table:number-columns-repeated="2"/>
          <table:table-cell table:style-name="ce22"/>
          <table:table-cell table:number-columns-repeated="6"/>
          <table:table-cell table:style-name="ce30" office:value-type="string" calcext:value-type="string" table:number-columns-spanned="12" table:number-rows-spanned="1">
            <text:p>ORIGINAL DB/WB CORRECTION FACTOR AS DISPLAYED IN CATALOG</text:p>
          </table:table-cell>
          <table:covered-table-cell table:number-columns-repeated="10" table:style-name="ce34"/>
          <table:covered-table-cell table:style-name="ce36"/>
          <table:table-cell table:number-columns-repeated="994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.5" calcext:value-type="float">
            <text:p>1.5</text:p>
          </table:table-cell>
          <table:table-cell office:value-type="float" office:value="80.6" calcext:value-type="float">
            <text:p>80.6</text:p>
          </table:table-cell>
          <table:table-cell office:value-type="float" office:value="66.2" calcext:value-type="float">
            <text:p>66.2</text:p>
          </table:table-cell>
          <table:table-cell office:value-type="float" office:value="300" calcext:value-type="float">
            <text:p>300</text:p>
          </table:table-cell>
          <table:table-cell office:value-type="float" office:value="7.1" calcext:value-type="float">
            <text:p>7.1</text:p>
          </table:table-cell>
          <table:table-cell office:value-type="float" office:value="5.6" calcext:value-type="float">
            <text:p>5.6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table:style-name="ce12" office:value-type="string" calcext:value-type="string" table:number-columns-spanned="5" table:number-rows-spanned="1">
            <text:p>Enter Air Temp Correction</text:p>
          </table:table-cell>
          <table:covered-table-cell table:number-columns-repeated="4"/>
          <table:table-cell table:number-columns-repeated="2"/>
          <table:table-cell table:style-name="ce31"/>
          <table:table-cell table:style-name="ce6"/>
          <table:table-cell table:style-name="ce12" office:value-type="string" calcext:value-type="string" table:number-columns-spanned="9" table:number-rows-spanned="1">
            <text:p>DB Temp</text:p>
          </table:table-cell>
          <table:covered-table-cell table:number-columns-repeated="8" table:style-name="ce6"/>
          <table:table-cell table:style-name="ce37"/>
          <table:table-cell table:number-columns-repeated="994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80.6" calcext:value-type="float">
            <text:p>80.6</text:p>
          </table:table-cell>
          <table:table-cell office:value-type="float" office:value="66.2" calcext:value-type="float">
            <text:p>66.2</text:p>
          </table:table-cell>
          <table:table-cell office:value-type="float" office:value="300" calcext:value-type="float">
            <text:p>300</text:p>
          </table:table-cell>
          <table:table-cell office:value-type="float" office:value="7.1" calcext:value-type="float">
            <text:p>7.1</text:p>
          </table:table-cell>
          <table:table-cell office:value-type="float" office:value="5.7" calcext:value-type="float">
            <text:p>5.7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table:style-name="ce4" office:value-type="string" calcext:value-type="string">
            <text:p>DryBulb</text:p>
          </table:table-cell>
          <table:table-cell table:style-name="ce4" office:value-type="string" calcext:value-type="string">
            <text:p>WetBulb</text:p>
          </table:table-cell>
          <table:table-cell table:style-name="ce4" office:value-type="string" calcext:value-type="string">
            <text:p>TotalCap</text:p>
          </table:table-cell>
          <table:table-cell table:style-name="ce4" office:value-type="string" calcext:value-type="string">
            <text:p>SensibleCap</text:p>
          </table:table-cell>
          <table:table-cell table:style-name="ce4" office:value-type="string" calcext:value-type="string">
            <text:p>Power</text:p>
          </table:table-cell>
          <table:table-cell table:number-columns-repeated="2"/>
          <table:table-cell table:style-name="ce31" office:value-type="string" calcext:value-type="string">
            <text:p>WB</text:p>
          </table:table-cell>
          <table:table-cell table:style-name="ce6" office:value-type="string" calcext:value-type="string">
            <text:p>TotalCap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table:style-name="ce37" office:value-type="string" calcext:value-type="string">
            <text:p>Power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80.6" calcext:value-type="float">
            <text:p>80.6</text:p>
          </table:table-cell>
          <table:table-cell office:value-type="float" office:value="66.2" calcext:value-type="float">
            <text:p>66.2</text:p>
          </table:table-cell>
          <table:table-cell office:value-type="float" office:value="300" calcext:value-type="float">
            <text:p>300</text:p>
          </table:table-cell>
          <table:table-cell office:value-type="float" office:value="6.5" calcext:value-type="float">
            <text:p>6.5</text:p>
          </table:table-cell>
          <table:table-cell office:value-type="float" office:value="5.5" calcext:value-type="float">
            <text:p>5.5</text:p>
          </table:table-cell>
          <table:table-cell office:value-type="float" office:value="0.4" calcext:value-type="float">
            <text:p>0.4</text:p>
          </table:table-cell>
          <table:table-cell table:number-columns-repeated="2"/>
          <table:table-cell table:number-columns-repeated="2" table:style-name="ce24" office:value-type="string" calcext:value-type="string">
            <text:p>deg F</text:p>
          </table:table-cell>
          <table:table-cell table:number-columns-repeated="3" table:style-name="ce24" office:value-type="string" calcext:value-type="string">
            <text:p>Multiplier</text:p>
          </table:table-cell>
          <table:table-cell table:number-columns-repeated="2"/>
          <table:table-cell table:style-name="ce32" office:value-type="float" office:value="45" calcext:value-type="float">
            <text:p>45</text:p>
          </table:table-cell>
          <table:table-cell office:value-type="float" office:value="0.6634" calcext:value-type="float">
            <text:p>0.6634</text:p>
          </table:table-cell>
          <table:table-cell table:number-columns-repeated="9" office:value-type="string" calcext:value-type="string">
            <text:p>*</text:p>
          </table:table-cell>
          <table:table-cell table:style-name="ce38" office:value-type="float" office:value="0.9856" calcext:value-type="float">
            <text:p>0.985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1.5" calcext:value-type="float">
            <text:p>1.5</text:p>
          </table:table-cell>
          <table:table-cell office:value-type="float" office:value="80.6" calcext:value-type="float">
            <text:p>80.6</text:p>
          </table:table-cell>
          <table:table-cell office:value-type="float" office:value="66.2" calcext:value-type="float">
            <text:p>66.2</text:p>
          </table:table-cell>
          <table:table-cell office:value-type="float" office:value="300" calcext:value-type="float">
            <text:p>300</text:p>
          </table:table-cell>
          <table:table-cell office:value-type="float" office:value="6.8" calcext:value-type="float">
            <text:p>6.8</text:p>
          </table:table-cell>
          <table:table-cell office:value-type="float" office:value="5.6" calcext:value-type="float">
            <text:p>5.6</text:p>
          </table:table-cell>
          <table:table-cell office:value-type="float" office:value="0.4" calcext:value-type="float">
            <text:p>0.4</text:p>
          </table:table-cell>
          <table:table-cell table:number-columns-repeated="2"/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50" calcext:value-type="float">
            <text:p>50</text:p>
          </table:table-cell>
          <table:table-cell office:value-type="float" office:value="0.7399" calcext:value-type="float">
            <text:p>0.7399</text:p>
          </table:table-cell>
          <table:table-cell office:value-type="float" office:value="0.7663" calcext:value-type="float">
            <text:p>0.7663</text:p>
          </table:table-cell>
          <table:table-cell office:value-type="float" office:value="0.9889" calcext:value-type="float">
            <text:p>0.9889</text:p>
          </table:table-cell>
          <table:table-cell table:number-columns-repeated="2"/>
          <table:table-cell table:style-name="ce32" office:value-type="float" office:value="50" calcext:value-type="float">
            <text:p>50</text:p>
          </table:table-cell>
          <table:table-cell office:value-type="float" office:value="0.7399" calcext:value-type="float">
            <text:p>0.7399</text:p>
          </table:table-cell>
          <table:table-cell office:value-type="float" office:value="0.7663" calcext:value-type="float">
            <text:p>0.7663</text:p>
          </table:table-cell>
          <table:table-cell table:number-columns-repeated="8" office:value-type="string" calcext:value-type="string">
            <text:p>*</text:p>
          </table:table-cell>
          <table:table-cell table:style-name="ce38" office:value-type="float" office:value="0.9889" calcext:value-type="float">
            <text:p>0.988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80.6" calcext:value-type="float">
            <text:p>80.6</text:p>
          </table:table-cell>
          <table:table-cell office:value-type="float" office:value="66.2" calcext:value-type="float">
            <text:p>66.2</text:p>
          </table:table-cell>
          <table:table-cell office:value-type="float" office:value="300" calcext:value-type="float">
            <text:p>300</text:p>
          </table:table-cell>
          <table:table-cell office:value-type="float" office:value="6.9" calcext:value-type="float">
            <text:p>6.9</text:p>
          </table:table-cell>
          <table:table-cell office:value-type="float" office:value="5.6" calcext:value-type="float">
            <text:p>5.6</text:p>
          </table:table-cell>
          <table:table-cell office:value-type="float" office:value="0.4" calcext:value-type="float">
            <text:p>0.4</text:p>
          </table:table-cell>
          <table:table-cell table:number-columns-repeated="2"/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55" calcext:value-type="float">
            <text:p>55</text:p>
          </table:table-cell>
          <table:table-cell office:value-type="float" office:value="0.8164" calcext:value-type="float">
            <text:p>0.8164</text:p>
          </table:table-cell>
          <table:table-cell office:value-type="float" office:value="0.5937" calcext:value-type="float">
            <text:p>0.5937</text:p>
          </table:table-cell>
          <table:table-cell office:value-type="float" office:value="0.9921" calcext:value-type="float">
            <text:p>0.9921</text:p>
          </table:table-cell>
          <table:table-cell table:number-columns-repeated="2"/>
          <table:table-cell table:style-name="ce32" office:value-type="float" office:value="55" calcext:value-type="float">
            <text:p>55</text:p>
          </table:table-cell>
          <table:table-cell office:value-type="float" office:value="0.8164" calcext:value-type="float">
            <text:p>0.8164</text:p>
          </table:table-cell>
          <table:table-cell office:value-type="float" office:value="0.5937" calcext:value-type="float">
            <text:p>0.5937</text:p>
          </table:table-cell>
          <table:table-cell office:value-type="float" office:value="0.8724" calcext:value-type="float">
            <text:p>0.8724</text:p>
          </table:table-cell>
          <table:table-cell office:value-type="float" office:value="1.0816" calcext:value-type="float">
            <text:p>1.0816</text:p>
          </table:table-cell>
          <table:table-cell table:number-columns-repeated="6" office:value-type="string" calcext:value-type="string">
            <text:p>*</text:p>
          </table:table-cell>
          <table:table-cell table:style-name="ce38" office:value-type="float" office:value="0.9921" calcext:value-type="float">
            <text:p>0.992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80.6" calcext:value-type="float">
            <text:p>80.6</text:p>
          </table:table-cell>
          <table:table-cell office:value-type="float" office:value="66.2" calcext:value-type="float">
            <text:p>66.2</text:p>
          </table:table-cell>
          <table:table-cell office:value-type="float" office:value="300" calcext:value-type="float">
            <text:p>300</text:p>
          </table:table-cell>
          <table:table-cell office:value-type="float" office:value="6.1" calcext:value-type="float">
            <text:p>6.1</text:p>
          </table:table-cell>
          <table:table-cell office:value-type="float" office:value="5.3" calcext:value-type="float">
            <text:p>5.3</text:p>
          </table:table-cell>
          <table:table-cell office:value-type="float" office:value="0.4" calcext:value-type="float">
            <text:p>0.4</text:p>
          </table:table-cell>
          <table:table-cell table:number-columns-repeated="2"/>
          <table:table-cell table:style-name="ce22" office:value-type="float" office:value="65" calcext:value-type="float">
            <text:p>65</text:p>
          </table:table-cell>
          <table:table-cell table:style-name="ce22" office:value-type="float" office:value="55" calcext:value-type="float">
            <text:p>55</text:p>
          </table:table-cell>
          <table:table-cell office:value-type="float" office:value="0.8164" calcext:value-type="float">
            <text:p>0.8164</text:p>
          </table:table-cell>
          <table:table-cell office:value-type="float" office:value="0.8724" calcext:value-type="float">
            <text:p>0.8724</text:p>
          </table:table-cell>
          <table:table-cell office:value-type="float" office:value="0.9921" calcext:value-type="float">
            <text:p>0.9921</text:p>
          </table:table-cell>
          <table:table-cell table:number-columns-repeated="2"/>
          <table:table-cell table:style-name="ce32" office:value-type="float" office:value="60" calcext:value-type="float">
            <text:p>60</text:p>
          </table:table-cell>
          <table:table-cell office:value-type="float" office:value="0.8929" calcext:value-type="float">
            <text:p>0.8929</text:p>
          </table:table-cell>
          <table:table-cell/>
          <table:table-cell office:value-type="float" office:value="0.6709" calcext:value-type="float">
            <text:p>0.6709</text:p>
          </table:table-cell>
          <table:table-cell office:value-type="float" office:value="0.8826" calcext:value-type="float">
            <text:p>0.8826</text:p>
          </table:table-cell>
          <table:table-cell office:value-type="float" office:value="1.1211" calcext:value-type="float">
            <text:p>1.1211</text:p>
          </table:table-cell>
          <table:table-cell table:number-columns-repeated="5" office:value-type="string" calcext:value-type="string">
            <text:p>*</text:p>
          </table:table-cell>
          <table:table-cell table:style-name="ce38" office:value-type="float" office:value="0.9954" calcext:value-type="float">
            <text:p>0.995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1.5" calcext:value-type="float">
            <text:p>1.5</text:p>
          </table:table-cell>
          <table:table-cell office:value-type="float" office:value="80.6" calcext:value-type="float">
            <text:p>80.6</text:p>
          </table:table-cell>
          <table:table-cell office:value-type="float" office:value="66.2" calcext:value-type="float">
            <text:p>66.2</text:p>
          </table:table-cell>
          <table:table-cell office:value-type="float" office:value="300" calcext:value-type="float">
            <text:p>300</text:p>
          </table:table-cell>
          <table:table-cell office:value-type="float" office:value="6.3" calcext:value-type="float">
            <text:p>6.3</text:p>
          </table:table-cell>
          <table:table-cell office:value-type="float" office:value="5.4" calcext:value-type="float">
            <text:p>5.4</text:p>
          </table:table-cell>
          <table:table-cell office:value-type="float" office:value="0.4" calcext:value-type="float">
            <text:p>0.4</text:p>
          </table:table-cell>
          <table:table-cell table:number-columns-repeated="2"/>
          <table:table-cell table:style-name="ce22" office:value-type="float" office:value="70" calcext:value-type="float">
            <text:p>70</text:p>
          </table:table-cell>
          <table:table-cell table:style-name="ce22" office:value-type="float" office:value="55" calcext:value-type="float">
            <text:p>55</text:p>
          </table:table-cell>
          <table:table-cell office:value-type="float" office:value="0.8164" calcext:value-type="float">
            <text:p>0.8164</text:p>
          </table:table-cell>
          <table:table-cell office:value-type="float" office:value="1.0816" calcext:value-type="float">
            <text:p>1.0816</text:p>
          </table:table-cell>
          <table:table-cell office:value-type="float" office:value="0.9921" calcext:value-type="float">
            <text:p>0.9921</text:p>
          </table:table-cell>
          <table:table-cell table:number-columns-repeated="2"/>
          <table:table-cell table:style-name="ce32" office:value-type="float" office:value="65" calcext:value-type="float">
            <text:p>65</text:p>
          </table:table-cell>
          <table:table-cell office:value-type="float" office:value="0.9694" calcext:value-type="float">
            <text:p>0.9694</text:p>
          </table:table-cell>
          <table:table-cell table:number-columns-repeated="2"/>
          <table:table-cell office:value-type="float" office:value="0.6624" calcext:value-type="float">
            <text:p>0.6624</text:p>
          </table:table-cell>
          <table:table-cell office:value-type="float" office:value="0.885" calcext:value-type="float">
            <text:p>0.885</text:p>
          </table:table-cell>
          <table:table-cell office:value-type="float" office:value="1.0986" calcext:value-type="float">
            <text:p>1.0986</text:p>
          </table:table-cell>
          <table:table-cell table:number-columns-repeated="4" office:value-type="string" calcext:value-type="string">
            <text:p>*</text:p>
          </table:table-cell>
          <table:table-cell table:style-name="ce38" office:value-type="float" office:value="0.9987" calcext:value-type="float">
            <text:p>0.998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80.6" calcext:value-type="float">
            <text:p>80.6</text:p>
          </table:table-cell>
          <table:table-cell office:value-type="float" office:value="66.2" calcext:value-type="float">
            <text:p>66.2</text:p>
          </table:table-cell>
          <table:table-cell office:value-type="float" office:value="300" calcext:value-type="float">
            <text:p>300</text:p>
          </table:table-cell>
          <table:table-cell office:value-type="float" office:value="6.4" calcext:value-type="float">
            <text:p>6.4</text:p>
          </table:table-cell>
          <table:table-cell office:value-type="float" office:value="5.5" calcext:value-type="float">
            <text:p>5.5</text:p>
          </table:table-cell>
          <table:table-cell office:value-type="float" office:value="0.4" calcext:value-type="float">
            <text:p>0.4</text:p>
          </table:table-cell>
          <table:table-cell table:number-columns-repeated="2"/>
          <table:table-cell table:style-name="ce22" office:value-type="float" office:value="65" calcext:value-type="float">
            <text:p>65</text:p>
          </table:table-cell>
          <table:table-cell table:style-name="ce22" office:value-type="float" office:value="60" calcext:value-type="float">
            <text:p>60</text:p>
          </table:table-cell>
          <table:table-cell office:value-type="float" office:value="0.8929" calcext:value-type="float">
            <text:p>0.8929</text:p>
          </table:table-cell>
          <table:table-cell office:value-type="float" office:value="0.6709" calcext:value-type="float">
            <text:p>0.6709</text:p>
          </table:table-cell>
          <table:table-cell office:value-type="float" office:value="0.9954" calcext:value-type="float">
            <text:p>0.9954</text:p>
          </table:table-cell>
          <table:table-cell table:number-columns-repeated="2"/>
          <table:table-cell table:style-name="ce32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685" calcext:value-type="float">
            <text:p>0.5685</text:p>
          </table:table-cell>
          <table:table-cell office:value-type="float" office:value="0.7879" calcext:value-type="float">
            <text:p>0.7879</text:p>
          </table:table-cell>
          <table:table-cell office:value-type="float" office:value="1" calcext:value-type="float">
            <text:p>1</text:p>
          </table:table-cell>
          <table:table-cell office:value-type="float" office:value="1.1891" calcext:value-type="float">
            <text:p>1.1891</text:p>
          </table:table-cell>
          <table:table-cell office:value-type="float" office:value="1.3838" calcext:value-type="float">
            <text:p>1.3838</text:p>
          </table:table-cell>
          <table:table-cell table:number-columns-repeated="2" office:value-type="string" calcext:value-type="string">
            <text:p>*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80.6" calcext:value-type="float">
            <text:p>80.6</text:p>
          </table:table-cell>
          <table:table-cell office:value-type="float" office:value="66.2" calcext:value-type="float">
            <text:p>66.2</text:p>
          </table:table-cell>
          <table:table-cell office:value-type="float" office:value="300" calcext:value-type="float">
            <text:p>300</text:p>
          </table:table-cell>
          <table:table-cell office:value-type="float" office:value="5.6" calcext:value-type="float">
            <text:p>5.6</text:p>
          </table:table-cell>
          <table:table-cell office:value-type="float" office:value="5.1" calcext:value-type="float">
            <text:p>5.1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table:style-name="ce22" office:value-type="float" office:value="70" calcext:value-type="float">
            <text:p>70</text:p>
          </table:table-cell>
          <table:table-cell table:style-name="ce22" office:value-type="float" office:value="60" calcext:value-type="float">
            <text:p>60</text:p>
          </table:table-cell>
          <table:table-cell office:value-type="float" office:value="0.8929" calcext:value-type="float">
            <text:p>0.8929</text:p>
          </table:table-cell>
          <table:table-cell office:value-type="float" office:value="0.8826" calcext:value-type="float">
            <text:p>0.8826</text:p>
          </table:table-cell>
          <table:table-cell office:value-type="float" office:value="0.9954" calcext:value-type="float">
            <text:p>0.9954</text:p>
          </table:table-cell>
          <table:table-cell table:number-columns-repeated="2"/>
          <table:table-cell table:style-name="ce32" office:value-type="float" office:value="70" calcext:value-type="float">
            <text:p>70</text:p>
          </table:table-cell>
          <table:table-cell office:value-type="float" office:value="1.0459" calcext:value-type="float">
            <text:p>1.0459</text:p>
          </table:table-cell>
          <table:table-cell table:number-columns-repeated="3"/>
          <table:table-cell office:value-type="float" office:value="0.6391" calcext:value-type="float">
            <text:p>0.6391</text:p>
          </table:table-cell>
          <table:table-cell office:value-type="float" office:value="0.8521" calcext:value-type="float">
            <text:p>0.8521</text:p>
          </table:table-cell>
          <table:table-cell office:value-type="float" office:value="1.0361" calcext:value-type="float">
            <text:p>1.0361</text:p>
          </table:table-cell>
          <table:table-cell office:value-type="float" office:value="1.2347" calcext:value-type="float">
            <text:p>1.2347</text:p>
          </table:table-cell>
          <table:table-cell office:value-type="float" office:value="1.4461" calcext:value-type="float">
            <text:p>1.4461</text:p>
          </table:table-cell>
          <table:table-cell office:value-type="string" calcext:value-type="string">
            <text:p>*</text:p>
          </table:table-cell>
          <table:table-cell table:style-name="ce38" office:value-type="float" office:value="1.002" calcext:value-type="float">
            <text:p>1.00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1.5" calcext:value-type="float">
            <text:p>1.5</text:p>
          </table:table-cell>
          <table:table-cell office:value-type="float" office:value="80.6" calcext:value-type="float">
            <text:p>80.6</text:p>
          </table:table-cell>
          <table:table-cell office:value-type="float" office:value="66.2" calcext:value-type="float">
            <text:p>66.2</text:p>
          </table:table-cell>
          <table:table-cell office:value-type="float" office:value="300" calcext:value-type="float">
            <text:p>300</text:p>
          </table:table-cell>
          <table:table-cell office:value-type="float" office:value="5.8" calcext:value-type="float">
            <text:p>5.8</text:p>
          </table:table-cell>
          <table:table-cell office:value-type="float" office:value="5.2" calcext:value-type="float">
            <text:p>5.2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table:style-name="ce22" office:value-type="float" office:value="75" calcext:value-type="float">
            <text:p>75</text:p>
          </table:table-cell>
          <table:table-cell table:style-name="ce22" office:value-type="float" office:value="60" calcext:value-type="float">
            <text:p>60</text:p>
          </table:table-cell>
          <table:table-cell office:value-type="float" office:value="0.8929" calcext:value-type="float">
            <text:p>0.8929</text:p>
          </table:table-cell>
          <table:table-cell office:value-type="float" office:value="1.1211" calcext:value-type="float">
            <text:p>1.1211</text:p>
          </table:table-cell>
          <table:table-cell office:value-type="float" office:value="0.9954" calcext:value-type="float">
            <text:p>0.9954</text:p>
          </table:table-cell>
          <table:table-cell table:number-columns-repeated="2"/>
          <table:table-cell table:style-name="ce33" office:value-type="float" office:value="75" calcext:value-type="float">
            <text:p>75</text:p>
          </table:table-cell>
          <table:table-cell table:style-name="ce35" office:value-type="float" office:value="1.1224" calcext:value-type="float">
            <text:p>1.1224</text:p>
          </table:table-cell>
          <table:table-cell table:style-name="ce35" table:number-columns-repeated="4"/>
          <table:table-cell table:style-name="ce35" office:value-type="float" office:value="0.6056" calcext:value-type="float">
            <text:p>0.6056</text:p>
          </table:table-cell>
          <table:table-cell table:style-name="ce35" office:value-type="float" office:value="0.7783" calcext:value-type="float">
            <text:p>0.7783</text:p>
          </table:table-cell>
          <table:table-cell table:style-name="ce35" office:value-type="float" office:value="0.9861" calcext:value-type="float">
            <text:p>0.9861</text:p>
          </table:table-cell>
          <table:table-cell table:style-name="ce35" office:value-type="float" office:value="1.2256" calcext:value-type="float">
            <text:p>1.2256</text:p>
          </table:table-cell>
          <table:table-cell table:style-name="ce35" office:value-type="float" office:value="1.469" calcext:value-type="float">
            <text:p>1.469</text:p>
          </table:table-cell>
          <table:table-cell table:style-name="ce39" office:value-type="float" office:value="1.0052" calcext:value-type="float">
            <text:p>1.005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80.6" calcext:value-type="float">
            <text:p>80.6</text:p>
          </table:table-cell>
          <table:table-cell office:value-type="float" office:value="66.2" calcext:value-type="float">
            <text:p>66.2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office:value-type="float" office:value="5.3" calcext:value-type="float">
            <text:p>5.3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table:style-name="ce22" office:value-type="float" office:value="70" calcext:value-type="float">
            <text:p>70</text:p>
          </table:table-cell>
          <table:table-cell table:style-name="ce22" office:value-type="float" office:value="65" calcext:value-type="float">
            <text:p>65</text:p>
          </table:table-cell>
          <table:table-cell office:value-type="float" office:value="0.9694" calcext:value-type="float">
            <text:p>0.9694</text:p>
          </table:table-cell>
          <table:table-cell office:value-type="float" office:value="0.6624" calcext:value-type="float">
            <text:p>0.6624</text:p>
          </table:table-cell>
          <table:table-cell office:value-type="float" office:value="0.9987" calcext:value-type="float">
            <text:p>0.9987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80.6" calcext:value-type="float">
            <text:p>80.6</text:p>
          </table:table-cell>
          <table:table-cell office:value-type="float" office:value="66.2" calcext:value-type="float">
            <text:p>66.2</text:p>
          </table:table-cell>
          <table:table-cell office:value-type="float" office:value="300" calcext:value-type="float">
            <text:p>300</text:p>
          </table:table-cell>
          <table:table-cell office:value-type="float" office:value="5.1" calcext:value-type="float">
            <text:p>5.1</text:p>
          </table:table-cell>
          <table:table-cell office:value-type="float" office:value="4.8" calcext:value-type="float">
            <text:p>4.8</text:p>
          </table:table-cell>
          <table:table-cell office:value-type="float" office:value="0.6" calcext:value-type="float">
            <text:p>0.6</text:p>
          </table:table-cell>
          <table:table-cell table:number-columns-repeated="2"/>
          <table:table-cell table:style-name="ce22" office:value-type="float" office:value="75" calcext:value-type="float">
            <text:p>75</text:p>
          </table:table-cell>
          <table:table-cell table:style-name="ce22" office:value-type="float" office:value="65" calcext:value-type="float">
            <text:p>65</text:p>
          </table:table-cell>
          <table:table-cell office:value-type="float" office:value="0.9694" calcext:value-type="float">
            <text:p>0.9694</text:p>
          </table:table-cell>
          <table:table-cell office:value-type="float" office:value="0.885" calcext:value-type="float">
            <text:p>0.885</text:p>
          </table:table-cell>
          <table:table-cell office:value-type="float" office:value="0.9987" calcext:value-type="float">
            <text:p>0.9987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.5" calcext:value-type="float">
            <text:p>1.5</text:p>
          </table:table-cell>
          <table:table-cell office:value-type="float" office:value="80.6" calcext:value-type="float">
            <text:p>80.6</text:p>
          </table:table-cell>
          <table:table-cell office:value-type="float" office:value="66.2" calcext:value-type="float">
            <text:p>66.2</text:p>
          </table:table-cell>
          <table:table-cell office:value-type="float" office:value="300" calcext:value-type="float">
            <text:p>300</text:p>
          </table:table-cell>
          <table:table-cell office:value-type="float" office:value="5.3" calcext:value-type="float">
            <text:p>5.3</text:p>
          </table:table-cell>
          <table:table-cell office:value-type="float" office:value="4.9" calcext:value-type="float">
            <text:p>4.9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0.9694" calcext:value-type="float">
            <text:p>0.9694</text:p>
          </table:table-cell>
          <table:table-cell office:value-type="float" office:value="1.0986" calcext:value-type="float">
            <text:p>1.0986</text:p>
          </table:table-cell>
          <table:table-cell office:value-type="float" office:value="0.9987" calcext:value-type="float">
            <text:p>0.9987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80.6" calcext:value-type="float">
            <text:p>80.6</text:p>
          </table:table-cell>
          <table:table-cell office:value-type="float" office:value="66.2" calcext:value-type="float">
            <text:p>66.2</text:p>
          </table:table-cell>
          <table:table-cell office:value-type="float" office:value="300" calcext:value-type="float">
            <text:p>300</text:p>
          </table:table-cell>
          <table:table-cell office:value-type="float" office:value="5.4" calcext:value-type="float">
            <text:p>5.4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0.5685" calcext:value-type="float">
            <text:p>0.5685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80.6" calcext:value-type="float">
            <text:p>80.6</text:p>
          </table:table-cell>
          <table:table-cell office:value-type="float" office:value="66.2" calcext:value-type="float">
            <text:p>66.2</text:p>
          </table:table-cell>
          <table:table-cell office:value-type="float" office:value="300" calcext:value-type="float">
            <text:p>300</text:p>
          </table:table-cell>
          <table:table-cell office:value-type="float" office:value="4.5" calcext:value-type="float">
            <text:p>4.5</text:p>
          </table:table-cell>
          <table:table-cell office:value-type="float" office:value="4.4" calcext:value-type="float">
            <text:p>4.4</text:p>
          </table:table-cell>
          <table:table-cell office:value-type="float" office:value="0.6" calcext:value-type="float">
            <text:p>0.6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0.7879" calcext:value-type="float">
            <text:p>0.7879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1.5" calcext:value-type="float">
            <text:p>1.5</text:p>
          </table:table-cell>
          <table:table-cell office:value-type="float" office:value="80.6" calcext:value-type="float">
            <text:p>80.6</text:p>
          </table:table-cell>
          <table:table-cell office:value-type="float" office:value="66.2" calcext:value-type="float">
            <text:p>66.2</text:p>
          </table:table-cell>
          <table:table-cell office:value-type="float" office:value="300" calcext:value-type="float">
            <text:p>300</text:p>
          </table:table-cell>
          <table:table-cell office:value-type="float" office:value="4.8" calcext:value-type="float">
            <text:p>4.8</text:p>
          </table:table-cell>
          <table:table-cell office:value-type="float" office:value="4.6" calcext:value-type="float">
            <text:p>4.6</text:p>
          </table:table-cell>
          <table:table-cell office:value-type="float" office:value="0.6" calcext:value-type="float">
            <text:p>0.6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float" office:value="80.6" calcext:value-type="float">
            <text:p>80.6</text:p>
          </table:table-cell>
          <table:table-cell office:value-type="float" office:value="66.2" calcext:value-type="float">
            <text:p>66.2</text:p>
          </table:table-cell>
          <table:table-cell office:value-type="float" office:value="300" calcext:value-type="float">
            <text:p>300</text:p>
          </table:table-cell>
          <table:table-cell office:value-type="float" office:value="4.9" calcext:value-type="float">
            <text:p>4.9</text:p>
          </table:table-cell>
          <table:table-cell office:value-type="float" office:value="4.6" calcext:value-type="float">
            <text:p>4.6</text:p>
          </table:table-cell>
          <table:table-cell office:value-type="float" office:value="0.6" calcext:value-type="float">
            <text:p>0.6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1.1891" calcext:value-type="float">
            <text:p>1.1891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80.6" calcext:value-type="float">
            <text:p>80.6</text:p>
          </table:table-cell>
          <table:table-cell office:value-type="float" office:value="66.2" calcext:value-type="float">
            <text:p>66.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4.1" calcext:value-type="float">
            <text:p>4.1</text:p>
          </table:table-cell>
          <table:table-cell office:value-type="float" office:value="0.7" calcext:value-type="float">
            <text:p>0.7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1.3838" calcext:value-type="float">
            <text:p>1.3838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.5" calcext:value-type="float">
            <text:p>1.5</text:p>
          </table:table-cell>
          <table:table-cell office:value-type="float" office:value="80.6" calcext:value-type="float">
            <text:p>80.6</text:p>
          </table:table-cell>
          <table:table-cell office:value-type="float" office:value="66.2" calcext:value-type="float">
            <text:p>66.2</text:p>
          </table:table-cell>
          <table:table-cell office:value-type="float" office:value="300" calcext:value-type="float">
            <text:p>300</text:p>
          </table:table-cell>
          <table:table-cell office:value-type="float" office:value="4.3" calcext:value-type="float">
            <text:p>4.3</text:p>
          </table:table-cell>
          <table:table-cell office:value-type="float" office:value="4.2" calcext:value-type="float">
            <text:p>4.2</text:p>
          </table:table-cell>
          <table:table-cell office:value-type="float" office:value="0.6" calcext:value-type="float">
            <text:p>0.6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1.0459" calcext:value-type="float">
            <text:p>1.0459</text:p>
          </table:table-cell>
          <table:table-cell office:value-type="float" office:value="0.6391" calcext:value-type="float">
            <text:p>0.6391</text:p>
          </table:table-cell>
          <table:table-cell office:value-type="float" office:value="1.002" calcext:value-type="float">
            <text:p>1.002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80.6" calcext:value-type="float">
            <text:p>80.6</text:p>
          </table:table-cell>
          <table:table-cell office:value-type="float" office:value="66.2" calcext:value-type="float">
            <text:p>66.2</text:p>
          </table:table-cell>
          <table:table-cell office:value-type="float" office:value="300" calcext:value-type="float">
            <text:p>300</text:p>
          </table:table-cell>
          <table:table-cell office:value-type="float" office:value="4.4" calcext:value-type="float">
            <text:p>4.4</text:p>
          </table:table-cell>
          <table:table-cell office:value-type="float" office:value="4.3" calcext:value-type="float">
            <text:p>4.3</text:p>
          </table:table-cell>
          <table:table-cell office:value-type="float" office:value="0.6" calcext:value-type="float">
            <text:p>0.6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.0459" calcext:value-type="float">
            <text:p>1.0459</text:p>
          </table:table-cell>
          <table:table-cell office:value-type="float" office:value="0.8521" calcext:value-type="float">
            <text:p>0.8521</text:p>
          </table:table-cell>
          <table:table-cell office:value-type="float" office:value="1.002" calcext:value-type="float">
            <text:p>1.002</text:p>
          </table:table-cell>
          <table:table-cell table:number-columns-repeated="1008"/>
        </table:table-row>
        <table:table-row table:style-name="ro1">
          <table:table-cell table:number-columns-repeated="11"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1.0459" calcext:value-type="float">
            <text:p>1.0459</text:p>
          </table:table-cell>
          <table:table-cell office:value-type="float" office:value="1.0361" calcext:value-type="float">
            <text:p>1.0361</text:p>
          </table:table-cell>
          <table:table-cell office:value-type="float" office:value="1.002" calcext:value-type="float">
            <text:p>1.002</text:p>
          </table:table-cell>
          <table:table-cell table:number-columns-repeated="1008"/>
        </table:table-row>
        <table:table-row table:style-name="ro1">
          <table:table-cell table:number-columns-repeated="11"/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1.0459" calcext:value-type="float">
            <text:p>1.0459</text:p>
          </table:table-cell>
          <table:table-cell office:value-type="float" office:value="1.2347" calcext:value-type="float">
            <text:p>1.2347</text:p>
          </table:table-cell>
          <table:table-cell office:value-type="float" office:value="1.002" calcext:value-type="float">
            <text:p>1.002</text:p>
          </table:table-cell>
          <table:table-cell table:number-columns-repeated="1008"/>
        </table:table-row>
        <table:table-row table:style-name="ro1">
          <table:table-cell table:number-columns-repeated="11"/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1.0459" calcext:value-type="float">
            <text:p>1.0459</text:p>
          </table:table-cell>
          <table:table-cell office:value-type="float" office:value="1.4461" calcext:value-type="float">
            <text:p>1.4461</text:p>
          </table:table-cell>
          <table:table-cell office:value-type="float" office:value="1.002" calcext:value-type="float">
            <text:p>1.002</text:p>
          </table:table-cell>
          <table:table-cell table:number-columns-repeated="1008"/>
        </table:table-row>
        <table:table-row table:style-name="ro1">
          <table:table-cell table:number-columns-repeated="11"/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1.1224" calcext:value-type="float">
            <text:p>1.1224</text:p>
          </table:table-cell>
          <table:table-cell office:value-type="float" office:value="0.6056" calcext:value-type="float">
            <text:p>0.6056</text:p>
          </table:table-cell>
          <table:table-cell office:value-type="float" office:value="1.0052" calcext:value-type="float">
            <text:p>1.0052</text:p>
          </table:table-cell>
          <table:table-cell table:number-columns-repeated="1008"/>
        </table:table-row>
        <table:table-row table:style-name="ro1">
          <table:table-cell table:number-columns-repeated="11"/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1.1224" calcext:value-type="float">
            <text:p>1.1224</text:p>
          </table:table-cell>
          <table:table-cell office:value-type="float" office:value="0.7783" calcext:value-type="float">
            <text:p>0.7783</text:p>
          </table:table-cell>
          <table:table-cell office:value-type="float" office:value="1.0052" calcext:value-type="float">
            <text:p>1.0052</text:p>
          </table:table-cell>
          <table:table-cell table:number-columns-repeated="1008"/>
        </table:table-row>
        <table:table-row table:style-name="ro1">
          <table:table-cell table:number-columns-repeated="11"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.1224" calcext:value-type="float">
            <text:p>1.1224</text:p>
          </table:table-cell>
          <table:table-cell office:value-type="float" office:value="0.9861" calcext:value-type="float">
            <text:p>0.9861</text:p>
          </table:table-cell>
          <table:table-cell office:value-type="float" office:value="1.0052" calcext:value-type="float">
            <text:p>1.0052</text:p>
          </table:table-cell>
          <table:table-cell table:number-columns-repeated="1008"/>
        </table:table-row>
        <table:table-row table:style-name="ro1">
          <table:table-cell table:number-columns-repeated="11"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.1224" calcext:value-type="float">
            <text:p>1.1224</text:p>
          </table:table-cell>
          <table:table-cell office:value-type="float" office:value="1.2256" calcext:value-type="float">
            <text:p>1.2256</text:p>
          </table:table-cell>
          <table:table-cell office:value-type="float" office:value="1.0052" calcext:value-type="float">
            <text:p>1.0052</text:p>
          </table:table-cell>
          <table:table-cell table:number-columns-repeated="1008"/>
        </table:table-row>
        <table:table-row table:style-name="ro1">
          <table:table-cell table:number-columns-repeated="11"/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.1224" calcext:value-type="float">
            <text:p>1.1224</text:p>
          </table:table-cell>
          <table:table-cell office:value-type="float" office:value="1.469" calcext:value-type="float">
            <text:p>1.469</text:p>
          </table:table-cell>
          <table:table-cell office:value-type="float" office:value="1.0052" calcext:value-type="float">
            <text:p>1.0052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22"/>
          <table:table-cell table:number-columns-repeated="101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olingKnownParameters" table:style-name="ta2">
        <office:forms form:automatic-focus="false" form:apply-design-mode="false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17" table:default-cell-style-name="Default"/>
        <table:table-column table:style-name="co6" table:number-columns-repeated="2" table:default-cell-style-name="Default"/>
        <table:table-column table:style-name="co1" table:number-columns-repeated="14" table:default-cell-style-name="Default"/>
        <table:table-column table:style-name="co7" table:number-columns-repeated="988" table:default-cell-style-name="Default"/>
        <table:table-row table:style-name="ro1">
          <table:table-cell table:style-name="ce26" table:number-columns-repeated="2"/>
          <table:table-cell table:style-name="ce8"/>
          <table:table-cell table:style-name="ce26" table:number-columns-repeated="4"/>
          <table:table-cell table:style-name="ce8"/>
          <table:table-cell table:style-name="ce26" table:number-columns-repeated="5"/>
          <table:table-cell table:style-name="ce8"/>
          <table:table-cell table:style-name="ce26" table:number-columns-repeated="5"/>
          <table:table-cell table:style-name="ce8" table:number-columns-repeated="2"/>
          <table:table-cell table:style-name="ce26" table:number-columns-repeated="2"/>
          <table:table-cell table:style-name="ce8" table:number-columns-repeated="2"/>
          <table:table-cell table:style-name="ce26" table:number-columns-repeated="2"/>
          <table:table-cell table:style-name="ce8"/>
          <table:table-cell table:style-name="ce26" table:number-columns-repeated="8"/>
          <table:table-cell table:style-name="ce6" table:number-columns-repeated="988"/>
        </table:table-row>
        <table:table-row table:style-name="ro1">
          <table:table-cell/>
          <table:table-cell table:style-name="ce2" office:value-type="string" calcext:value-type="string">
            <text:p>This data is generated by first making up fake curve coefficients</text:p>
          </table:table-cell>
          <table:table-cell table:style-name="ce1" table:number-columns-repeated="6"/>
          <table:table-cell table:style-name="ce5" table:number-columns-repeated="10"/>
          <table:table-cell table:number-columns-repeated="33"/>
          <table:table-cell table:style-name="ce5" table:number-columns-repeated="973"/>
        </table:table-row>
        <table:table-row table:style-name="ro1">
          <table:table-cell/>
          <table:table-cell table:style-name="ce2" office:value-type="string" calcext:value-type="string">
            <text:p>The idea here is that once the curve is evaluated to come up with an artificial dataset, the parameter tool should be able to recreate the original coefficients</text:p>
          </table:table-cell>
          <table:table-cell table:style-name="ce1" table:number-columns-repeated="6"/>
          <table:table-cell table:style-name="ce5" table:number-columns-repeated="10"/>
          <table:table-cell table:number-columns-repeated="33"/>
          <table:table-cell table:style-name="ce5" table:number-columns-repeated="973"/>
        </table:table-row>
        <table:table-row table:style-name="ro1">
          <table:table-cell/>
          <table:table-cell table:style-name="ce2" office:value-type="string" calcext:value-type="string">
            <text:p>This data is ready to paste directly into the parameter estimation tool</text:p>
          </table:table-cell>
          <table:table-cell table:style-name="ce1" table:number-columns-repeated="6"/>
          <table:table-cell table:style-name="ce5" table:number-columns-repeated="10"/>
          <table:table-cell table:number-columns-repeated="33"/>
          <table:table-cell table:style-name="ce5" table:number-columns-repeated="973"/>
        </table:table-row>
        <table:table-row table:style-name="ro1">
          <table:table-cell table:style-name="ce26" table:number-columns-repeated="2"/>
          <table:table-cell table:style-name="ce8"/>
          <table:table-cell table:style-name="ce26" table:number-columns-repeated="4"/>
          <table:table-cell table:style-name="ce8"/>
          <table:table-cell table:style-name="ce26" table:number-columns-repeated="5"/>
          <table:table-cell table:style-name="ce8"/>
          <table:table-cell table:style-name="ce26" table:number-columns-repeated="5"/>
          <table:table-cell table:style-name="ce8" table:number-columns-repeated="2"/>
          <table:table-cell table:style-name="ce26" table:number-columns-repeated="2"/>
          <table:table-cell table:style-name="ce8" table:number-columns-repeated="2"/>
          <table:table-cell table:style-name="ce26" table:number-columns-repeated="2"/>
          <table:table-cell table:style-name="ce8"/>
          <table:table-cell table:style-name="ce26" table:number-columns-repeated="8"/>
          <table:table-cell table:style-name="ce6" table:number-columns-repeated="988"/>
        </table:table-row>
        <table:table-row table:style-name="ro4">
          <table:table-cell table:style-name="ce26" table:number-columns-repeated="2"/>
          <table:table-cell table:style-name="ce8" office:value-type="string" calcext:value-type="string" table:number-columns-spanned="3" table:number-rows-spanned="1">
            <text:p>MADE UP COEFFICIENTS; THESE ARE THE OUTPUT OF THE CALCULATION TOOL</text:p>
          </table:table-cell>
          <table:covered-table-cell table:number-columns-repeated="2" table:style-name="ce26"/>
          <table:table-cell table:style-name="ce26" table:number-columns-repeated="2"/>
          <table:table-cell table:style-name="ce8" office:value-type="string" calcext:value-type="string" table:number-columns-spanned="5" table:number-rows-spanned="1">
            <text:p>MADE UP INDEPENDENT VARIABLES</text:p>
          </table:table-cell>
          <table:covered-table-cell table:number-columns-repeated="4" table:style-name="ce26"/>
          <table:table-cell table:style-name="ce26"/>
          <table:table-cell table:style-name="ce8" office:value-type="string" calcext:value-type="string" table:number-columns-spanned="5" table:number-rows-spanned="1">
            <text:p>SCALING INDEPENDENT VARIABLES</text:p>
          </table:table-cell>
          <table:covered-table-cell table:number-columns-repeated="4" table:style-name="ce26"/>
          <table:table-cell table:style-name="ce26"/>
          <table:table-cell table:style-name="ce8" office:value-type="string" calcext:value-type="string" table:number-columns-spanned="3" table:number-rows-spanned="1">
            <text:p>CALCULATE SCALED Q and P</text:p>
          </table:table-cell>
          <table:covered-table-cell table:style-name="ce8"/>
          <table:covered-table-cell table:style-name="ce26"/>
          <table:table-cell table:style-name="ce26"/>
          <table:table-cell table:style-name="ce8" office:value-type="string" calcext:value-type="string" table:number-columns-spanned="3" table:number-rows-spanned="1">
            <text:p>UNSCALE Q and P TO REAL VALUES</text:p>
          </table:table-cell>
          <table:covered-table-cell table:style-name="ce8"/>
          <table:covered-table-cell table:style-name="ce26"/>
          <table:table-cell table:style-name="ce26"/>
          <table:table-cell table:style-name="ce8" office:value-type="string" calcext:value-type="string" table:number-columns-spanned="8" table:number-rows-spanned="1">
            <text:p>FINAL DATA SET READY TO PASTE IN TO THE TOOL</text:p>
          </table:table-cell>
          <table:covered-table-cell table:number-columns-repeated="7" table:style-name="ce26"/>
          <table:table-cell table:style-name="ce26"/>
          <table:table-cell table:style-name="ce6" table:number-columns-repeated="988"/>
        </table:table-row>
        <table:table-row table:style-name="ro4">
          <table:table-cell table:number-columns-repeated="2"/>
          <table:table-cell table:style-name="ce4" office:value-type="string" calcext:value-type="string">
            <text:p>Params</text:p>
          </table:table-cell>
          <table:table-cell table:style-name="ce4" office:value-type="string" calcext:value-type="string">
            <text:p>Capacity</text:p>
          </table:table-cell>
          <table:table-cell table:style-name="ce4" office:value-type="string" calcext:value-type="string">
            <text:p>Sensible</text:p>
          </table:table-cell>
          <table:table-cell table:style-name="ce4" office:value-type="string" calcext:value-type="string">
            <text:p>Power</text:p>
          </table:table-cell>
          <table:table-cell table:style-name="ce5"/>
          <table:table-cell table:style-name="ce1" office:value-type="string" calcext:value-type="string">
            <text:p>Water EWT</text:p>
          </table:table-cell>
          <table:table-cell table:style-name="ce1" office:value-type="string" calcext:value-type="string">
            <text:p>Water Flow</text:p>
          </table:table-cell>
          <table:table-cell table:style-name="ce1" office:value-type="string" calcext:value-type="string">
            <text:p>Air EWT DB</text:p>
          </table:table-cell>
          <table:table-cell table:style-name="ce1" office:value-type="string" calcext:value-type="string">
            <text:p>Air EWT WB</text:p>
          </table:table-cell>
          <table:table-cell table:style-name="ce1" office:value-type="string" calcext:value-type="string">
            <text:p>Air Flow</text:p>
          </table:table-cell>
          <table:table-cell table:style-name="ce14"/>
          <table:table-cell table:style-name="ce1" office:value-type="string" calcext:value-type="string">
            <text:p>Scaled Water EWT</text:p>
          </table:table-cell>
          <table:table-cell table:style-name="ce1" office:value-type="string" calcext:value-type="string">
            <text:p>Scaled Water Flow</text:p>
          </table:table-cell>
          <table:table-cell table:style-name="ce1" office:value-type="string" calcext:value-type="string">
            <text:p>Scaled Air EWT DB</text:p>
          </table:table-cell>
          <table:table-cell table:style-name="ce1" office:value-type="string" calcext:value-type="string">
            <text:p>Scaled Air EWT WB</text:p>
          </table:table-cell>
          <table:table-cell table:style-name="ce1" office:value-type="string" calcext:value-type="string">
            <text:p>Scaled Air Flow</text:p>
          </table:table-cell>
          <table:table-cell table:style-name="ce14"/>
          <table:table-cell table:style-name="ce1" office:value-type="string" calcext:value-type="string">
            <text:p>Capacity Curve Output</text:p>
          </table:table-cell>
          <table:table-cell table:style-name="ce1" office:value-type="string" calcext:value-type="string">
            <text:p>Sensible Curve Output</text:p>
          </table:table-cell>
          <table:table-cell table:style-name="ce1" office:value-type="string" calcext:value-type="string">
            <text:p>Power Curve Output</text:p>
          </table:table-cell>
          <table:table-cell table:style-name="ce14"/>
          <table:table-cell table:style-name="ce1" office:value-type="string" calcext:value-type="string">
            <text:p>Capacity</text:p>
          </table:table-cell>
          <table:table-cell table:style-name="ce1" office:value-type="string" calcext:value-type="string">
            <text:p>Sensible</text:p>
          </table:table-cell>
          <table:table-cell table:style-name="ce1" office:value-type="string" calcext:value-type="string">
            <text:p>Power</text:p>
          </table:table-cell>
          <table:table-cell table:style-name="ce14"/>
          <table:table-cell table:style-name="ce1" table:formula="of:=[.H7]" office:value-type="string" office:string-value="Water EWT" calcext:value-type="string">
            <text:p>Water EWT</text:p>
          </table:table-cell>
          <table:table-cell table:style-name="ce1" table:formula="of:=[.I7]" office:value-type="string" office:string-value="Water Flow" calcext:value-type="string">
            <text:p>Water Flow</text:p>
          </table:table-cell>
          <table:table-cell table:style-name="ce1" table:formula="of:=[.J7]" office:value-type="string" office:string-value="Air EWT DB" calcext:value-type="string">
            <text:p>Air EWT DB</text:p>
          </table:table-cell>
          <table:table-cell table:style-name="ce1" office:value-type="string" calcext:value-type="string">
            <text:p>Air EWT WB</text:p>
          </table:table-cell>
          <table:table-cell table:style-name="ce1" table:formula="of:=[.L7]" office:value-type="string" office:string-value="Air Flow" calcext:value-type="string">
            <text:p>Air Flow</text:p>
          </table:table-cell>
          <table:table-cell table:style-name="ce1" table:formula="of:=[.X7]" office:value-type="string" office:string-value="Capacity" calcext:value-type="string">
            <text:p>Capacity</text:p>
          </table:table-cell>
          <table:table-cell table:style-name="ce1" office:value-type="string" calcext:value-type="string">
            <text:p>Sensible</text:p>
          </table:table-cell>
          <table:table-cell table:style-name="ce1" table:formula="of:=[.Z7]" office:value-type="string" office:string-value="Power" calcext:value-type="string">
            <text:p>Power</text:p>
          </table:table-cell>
          <table:table-cell table:style-name="ce5"/>
          <table:table-cell table:number-columns-repeated="988"/>
        </table:table-row>
        <table:table-row table:style-name="ro1">
          <table:table-cell table:number-columns-repeated="2"/>
          <table:table-cell table:style-name="ce11" office:value-type="string" calcext:value-type="string">
            <text:p>A</text:p>
          </table:table-cell>
          <table:table-cell table:style-name="ce11" office:value-type="float" office:value="81.4" calcext:value-type="float">
            <text:p>81.4</text:p>
          </table:table-cell>
          <table:table-cell table:style-name="ce11" office:value-type="float" office:value="62.5" calcext:value-type="float">
            <text:p>62.5</text:p>
          </table:table-cell>
          <table:table-cell table:style-name="ce11" office:value-type="float" office:value="97.4" calcext:value-type="float">
            <text:p>97.4</text:p>
          </table:table-cell>
          <table:table-cell/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m3/s</text:p>
          </table:table-cell>
          <table:table-cell table:number-columns-repeated="2" table:style-name="ce4" office:value-type="string" calcext:value-type="string">
            <text:p>C</text:p>
          </table:table-cell>
          <table:table-cell table:style-name="ce4" office:value-type="string" calcext:value-type="string">
            <text:p>m3/s</text:p>
          </table:table-cell>
          <table:table-cell table:style-name="ce11"/>
          <table:table-cell table:number-columns-repeated="5" table:style-name="ce4" office:value-type="string" calcext:value-type="string">
            <text:p>-</text:p>
          </table:table-cell>
          <table:table-cell table:style-name="ce11"/>
          <table:table-cell table:number-columns-repeated="3" table:style-name="ce4" office:value-type="string" calcext:value-type="string">
            <text:p>-</text:p>
          </table:table-cell>
          <table:table-cell table:style-name="ce11"/>
          <table:table-cell table:number-columns-repeated="3" table:style-name="ce4" office:value-type="string" calcext:value-type="string">
            <text:p>kW</text:p>
          </table:table-cell>
          <table:table-cell table:style-name="ce11"/>
          <table:table-cell table:style-name="ce1" table:formula="of:=[.H8]" office:value-type="string" office:string-value="C" calcext:value-type="string">
            <text:p>C</text:p>
          </table:table-cell>
          <table:table-cell table:style-name="ce1" table:formula="of:=[.I8]" office:value-type="string" office:string-value="m3/s" calcext:value-type="string">
            <text:p>m3/s</text:p>
          </table:table-cell>
          <table:table-cell table:style-name="ce1" table:formula="of:=[.J8]" office:value-type="string" office:string-value="C" calcext:value-type="string">
            <text:p>C</text:p>
          </table:table-cell>
          <table:table-cell table:style-name="ce1" office:value-type="string" calcext:value-type="string">
            <text:p>C</text:p>
          </table:table-cell>
          <table:table-cell table:style-name="ce1" table:formula="of:=[.L8]" office:value-type="string" office:string-value="m3/s" calcext:value-type="string">
            <text:p>m3/s</text:p>
          </table:table-cell>
          <table:table-cell table:style-name="ce1" table:formula="of:=[.X8]" office:value-type="string" office:string-value="kW" calcext:value-type="string">
            <text:p>kW</text:p>
          </table:table-cell>
          <table:table-cell table:style-name="ce1" office:value-type="string" calcext:value-type="string">
            <text:p>kW</text:p>
          </table:table-cell>
          <table:table-cell table:style-name="ce1" table:formula="of:=[.Z8]" office:value-type="string" office:string-value="kW" calcext:value-type="string">
            <text:p>kW</text:p>
          </table:table-cell>
          <table:table-cell table:number-columns-repeated="989"/>
        </table:table-row>
        <table:table-row table:style-name="ro1">
          <table:table-cell table:number-columns-repeated="2"/>
          <table:table-cell table:style-name="ce11" office:value-type="string" calcext:value-type="string">
            <text:p>B</text:p>
          </table:table-cell>
          <table:table-cell table:style-name="ce11" office:value-type="float" office:value="69.2" calcext:value-type="float">
            <text:p>69.2</text:p>
          </table:table-cell>
          <table:table-cell table:style-name="ce11" office:value-type="float" office:value="10.4" calcext:value-type="float">
            <text:p>10.4</text:p>
          </table:table-cell>
          <table:table-cell table:style-name="ce11" office:value-type="float" office:value="64.3" calcext:value-type="float">
            <text:p>64.3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/>
          <table:table-cell table:formula="of:=([.H9]+273.15)/[.$D$23]" office:value-type="float" office:value="0.968727915194346" calcext:value-type="float">
            <text:p>0.968727915194346</text:p>
          </table:table-cell>
          <table:table-cell table:formula="of:=[.I9]/[.$D$17]" office:value-type="float" office:value="0.05" calcext:value-type="float">
            <text:p>0.05</text:p>
          </table:table-cell>
          <table:table-cell table:formula="of:=([.J9]+273.15)/[.$D$23]" office:value-type="float" office:value="0.968727915194346" calcext:value-type="float">
            <text:p>0.968727915194346</text:p>
          </table:table-cell>
          <table:table-cell table:formula="of:=([.K9]+273.15)/[.$D$23]" office:value-type="float" office:value="0.968727915194346" calcext:value-type="float">
            <text:p>0.968727915194346</text:p>
          </table:table-cell>
          <table:table-cell table:formula="of:=[.L9]/[.$D$16]" office:value-type="float" office:value="0.1" calcext:value-type="float">
            <text:p>0.1</text:p>
          </table:table-cell>
          <table:table-cell/>
          <table:table-cell table:formula="of:=[.$D$8]+[.$D$9]*[.Q9]+[.$D$10]*[.N9]+[.$D$11]*[.R9]+[.$D$12]*[.O9]" office:value-type="float" office:value="232.934275618375" calcext:value-type="float">
            <text:p>232.934275618375</text:p>
          </table:table-cell>
          <table:table-cell table:formula="of:=[.$E$8]+[.$E$9]*[.P9]+[.$E$10]*[.Q9]+[.$E$11]*[.N9]+[.$E$12]*[.R9]+[.$E$13]*[.O9]" office:value-type="float" office:value="127.035088339223" calcext:value-type="float">
            <text:p>127.035088339223</text:p>
          </table:table-cell>
          <table:table-cell table:formula="of:=[.$F$8]+[.$F$9]*[.Q9]+[.$F$10]*[.N9]+[.$F$11]*[.R9]+[.$F$12]*[.O9]" office:value-type="float" office:value="198.799134275618" calcext:value-type="float">
            <text:p>198.799134275618</text:p>
          </table:table-cell>
          <table:table-cell/>
          <table:table-cell table:formula="of:=[.T9]*[.$D$18]" office:value-type="float" office:value="23293.4275618375" calcext:value-type="float">
            <text:p>23293.4275618375</text:p>
          </table:table-cell>
          <table:table-cell table:formula="of:=[.U9]*[.$D$19]" office:value-type="float" office:value="10162.8070671378" calcext:value-type="float">
            <text:p>10162.8070671378</text:p>
          </table:table-cell>
          <table:table-cell table:formula="of:=[.V9]*[.$D$20]" office:value-type="float" office:value="3975.98268551237" calcext:value-type="float">
            <text:p>3975.98268551237</text:p>
          </table:table-cell>
          <table:table-cell/>
          <table:table-cell table:style-name="ce5" table:formula="of:=[.H9]" office:value-type="float" office:value="1" calcext:value-type="float">
            <text:p>1</text:p>
          </table:table-cell>
          <table:table-cell table:style-name="ce5" table:formula="of:=[.I9]" office:value-type="float" office:value="1" calcext:value-type="float">
            <text:p>1</text:p>
          </table:table-cell>
          <table:table-cell table:style-name="ce5" table:formula="of:=[.J9]" office:value-type="float" office:value="1" calcext:value-type="float">
            <text:p>1</text:p>
          </table:table-cell>
          <table:table-cell table:style-name="ce5" table:formula="of:=[.K9]" office:value-type="float" office:value="1" calcext:value-type="float">
            <text:p>1</text:p>
          </table:table-cell>
          <table:table-cell table:style-name="ce5" table:formula="of:=[.L9]" office:value-type="float" office:value="1" calcext:value-type="float">
            <text:p>1</text:p>
          </table:table-cell>
          <table:table-cell table:style-name="ce5" table:formula="of:=[.X9]" office:value-type="float" office:value="23293.4275618375" calcext:value-type="float">
            <text:p>23293.4275618375</text:p>
          </table:table-cell>
          <table:table-cell table:style-name="ce5" table:formula="of:=[.Y9]" office:value-type="float" office:value="10162.8070671378" calcext:value-type="float">
            <text:p>10162.8070671378</text:p>
          </table:table-cell>
          <table:table-cell table:style-name="ce5" table:formula="of:=[.Z9]" office:value-type="float" office:value="3975.98268551237" calcext:value-type="float">
            <text:p>3975.98268551237</text:p>
          </table:table-cell>
          <table:table-cell table:number-columns-repeated="989"/>
        </table:table-row>
        <table:table-row table:style-name="ro1">
          <table:table-cell table:number-columns-repeated="2"/>
          <table:table-cell table:style-name="ce11" office:value-type="string" calcext:value-type="string">
            <text:p>C</text:p>
          </table:table-cell>
          <table:table-cell table:style-name="ce11" office:value-type="float" office:value="76.8" calcext:value-type="float">
            <text:p>76.8</text:p>
          </table:table-cell>
          <table:table-cell table:style-name="ce11" office:value-type="float" office:value="18.5" calcext:value-type="float">
            <text:p>18.5</text:p>
          </table:table-cell>
          <table:table-cell table:style-name="ce11" office:value-type="float" office:value="31.5" calcext:value-type="float">
            <text:p>31.5</text:p>
          </table:table-cell>
          <table:table-cell/>
          <table:table-cell table:number-columns-repeated="5" office:value-type="float" office:value="2" calcext:value-type="float">
            <text:p>2</text:p>
          </table:table-cell>
          <table:table-cell/>
          <table:table-cell table:formula="of:=([.H10]+273.15)/[.$D$23]" office:value-type="float" office:value="0.97226148409894" calcext:value-type="float">
            <text:p>0.97226148409894</text:p>
          </table:table-cell>
          <table:table-cell table:formula="of:=[.I10]/[.$D$17]" office:value-type="float" office:value="0.1" calcext:value-type="float">
            <text:p>0.1</text:p>
          </table:table-cell>
          <table:table-cell table:formula="of:=([.J10]+273.15)/[.$D$23]" office:value-type="float" office:value="0.97226148409894" calcext:value-type="float">
            <text:p>0.97226148409894</text:p>
          </table:table-cell>
          <table:table-cell table:formula="of:=([.K10]+273.15)/[.$D$23]" office:value-type="float" office:value="0.97226148409894" calcext:value-type="float">
            <text:p>0.97226148409894</text:p>
          </table:table-cell>
          <table:table-cell table:formula="of:=[.L10]/[.$D$16]" office:value-type="float" office:value="0.2" calcext:value-type="float">
            <text:p>0.2</text:p>
          </table:table-cell>
          <table:table-cell/>
          <table:table-cell table:formula="of:=[.$D$8]+[.$D$9]*[.Q10]+[.$D$10]*[.N10]+[.$D$11]*[.R10]+[.$D$12]*[.O10]" office:value-type="float" office:value="243.550176678445" calcext:value-type="float">
            <text:p>243.550176678445</text:p>
          </table:table-cell>
          <table:table-cell table:formula="of:=[.$E$8]+[.$E$9]*[.P10]+[.$E$10]*[.Q10]+[.$E$11]*[.N10]+[.$E$12]*[.R10]+[.$E$13]*[.O10]" office:value-type="float" office:value="140.800954063604" calcext:value-type="float">
            <text:p>140.800954063604</text:p>
          </table:table-cell>
          <table:table-cell table:formula="of:=[.$F$8]+[.$F$9]*[.Q10]+[.$F$10]*[.N10]+[.$F$11]*[.R10]+[.$F$12]*[.O10]" office:value-type="float" office:value="207.732650176678" calcext:value-type="float">
            <text:p>207.732650176678</text:p>
          </table:table-cell>
          <table:table-cell/>
          <table:table-cell table:formula="of:=[.T10]*[.$D$18]" office:value-type="float" office:value="24355.0176678445" calcext:value-type="float">
            <text:p>24355.0176678445</text:p>
          </table:table-cell>
          <table:table-cell table:formula="of:=[.U10]*[.$D$19]" office:value-type="float" office:value="11264.0763250883" calcext:value-type="float">
            <text:p>11264.0763250883</text:p>
          </table:table-cell>
          <table:table-cell table:formula="of:=[.V10]*[.$D$20]" office:value-type="float" office:value="4154.65300353357" calcext:value-type="float">
            <text:p>4154.65300353357</text:p>
          </table:table-cell>
          <table:table-cell/>
          <table:table-cell table:style-name="ce5" table:formula="of:=[.H10]" office:value-type="float" office:value="2" calcext:value-type="float">
            <text:p>2</text:p>
          </table:table-cell>
          <table:table-cell table:style-name="ce5" table:formula="of:=[.I10]" office:value-type="float" office:value="2" calcext:value-type="float">
            <text:p>2</text:p>
          </table:table-cell>
          <table:table-cell table:style-name="ce5" table:formula="of:=[.J10]" office:value-type="float" office:value="2" calcext:value-type="float">
            <text:p>2</text:p>
          </table:table-cell>
          <table:table-cell table:style-name="ce5" table:formula="of:=[.K10]" office:value-type="float" office:value="2" calcext:value-type="float">
            <text:p>2</text:p>
          </table:table-cell>
          <table:table-cell table:style-name="ce5" table:formula="of:=[.L10]" office:value-type="float" office:value="2" calcext:value-type="float">
            <text:p>2</text:p>
          </table:table-cell>
          <table:table-cell table:style-name="ce5" table:formula="of:=[.X10]" office:value-type="float" office:value="24355.0176678445" calcext:value-type="float">
            <text:p>24355.0176678445</text:p>
          </table:table-cell>
          <table:table-cell table:style-name="ce5" table:formula="of:=[.Y10]" office:value-type="float" office:value="11264.0763250883" calcext:value-type="float">
            <text:p>11264.0763250883</text:p>
          </table:table-cell>
          <table:table-cell table:style-name="ce5" table:formula="of:=[.Z10]" office:value-type="float" office:value="4154.65300353357" calcext:value-type="float">
            <text:p>4154.65300353357</text:p>
          </table:table-cell>
          <table:table-cell table:number-columns-repeated="989"/>
        </table:table-row>
        <table:table-row table:style-name="ro1">
          <table:table-cell table:number-columns-repeated="2"/>
          <table:table-cell table:style-name="ce11" office:value-type="string" calcext:value-type="string">
            <text:p>D</text:p>
          </table:table-cell>
          <table:table-cell table:style-name="ce11" office:value-type="float" office:value="54.1" calcext:value-type="float">
            <text:p>54.1</text:p>
          </table:table-cell>
          <table:table-cell table:style-name="ce11" office:value-type="float" office:value="23.7" calcext:value-type="float">
            <text:p>23.7</text:p>
          </table:table-cell>
          <table:table-cell table:style-name="ce11" office:value-type="float" office:value="38.7" calcext:value-type="float">
            <text:p>38.7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H11]+273.15)/[.$D$23]" office:value-type="float" office:value="0.975795053003533" calcext:value-type="float">
            <text:p>0.975795053003533</text:p>
          </table:table-cell>
          <table:table-cell table:formula="of:=[.I11]/[.$D$17]" office:value-type="float" office:value="0.15" calcext:value-type="float">
            <text:p>0.15</text:p>
          </table:table-cell>
          <table:table-cell table:formula="of:=([.J11]+273.15)/[.$D$23]" office:value-type="float" office:value="0.975795053003533" calcext:value-type="float">
            <text:p>0.975795053003533</text:p>
          </table:table-cell>
          <table:table-cell table:formula="of:=([.K11]+273.15)/[.$D$23]" office:value-type="float" office:value="0.975795053003533" calcext:value-type="float">
            <text:p>0.975795053003533</text:p>
          </table:table-cell>
          <table:table-cell table:formula="of:=[.L11]/[.$D$16]" office:value-type="float" office:value="0.1" calcext:value-type="float">
            <text:p>0.1</text:p>
          </table:table-cell>
          <table:table-cell/>
          <table:table-cell table:formula="of:=[.$D$8]+[.$D$9]*[.Q11]+[.$D$10]*[.N11]+[.$D$11]*[.R11]+[.$D$12]*[.O11]" office:value-type="float" office:value="243.346077738516" calcext:value-type="float">
            <text:p>243.346077738516</text:p>
          </table:table-cell>
          <table:table-cell table:formula="of:=[.$E$8]+[.$E$9]*[.P11]+[.$E$10]*[.Q11]+[.$E$11]*[.N11]+[.$E$12]*[.R11]+[.$E$13]*[.O11]" office:value-type="float" office:value="135.666819787986" calcext:value-type="float">
            <text:p>135.666819787986</text:p>
          </table:table-cell>
          <table:table-cell table:formula="of:=[.$F$8]+[.$F$9]*[.Q11]+[.$F$10]*[.N11]+[.$F$11]*[.R11]+[.$F$12]*[.O11]" office:value-type="float" office:value="208.926166077739" calcext:value-type="float">
            <text:p>208.926166077739</text:p>
          </table:table-cell>
          <table:table-cell/>
          <table:table-cell table:formula="of:=[.T11]*[.$D$18]" office:value-type="float" office:value="24334.6077738516" calcext:value-type="float">
            <text:p>24334.6077738516</text:p>
          </table:table-cell>
          <table:table-cell table:formula="of:=[.U11]*[.$D$19]" office:value-type="float" office:value="10853.3455830389" calcext:value-type="float">
            <text:p>10853.3455830389</text:p>
          </table:table-cell>
          <table:table-cell table:formula="of:=[.V11]*[.$D$20]" office:value-type="float" office:value="4178.52332155477" calcext:value-type="float">
            <text:p>4178.52332155477</text:p>
          </table:table-cell>
          <table:table-cell/>
          <table:table-cell table:style-name="ce5" table:formula="of:=[.H11]" office:value-type="float" office:value="3" calcext:value-type="float">
            <text:p>3</text:p>
          </table:table-cell>
          <table:table-cell table:style-name="ce5" table:formula="of:=[.I11]" office:value-type="float" office:value="3" calcext:value-type="float">
            <text:p>3</text:p>
          </table:table-cell>
          <table:table-cell table:style-name="ce5" table:formula="of:=[.J11]" office:value-type="float" office:value="3" calcext:value-type="float">
            <text:p>3</text:p>
          </table:table-cell>
          <table:table-cell table:style-name="ce5" table:formula="of:=[.K11]" office:value-type="float" office:value="3" calcext:value-type="float">
            <text:p>3</text:p>
          </table:table-cell>
          <table:table-cell table:style-name="ce5" table:formula="of:=[.L11]" office:value-type="float" office:value="1" calcext:value-type="float">
            <text:p>1</text:p>
          </table:table-cell>
          <table:table-cell table:style-name="ce5" table:formula="of:=[.X11]" office:value-type="float" office:value="24334.6077738516" calcext:value-type="float">
            <text:p>24334.6077738516</text:p>
          </table:table-cell>
          <table:table-cell table:style-name="ce5" table:formula="of:=[.Y11]" office:value-type="float" office:value="10853.3455830389" calcext:value-type="float">
            <text:p>10853.3455830389</text:p>
          </table:table-cell>
          <table:table-cell table:style-name="ce5" table:formula="of:=[.Z11]" office:value-type="float" office:value="4178.52332155477" calcext:value-type="float">
            <text:p>4178.52332155477</text:p>
          </table:table-cell>
          <table:table-cell table:number-columns-repeated="989"/>
        </table:table-row>
        <table:table-row table:style-name="ro1">
          <table:table-cell table:number-columns-repeated="2"/>
          <table:table-cell table:style-name="ce11" office:value-type="string" calcext:value-type="string">
            <text:p>E</text:p>
          </table:table-cell>
          <table:table-cell table:style-name="ce11" office:value-type="float" office:value="93.8" calcext:value-type="float">
            <text:p>93.8</text:p>
          </table:table-cell>
          <table:table-cell table:number-columns-repeated="2" table:style-name="ce11" office:value-type="float" office:value="94.5" calcext:value-type="float">
            <text:p>94.5</text:p>
          </table:table-cell>
          <table:table-cell/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H12]+273.15)/[.$D$23]" office:value-type="float" office:value="0.979328621908127" calcext:value-type="float">
            <text:p>0.979328621908127</text:p>
          </table:table-cell>
          <table:table-cell table:formula="of:=[.I12]/[.$D$17]" office:value-type="float" office:value="0.2" calcext:value-type="float">
            <text:p>0.2</text:p>
          </table:table-cell>
          <table:table-cell table:formula="of:=([.J12]+273.15)/[.$D$23]" office:value-type="float" office:value="0.979328621908127" calcext:value-type="float">
            <text:p>0.979328621908127</text:p>
          </table:table-cell>
          <table:table-cell table:formula="of:=([.K12]+273.15)/[.$D$23]" office:value-type="float" office:value="0.979328621908127" calcext:value-type="float">
            <text:p>0.979328621908127</text:p>
          </table:table-cell>
          <table:table-cell table:formula="of:=[.L12]/[.$D$16]" office:value-type="float" office:value="0.2" calcext:value-type="float">
            <text:p>0.2</text:p>
          </table:table-cell>
          <table:table-cell/>
          <table:table-cell table:formula="of:=[.$D$8]+[.$D$9]*[.Q12]+[.$D$10]*[.N12]+[.$D$11]*[.R12]+[.$D$12]*[.O12]" office:value-type="float" office:value="253.961978798586" calcext:value-type="float">
            <text:p>253.961978798586</text:p>
          </table:table-cell>
          <table:table-cell table:formula="of:=[.$E$8]+[.$E$9]*[.P12]+[.$E$10]*[.Q12]+[.$E$11]*[.N12]+[.$E$12]*[.R12]+[.$E$13]*[.O12]" office:value-type="float" office:value="149.432685512368" calcext:value-type="float">
            <text:p>149.432685512368</text:p>
          </table:table-cell>
          <table:table-cell table:formula="of:=[.$F$8]+[.$F$9]*[.Q12]+[.$F$10]*[.N12]+[.$F$11]*[.R12]+[.$F$12]*[.O12]" office:value-type="float" office:value="217.859681978799" calcext:value-type="float">
            <text:p>217.859681978799</text:p>
          </table:table-cell>
          <table:table-cell/>
          <table:table-cell table:formula="of:=[.T12]*[.$D$18]" office:value-type="float" office:value="25396.1978798587" calcext:value-type="float">
            <text:p>25396.1978798587</text:p>
          </table:table-cell>
          <table:table-cell table:formula="of:=[.U12]*[.$D$19]" office:value-type="float" office:value="11954.6148409894" calcext:value-type="float">
            <text:p>11954.6148409894</text:p>
          </table:table-cell>
          <table:table-cell table:formula="of:=[.V12]*[.$D$20]" office:value-type="float" office:value="4357.19363957597" calcext:value-type="float">
            <text:p>4357.19363957597</text:p>
          </table:table-cell>
          <table:table-cell/>
          <table:table-cell table:style-name="ce5" table:formula="of:=[.H12]" office:value-type="float" office:value="4" calcext:value-type="float">
            <text:p>4</text:p>
          </table:table-cell>
          <table:table-cell table:style-name="ce5" table:formula="of:=[.I12]" office:value-type="float" office:value="4" calcext:value-type="float">
            <text:p>4</text:p>
          </table:table-cell>
          <table:table-cell table:style-name="ce5" table:formula="of:=[.J12]" office:value-type="float" office:value="4" calcext:value-type="float">
            <text:p>4</text:p>
          </table:table-cell>
          <table:table-cell table:style-name="ce5" table:formula="of:=[.K12]" office:value-type="float" office:value="4" calcext:value-type="float">
            <text:p>4</text:p>
          </table:table-cell>
          <table:table-cell table:style-name="ce5" table:formula="of:=[.L12]" office:value-type="float" office:value="2" calcext:value-type="float">
            <text:p>2</text:p>
          </table:table-cell>
          <table:table-cell table:style-name="ce5" table:formula="of:=[.X12]" office:value-type="float" office:value="25396.1978798587" calcext:value-type="float">
            <text:p>25396.1978798587</text:p>
          </table:table-cell>
          <table:table-cell table:style-name="ce5" table:formula="of:=[.Y12]" office:value-type="float" office:value="11954.6148409894" calcext:value-type="float">
            <text:p>11954.6148409894</text:p>
          </table:table-cell>
          <table:table-cell table:style-name="ce5" table:formula="of:=[.Z12]" office:value-type="float" office:value="4357.19363957597" calcext:value-type="float">
            <text:p>4357.19363957597</text:p>
          </table:table-cell>
          <table:table-cell table:number-columns-repeated="989"/>
        </table:table-row>
        <table:table-row table:style-name="ro1">
          <table:table-cell table:number-columns-repeated="2"/>
          <table:table-cell table:style-name="ce11" office:value-type="string" calcext:value-type="string">
            <text:p>F</text:p>
          </table:table-cell>
          <table:table-cell/>
          <table:table-cell table:style-name="ce11" office:value-type="float" office:value="82.6" calcext:value-type="float">
            <text:p>82.6</text:p>
          </table:table-cell>
          <table:table-cell table:number-columns-repeated="2"/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[.H13]+273.15)/[.$D$23]" office:value-type="float" office:value="0.982862190812721" calcext:value-type="float">
            <text:p>0.982862190812721</text:p>
          </table:table-cell>
          <table:table-cell table:formula="of:=[.I13]/[.$D$17]" office:value-type="float" office:value="0.25" calcext:value-type="float">
            <text:p>0.25</text:p>
          </table:table-cell>
          <table:table-cell table:formula="of:=([.J13]+273.15)/[.$D$23]" office:value-type="float" office:value="0.982862190812721" calcext:value-type="float">
            <text:p>0.982862190812721</text:p>
          </table:table-cell>
          <table:table-cell table:formula="of:=([.K13]+273.15)/[.$D$23]" office:value-type="float" office:value="0.968727915194346" calcext:value-type="float">
            <text:p>0.968727915194346</text:p>
          </table:table-cell>
          <table:table-cell table:formula="of:=[.L13]/[.$D$16]" office:value-type="float" office:value="0.1" calcext:value-type="float">
            <text:p>0.1</text:p>
          </table:table-cell>
          <table:table-cell/>
          <table:table-cell table:formula="of:=[.$D$8]+[.$D$9]*[.Q13]+[.$D$10]*[.N13]+[.$D$11]*[.R13]+[.$D$12]*[.O13]" office:value-type="float" office:value="252.779787985866" calcext:value-type="float">
            <text:p>252.779787985866</text:p>
          </table:table-cell>
          <table:table-cell table:formula="of:=[.$E$8]+[.$E$9]*[.P13]+[.$E$10]*[.Q13]+[.$E$11]*[.N13]+[.$E$12]*[.R13]+[.$E$13]*[.O13]" office:value-type="float" office:value="144.037067137809" calcext:value-type="float">
            <text:p>144.037067137809</text:p>
          </table:table-cell>
          <table:table-cell table:formula="of:=[.$F$8]+[.$F$9]*[.Q13]+[.$F$10]*[.N13]+[.$F$11]*[.R13]+[.$F$12]*[.O13]" office:value-type="float" office:value="218.144363957597" calcext:value-type="float">
            <text:p>218.144363957597</text:p>
          </table:table-cell>
          <table:table-cell/>
          <table:table-cell table:formula="of:=[.T13]*[.$D$18]" office:value-type="float" office:value="25277.9787985866" calcext:value-type="float">
            <text:p>25277.9787985866</text:p>
          </table:table-cell>
          <table:table-cell table:formula="of:=[.U13]*[.$D$19]" office:value-type="float" office:value="11522.9653710247" calcext:value-type="float">
            <text:p>11522.9653710247</text:p>
          </table:table-cell>
          <table:table-cell table:formula="of:=[.V13]*[.$D$20]" office:value-type="float" office:value="4362.88727915194" calcext:value-type="float">
            <text:p>4362.88727915194</text:p>
          </table:table-cell>
          <table:table-cell/>
          <table:table-cell table:style-name="ce5" table:formula="of:=[.H13]" office:value-type="float" office:value="5" calcext:value-type="float">
            <text:p>5</text:p>
          </table:table-cell>
          <table:table-cell table:style-name="ce5" table:formula="of:=[.I13]" office:value-type="float" office:value="5" calcext:value-type="float">
            <text:p>5</text:p>
          </table:table-cell>
          <table:table-cell table:style-name="ce5" table:formula="of:=[.J13]" office:value-type="float" office:value="5" calcext:value-type="float">
            <text:p>5</text:p>
          </table:table-cell>
          <table:table-cell table:style-name="ce5" table:formula="of:=[.K13]" office:value-type="float" office:value="1" calcext:value-type="float">
            <text:p>1</text:p>
          </table:table-cell>
          <table:table-cell table:style-name="ce5" table:formula="of:=[.L13]" office:value-type="float" office:value="1" calcext:value-type="float">
            <text:p>1</text:p>
          </table:table-cell>
          <table:table-cell table:style-name="ce5" table:formula="of:=[.X13]" office:value-type="float" office:value="25277.9787985866" calcext:value-type="float">
            <text:p>25277.9787985866</text:p>
          </table:table-cell>
          <table:table-cell table:style-name="ce5" table:formula="of:=[.Y13]" office:value-type="float" office:value="11522.9653710247" calcext:value-type="float">
            <text:p>11522.9653710247</text:p>
          </table:table-cell>
          <table:table-cell table:style-name="ce5" table:formula="of:=[.Z13]" office:value-type="float" office:value="4362.88727915194" calcext:value-type="float">
            <text:p>4362.88727915194</text:p>
          </table:table-cell>
          <table:table-cell table:number-columns-repeated="989"/>
        </table:table-row>
        <table:table-row table:style-name="ro1">
          <table:table-cell table:number-columns-repeated="4"/>
          <table:table-cell table:style-name="ce11"/>
          <table:table-cell table:number-columns-repeated="2"/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([.H14]+273.15)/[.$D$23]" office:value-type="float" office:value="0.986395759717314" calcext:value-type="float">
            <text:p>0.986395759717314</text:p>
          </table:table-cell>
          <table:table-cell table:formula="of:=[.I14]/[.$D$17]" office:value-type="float" office:value="0.3" calcext:value-type="float">
            <text:p>0.3</text:p>
          </table:table-cell>
          <table:table-cell table:formula="of:=([.J14]+273.15)/[.$D$23]" office:value-type="float" office:value="0.986395759717314" calcext:value-type="float">
            <text:p>0.986395759717314</text:p>
          </table:table-cell>
          <table:table-cell table:formula="of:=([.K14]+273.15)/[.$D$23]" office:value-type="float" office:value="0.97226148409894" calcext:value-type="float">
            <text:p>0.97226148409894</text:p>
          </table:table-cell>
          <table:table-cell table:formula="of:=[.L14]/[.$D$16]" office:value-type="float" office:value="0.2" calcext:value-type="float">
            <text:p>0.2</text:p>
          </table:table-cell>
          <table:table-cell/>
          <table:table-cell table:formula="of:=[.$D$8]+[.$D$9]*[.Q14]+[.$D$10]*[.N14]+[.$D$11]*[.R14]+[.$D$12]*[.O14]" office:value-type="float" office:value="263.395689045936" calcext:value-type="float">
            <text:p>263.395689045936</text:p>
          </table:table-cell>
          <table:table-cell table:formula="of:=[.$E$8]+[.$E$9]*[.P14]+[.$E$10]*[.Q14]+[.$E$11]*[.N14]+[.$E$12]*[.R14]+[.$E$13]*[.O14]" office:value-type="float" office:value="157.802932862191" calcext:value-type="float">
            <text:p>157.802932862191</text:p>
          </table:table-cell>
          <table:table-cell table:formula="of:=[.$F$8]+[.$F$9]*[.Q14]+[.$F$10]*[.N14]+[.$F$11]*[.R14]+[.$F$12]*[.O14]" office:value-type="float" office:value="227.077879858657" calcext:value-type="float">
            <text:p>227.077879858657</text:p>
          </table:table-cell>
          <table:table-cell/>
          <table:table-cell table:formula="of:=[.T14]*[.$D$18]" office:value-type="float" office:value="26339.5689045936" calcext:value-type="float">
            <text:p>26339.5689045936</text:p>
          </table:table-cell>
          <table:table-cell table:formula="of:=[.U14]*[.$D$19]" office:value-type="float" office:value="12624.2346289753" calcext:value-type="float">
            <text:p>12624.2346289753</text:p>
          </table:table-cell>
          <table:table-cell table:formula="of:=[.V14]*[.$D$20]" office:value-type="float" office:value="4541.55759717315" calcext:value-type="float">
            <text:p>4541.55759717315</text:p>
          </table:table-cell>
          <table:table-cell/>
          <table:table-cell table:style-name="ce5" table:formula="of:=[.H14]" office:value-type="float" office:value="6" calcext:value-type="float">
            <text:p>6</text:p>
          </table:table-cell>
          <table:table-cell table:style-name="ce5" table:formula="of:=[.I14]" office:value-type="float" office:value="6" calcext:value-type="float">
            <text:p>6</text:p>
          </table:table-cell>
          <table:table-cell table:style-name="ce5" table:formula="of:=[.J14]" office:value-type="float" office:value="6" calcext:value-type="float">
            <text:p>6</text:p>
          </table:table-cell>
          <table:table-cell table:style-name="ce5" table:formula="of:=[.K14]" office:value-type="float" office:value="2" calcext:value-type="float">
            <text:p>2</text:p>
          </table:table-cell>
          <table:table-cell table:style-name="ce5" table:formula="of:=[.L14]" office:value-type="float" office:value="2" calcext:value-type="float">
            <text:p>2</text:p>
          </table:table-cell>
          <table:table-cell table:style-name="ce5" table:formula="of:=[.X14]" office:value-type="float" office:value="26339.5689045936" calcext:value-type="float">
            <text:p>26339.5689045936</text:p>
          </table:table-cell>
          <table:table-cell table:style-name="ce5" table:formula="of:=[.Y14]" office:value-type="float" office:value="12624.2346289753" calcext:value-type="float">
            <text:p>12624.2346289753</text:p>
          </table:table-cell>
          <table:table-cell table:style-name="ce5" table:formula="of:=[.Z14]" office:value-type="float" office:value="4541.55759717315" calcext:value-type="float">
            <text:p>4541.55759717315</text:p>
          </table:table-cell>
          <table:table-cell table:number-columns-repeated="989"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3" table:number-rows-spanned="1">
            <text:p>MADE UP RATED PARAMETERS</text:p>
          </table:table-cell>
          <table:covered-table-cell table:number-columns-repeated="2"/>
          <table:table-cell table:number-columns-repeated="2"/>
          <table:table-cell table:number-columns-repeated="3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H15]+273.15)/[.$D$23]" office:value-type="float" office:value="0.989929328621908" calcext:value-type="float">
            <text:p>0.989929328621908</text:p>
          </table:table-cell>
          <table:table-cell table:formula="of:=[.I15]/[.$D$17]" office:value-type="float" office:value="0.35" calcext:value-type="float">
            <text:p>0.35</text:p>
          </table:table-cell>
          <table:table-cell table:formula="of:=([.J15]+273.15)/[.$D$23]" office:value-type="float" office:value="0.989929328621908" calcext:value-type="float">
            <text:p>0.989929328621908</text:p>
          </table:table-cell>
          <table:table-cell table:formula="of:=([.K15]+273.15)/[.$D$23]" office:value-type="float" office:value="0.975795053003533" calcext:value-type="float">
            <text:p>0.975795053003533</text:p>
          </table:table-cell>
          <table:table-cell table:formula="of:=[.L15]/[.$D$16]" office:value-type="float" office:value="0.1" calcext:value-type="float">
            <text:p>0.1</text:p>
          </table:table-cell>
          <table:table-cell/>
          <table:table-cell table:formula="of:=[.$D$8]+[.$D$9]*[.Q15]+[.$D$10]*[.N15]+[.$D$11]*[.R15]+[.$D$12]*[.O15]" office:value-type="float" office:value="263.191590106007" calcext:value-type="float">
            <text:p>263.191590106007</text:p>
          </table:table-cell>
          <table:table-cell table:formula="of:=[.$E$8]+[.$E$9]*[.P15]+[.$E$10]*[.Q15]+[.$E$11]*[.N15]+[.$E$12]*[.R15]+[.$E$13]*[.O15]" office:value-type="float" office:value="152.668798586572" calcext:value-type="float">
            <text:p>152.668798586572</text:p>
          </table:table-cell>
          <table:table-cell table:formula="of:=[.$F$8]+[.$F$9]*[.Q15]+[.$F$10]*[.N15]+[.$F$11]*[.R15]+[.$F$12]*[.O15]" office:value-type="float" office:value="228.271395759717" calcext:value-type="float">
            <text:p>228.271395759717</text:p>
          </table:table-cell>
          <table:table-cell/>
          <table:table-cell table:formula="of:=[.T15]*[.$D$18]" office:value-type="float" office:value="26319.1590106007" calcext:value-type="float">
            <text:p>26319.1590106007</text:p>
          </table:table-cell>
          <table:table-cell table:formula="of:=[.U15]*[.$D$19]" office:value-type="float" office:value="12213.5038869258" calcext:value-type="float">
            <text:p>12213.5038869258</text:p>
          </table:table-cell>
          <table:table-cell table:formula="of:=[.V15]*[.$D$20]" office:value-type="float" office:value="4565.42791519435" calcext:value-type="float">
            <text:p>4565.42791519435</text:p>
          </table:table-cell>
          <table:table-cell/>
          <table:table-cell table:style-name="ce5" table:formula="of:=[.H15]" office:value-type="float" office:value="7" calcext:value-type="float">
            <text:p>7</text:p>
          </table:table-cell>
          <table:table-cell table:style-name="ce5" table:formula="of:=[.I15]" office:value-type="float" office:value="7" calcext:value-type="float">
            <text:p>7</text:p>
          </table:table-cell>
          <table:table-cell table:style-name="ce5" table:formula="of:=[.J15]" office:value-type="float" office:value="7" calcext:value-type="float">
            <text:p>7</text:p>
          </table:table-cell>
          <table:table-cell table:style-name="ce5" table:formula="of:=[.K15]" office:value-type="float" office:value="3" calcext:value-type="float">
            <text:p>3</text:p>
          </table:table-cell>
          <table:table-cell table:style-name="ce5" table:formula="of:=[.L15]" office:value-type="float" office:value="1" calcext:value-type="float">
            <text:p>1</text:p>
          </table:table-cell>
          <table:table-cell table:style-name="ce5" table:formula="of:=[.X15]" office:value-type="float" office:value="26319.1590106007" calcext:value-type="float">
            <text:p>26319.1590106007</text:p>
          </table:table-cell>
          <table:table-cell table:style-name="ce5" table:formula="of:=[.Y15]" office:value-type="float" office:value="12213.5038869258" calcext:value-type="float">
            <text:p>12213.5038869258</text:p>
          </table:table-cell>
          <table:table-cell table:style-name="ce5" table:formula="of:=[.Z15]" office:value-type="float" office:value="4565.42791519435" calcext:value-type="float">
            <text:p>4565.42791519435</text:p>
          </table:table-cell>
          <table:table-cell table:number-columns-repeated="989"/>
        </table:table-row>
        <table:table-row table:style-name="ro1">
          <table:table-cell table:number-columns-repeated="2"/>
          <table:table-cell table:style-name="ce13" office:value-type="string" calcext:value-type="string">
            <text:p>Rated Air Flo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3/s</text:p>
          </table:table-cell>
          <table:table-cell table:number-columns-repeated="2"/>
          <table:table-cell table:number-columns-repeated="3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H16]+273.15)/[.$D$23]" office:value-type="float" office:value="0.993462897526502" calcext:value-type="float">
            <text:p>0.993462897526502</text:p>
          </table:table-cell>
          <table:table-cell table:formula="of:=[.I16]/[.$D$17]" office:value-type="float" office:value="0.4" calcext:value-type="float">
            <text:p>0.4</text:p>
          </table:table-cell>
          <table:table-cell table:formula="of:=([.J16]+273.15)/[.$D$23]" office:value-type="float" office:value="0.993462897526502" calcext:value-type="float">
            <text:p>0.993462897526502</text:p>
          </table:table-cell>
          <table:table-cell table:formula="of:=([.K16]+273.15)/[.$D$23]" office:value-type="float" office:value="0.979328621908127" calcext:value-type="float">
            <text:p>0.979328621908127</text:p>
          </table:table-cell>
          <table:table-cell table:formula="of:=[.L16]/[.$D$16]" office:value-type="float" office:value="0.2" calcext:value-type="float">
            <text:p>0.2</text:p>
          </table:table-cell>
          <table:table-cell/>
          <table:table-cell table:formula="of:=[.$D$8]+[.$D$9]*[.Q16]+[.$D$10]*[.N16]+[.$D$11]*[.R16]+[.$D$12]*[.O16]" office:value-type="float" office:value="273.807491166078" calcext:value-type="float">
            <text:p>273.807491166078</text:p>
          </table:table-cell>
          <table:table-cell table:formula="of:=[.$E$8]+[.$E$9]*[.P16]+[.$E$10]*[.Q16]+[.$E$11]*[.N16]+[.$E$12]*[.R16]+[.$E$13]*[.O16]" office:value-type="float" office:value="166.434664310954" calcext:value-type="float">
            <text:p>166.434664310954</text:p>
          </table:table-cell>
          <table:table-cell table:formula="of:=[.$F$8]+[.$F$9]*[.Q16]+[.$F$10]*[.N16]+[.$F$11]*[.R16]+[.$F$12]*[.O16]" office:value-type="float" office:value="237.204911660777" calcext:value-type="float">
            <text:p>237.204911660777</text:p>
          </table:table-cell>
          <table:table-cell/>
          <table:table-cell table:formula="of:=[.T16]*[.$D$18]" office:value-type="float" office:value="27380.7491166078" calcext:value-type="float">
            <text:p>27380.7491166078</text:p>
          </table:table-cell>
          <table:table-cell table:formula="of:=[.U16]*[.$D$19]" office:value-type="float" office:value="13314.7731448763" calcext:value-type="float">
            <text:p>13314.7731448763</text:p>
          </table:table-cell>
          <table:table-cell table:formula="of:=[.V16]*[.$D$20]" office:value-type="float" office:value="4744.09823321555" calcext:value-type="float">
            <text:p>4744.09823321555</text:p>
          </table:table-cell>
          <table:table-cell/>
          <table:table-cell table:style-name="ce5" table:formula="of:=[.H16]" office:value-type="float" office:value="8" calcext:value-type="float">
            <text:p>8</text:p>
          </table:table-cell>
          <table:table-cell table:style-name="ce5" table:formula="of:=[.I16]" office:value-type="float" office:value="8" calcext:value-type="float">
            <text:p>8</text:p>
          </table:table-cell>
          <table:table-cell table:style-name="ce5" table:formula="of:=[.J16]" office:value-type="float" office:value="8" calcext:value-type="float">
            <text:p>8</text:p>
          </table:table-cell>
          <table:table-cell table:style-name="ce5" table:formula="of:=[.K16]" office:value-type="float" office:value="4" calcext:value-type="float">
            <text:p>4</text:p>
          </table:table-cell>
          <table:table-cell table:style-name="ce5" table:formula="of:=[.L16]" office:value-type="float" office:value="2" calcext:value-type="float">
            <text:p>2</text:p>
          </table:table-cell>
          <table:table-cell table:style-name="ce5" table:formula="of:=[.X16]" office:value-type="float" office:value="27380.7491166078" calcext:value-type="float">
            <text:p>27380.7491166078</text:p>
          </table:table-cell>
          <table:table-cell table:style-name="ce5" table:formula="of:=[.Y16]" office:value-type="float" office:value="13314.7731448763" calcext:value-type="float">
            <text:p>13314.7731448763</text:p>
          </table:table-cell>
          <table:table-cell table:style-name="ce5" table:formula="of:=[.Z16]" office:value-type="float" office:value="4744.09823321555" calcext:value-type="float">
            <text:p>4744.09823321555</text:p>
          </table:table-cell>
          <table:table-cell table:number-columns-repeated="989"/>
        </table:table-row>
        <table:table-row table:style-name="ro1">
          <table:table-cell table:number-columns-repeated="2"/>
          <table:table-cell table:style-name="ce13" office:value-type="string" calcext:value-type="string">
            <text:p>Rated Water Flow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3/s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([.H17]+273.15)/[.$D$23]" office:value-type="float" office:value="0.996996466431095" calcext:value-type="float">
            <text:p>0.996996466431095</text:p>
          </table:table-cell>
          <table:table-cell table:formula="of:=[.I17]/[.$D$17]" office:value-type="float" office:value="0.45" calcext:value-type="float">
            <text:p>0.45</text:p>
          </table:table-cell>
          <table:table-cell table:formula="of:=([.J17]+273.15)/[.$D$23]" office:value-type="float" office:value="0.968727915194346" calcext:value-type="float">
            <text:p>0.968727915194346</text:p>
          </table:table-cell>
          <table:table-cell table:formula="of:=([.K17]+273.15)/[.$D$23]" office:value-type="float" office:value="0.968727915194346" calcext:value-type="float">
            <text:p>0.968727915194346</text:p>
          </table:table-cell>
          <table:table-cell table:formula="of:=[.L17]/[.$D$16]" office:value-type="float" office:value="0.1" calcext:value-type="float">
            <text:p>0.1</text:p>
          </table:table-cell>
          <table:table-cell/>
          <table:table-cell table:formula="of:=[.$D$8]+[.$D$9]*[.Q17]+[.$D$10]*[.N17]+[.$D$11]*[.R17]+[.$D$12]*[.O17]" office:value-type="float" office:value="272.625300353357" calcext:value-type="float">
            <text:p>272.625300353357</text:p>
          </table:table-cell>
          <table:table-cell table:formula="of:=[.$E$8]+[.$E$9]*[.P17]+[.$E$10]*[.Q17]+[.$E$11]*[.N17]+[.$E$12]*[.R17]+[.$E$13]*[.O17]" office:value-type="float" office:value="160.745053003534" calcext:value-type="float">
            <text:p>160.745053003534</text:p>
          </table:table-cell>
          <table:table-cell table:formula="of:=[.$F$8]+[.$F$9]*[.Q17]+[.$F$10]*[.N17]+[.$F$11]*[.R17]+[.$F$12]*[.O17]" office:value-type="float" office:value="237.489593639576" calcext:value-type="float">
            <text:p>237.489593639576</text:p>
          </table:table-cell>
          <table:table-cell/>
          <table:table-cell table:formula="of:=[.T17]*[.$D$18]" office:value-type="float" office:value="27262.5300353357" calcext:value-type="float">
            <text:p>27262.5300353357</text:p>
          </table:table-cell>
          <table:table-cell table:formula="of:=[.U17]*[.$D$19]" office:value-type="float" office:value="12859.6042402827" calcext:value-type="float">
            <text:p>12859.6042402827</text:p>
          </table:table-cell>
          <table:table-cell table:formula="of:=[.V17]*[.$D$20]" office:value-type="float" office:value="4749.79187279152" calcext:value-type="float">
            <text:p>4749.79187279152</text:p>
          </table:table-cell>
          <table:table-cell/>
          <table:table-cell table:style-name="ce5" table:formula="of:=[.H17]" office:value-type="float" office:value="9" calcext:value-type="float">
            <text:p>9</text:p>
          </table:table-cell>
          <table:table-cell table:style-name="ce5" table:formula="of:=[.I17]" office:value-type="float" office:value="9" calcext:value-type="float">
            <text:p>9</text:p>
          </table:table-cell>
          <table:table-cell table:style-name="ce5" table:formula="of:=[.J17]" office:value-type="float" office:value="1" calcext:value-type="float">
            <text:p>1</text:p>
          </table:table-cell>
          <table:table-cell table:style-name="ce5" table:formula="of:=[.K17]" office:value-type="float" office:value="1" calcext:value-type="float">
            <text:p>1</text:p>
          </table:table-cell>
          <table:table-cell table:style-name="ce5" table:formula="of:=[.L17]" office:value-type="float" office:value="1" calcext:value-type="float">
            <text:p>1</text:p>
          </table:table-cell>
          <table:table-cell table:style-name="ce5" table:formula="of:=[.X17]" office:value-type="float" office:value="27262.5300353357" calcext:value-type="float">
            <text:p>27262.5300353357</text:p>
          </table:table-cell>
          <table:table-cell table:style-name="ce5" table:formula="of:=[.Y17]" office:value-type="float" office:value="12859.6042402827" calcext:value-type="float">
            <text:p>12859.6042402827</text:p>
          </table:table-cell>
          <table:table-cell table:style-name="ce5" table:formula="of:=[.Z17]" office:value-type="float" office:value="4749.79187279152" calcext:value-type="float">
            <text:p>4749.79187279152</text:p>
          </table:table-cell>
          <table:table-cell table:number-columns-repeated="989"/>
        </table:table-row>
        <table:table-row table:style-name="ro1">
          <table:table-cell table:number-columns-repeated="2"/>
          <table:table-cell table:style-name="ce13" office:value-type="string" calcext:value-type="string">
            <text:p>Rated Total Capac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kW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table:formula="of:=([.H18]+273.15)/[.$D$23]" office:value-type="float" office:value="1.00053003533569" calcext:value-type="float">
            <text:p>1.00053003533569</text:p>
          </table:table-cell>
          <table:table-cell table:formula="of:=[.I18]/[.$D$17]" office:value-type="float" office:value="0.5" calcext:value-type="float">
            <text:p>0.5</text:p>
          </table:table-cell>
          <table:table-cell table:formula="of:=([.J18]+273.15)/[.$D$23]" office:value-type="float" office:value="0.97226148409894" calcext:value-type="float">
            <text:p>0.97226148409894</text:p>
          </table:table-cell>
          <table:table-cell table:formula="of:=([.K18]+273.15)/[.$D$23]" office:value-type="float" office:value="0.97226148409894" calcext:value-type="float">
            <text:p>0.97226148409894</text:p>
          </table:table-cell>
          <table:table-cell table:formula="of:=[.L18]/[.$D$16]" office:value-type="float" office:value="0.2" calcext:value-type="float">
            <text:p>0.2</text:p>
          </table:table-cell>
          <table:table-cell/>
          <table:table-cell table:formula="of:=[.$D$8]+[.$D$9]*[.Q18]+[.$D$10]*[.N18]+[.$D$11]*[.R18]+[.$D$12]*[.O18]" office:value-type="float" office:value="283.241201413428" calcext:value-type="float">
            <text:p>283.241201413428</text:p>
          </table:table-cell>
          <table:table-cell table:formula="of:=[.$E$8]+[.$E$9]*[.P18]+[.$E$10]*[.Q18]+[.$E$11]*[.N18]+[.$E$12]*[.R18]+[.$E$13]*[.O18]" office:value-type="float" office:value="174.510918727915" calcext:value-type="float">
            <text:p>174.510918727915</text:p>
          </table:table-cell>
          <table:table-cell table:formula="of:=[.$F$8]+[.$F$9]*[.Q18]+[.$F$10]*[.N18]+[.$F$11]*[.R18]+[.$F$12]*[.O18]" office:value-type="float" office:value="246.423109540636" calcext:value-type="float">
            <text:p>246.423109540636</text:p>
          </table:table-cell>
          <table:table-cell/>
          <table:table-cell table:formula="of:=[.T18]*[.$D$18]" office:value-type="float" office:value="28324.1201413428" calcext:value-type="float">
            <text:p>28324.1201413428</text:p>
          </table:table-cell>
          <table:table-cell table:formula="of:=[.U18]*[.$D$19]" office:value-type="float" office:value="13960.8734982332" calcext:value-type="float">
            <text:p>13960.8734982332</text:p>
          </table:table-cell>
          <table:table-cell table:formula="of:=[.V18]*[.$D$20]" office:value-type="float" office:value="4928.46219081272" calcext:value-type="float">
            <text:p>4928.46219081272</text:p>
          </table:table-cell>
          <table:table-cell/>
          <table:table-cell table:style-name="ce5" table:formula="of:=[.H18]" office:value-type="float" office:value="10" calcext:value-type="float">
            <text:p>10</text:p>
          </table:table-cell>
          <table:table-cell table:style-name="ce5" table:formula="of:=[.I18]" office:value-type="float" office:value="10" calcext:value-type="float">
            <text:p>10</text:p>
          </table:table-cell>
          <table:table-cell table:style-name="ce5" table:formula="of:=[.J18]" office:value-type="float" office:value="2" calcext:value-type="float">
            <text:p>2</text:p>
          </table:table-cell>
          <table:table-cell table:style-name="ce5" table:formula="of:=[.K18]" office:value-type="float" office:value="2" calcext:value-type="float">
            <text:p>2</text:p>
          </table:table-cell>
          <table:table-cell table:style-name="ce5" table:formula="of:=[.L18]" office:value-type="float" office:value="2" calcext:value-type="float">
            <text:p>2</text:p>
          </table:table-cell>
          <table:table-cell table:style-name="ce5" table:formula="of:=[.X18]" office:value-type="float" office:value="28324.1201413428" calcext:value-type="float">
            <text:p>28324.1201413428</text:p>
          </table:table-cell>
          <table:table-cell table:style-name="ce5" table:formula="of:=[.Y18]" office:value-type="float" office:value="13960.8734982332" calcext:value-type="float">
            <text:p>13960.8734982332</text:p>
          </table:table-cell>
          <table:table-cell table:style-name="ce5" table:formula="of:=[.Z18]" office:value-type="float" office:value="4928.46219081272" calcext:value-type="float">
            <text:p>4928.46219081272</text:p>
          </table:table-cell>
          <table:table-cell table:number-columns-repeated="989"/>
        </table:table-row>
        <table:table-row table:style-name="ro1">
          <table:table-cell table:number-columns-repeated="2"/>
          <table:table-cell table:style-name="ce13" office:value-type="string" calcext:value-type="string">
            <text:p>Rated Sensible Capacity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kW</text:p>
          </table:table-cell>
          <table:table-cell table:number-columns-repeated="2"/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H19]+273.15)/[.$D$23]" office:value-type="float" office:value="1.00406360424028" calcext:value-type="float">
            <text:p>1.00406360424028</text:p>
          </table:table-cell>
          <table:table-cell table:formula="of:=[.I19]/[.$D$17]" office:value-type="float" office:value="0.55" calcext:value-type="float">
            <text:p>0.55</text:p>
          </table:table-cell>
          <table:table-cell table:formula="of:=([.J19]+273.15)/[.$D$23]" office:value-type="float" office:value="0.975795053003533" calcext:value-type="float">
            <text:p>0.975795053003533</text:p>
          </table:table-cell>
          <table:table-cell table:formula="of:=([.K19]+273.15)/[.$D$23]" office:value-type="float" office:value="0.975795053003533" calcext:value-type="float">
            <text:p>0.975795053003533</text:p>
          </table:table-cell>
          <table:table-cell table:formula="of:=[.L19]/[.$D$16]" office:value-type="float" office:value="0.1" calcext:value-type="float">
            <text:p>0.1</text:p>
          </table:table-cell>
          <table:table-cell/>
          <table:table-cell table:formula="of:=[.$D$8]+[.$D$9]*[.Q19]+[.$D$10]*[.N19]+[.$D$11]*[.R19]+[.$D$12]*[.O19]" office:value-type="float" office:value="283.037102473498" calcext:value-type="float">
            <text:p>283.037102473498</text:p>
          </table:table-cell>
          <table:table-cell table:formula="of:=[.$E$8]+[.$E$9]*[.P19]+[.$E$10]*[.Q19]+[.$E$11]*[.N19]+[.$E$12]*[.R19]+[.$E$13]*[.O19]" office:value-type="float" office:value="169.376784452297" calcext:value-type="float">
            <text:p>169.376784452297</text:p>
          </table:table-cell>
          <table:table-cell table:formula="of:=[.$F$8]+[.$F$9]*[.Q19]+[.$F$10]*[.N19]+[.$F$11]*[.R19]+[.$F$12]*[.O19]" office:value-type="float" office:value="247.616625441696" calcext:value-type="float">
            <text:p>247.616625441696</text:p>
          </table:table-cell>
          <table:table-cell/>
          <table:table-cell table:formula="of:=[.T19]*[.$D$18]" office:value-type="float" office:value="28303.7102473498" calcext:value-type="float">
            <text:p>28303.7102473498</text:p>
          </table:table-cell>
          <table:table-cell table:formula="of:=[.U19]*[.$D$19]" office:value-type="float" office:value="13550.1427561837" calcext:value-type="float">
            <text:p>13550.1427561837</text:p>
          </table:table-cell>
          <table:table-cell table:formula="of:=[.V19]*[.$D$20]" office:value-type="float" office:value="4952.33250883392" calcext:value-type="float">
            <text:p>4952.33250883392</text:p>
          </table:table-cell>
          <table:table-cell/>
          <table:table-cell table:style-name="ce5" table:formula="of:=[.H19]" office:value-type="float" office:value="11" calcext:value-type="float">
            <text:p>11</text:p>
          </table:table-cell>
          <table:table-cell table:style-name="ce5" table:formula="of:=[.I19]" office:value-type="float" office:value="11" calcext:value-type="float">
            <text:p>11</text:p>
          </table:table-cell>
          <table:table-cell table:style-name="ce5" table:formula="of:=[.J19]" office:value-type="float" office:value="3" calcext:value-type="float">
            <text:p>3</text:p>
          </table:table-cell>
          <table:table-cell table:style-name="ce5" table:formula="of:=[.K19]" office:value-type="float" office:value="3" calcext:value-type="float">
            <text:p>3</text:p>
          </table:table-cell>
          <table:table-cell table:style-name="ce5" table:formula="of:=[.L19]" office:value-type="float" office:value="1" calcext:value-type="float">
            <text:p>1</text:p>
          </table:table-cell>
          <table:table-cell table:style-name="ce5" table:formula="of:=[.X19]" office:value-type="float" office:value="28303.7102473498" calcext:value-type="float">
            <text:p>28303.7102473498</text:p>
          </table:table-cell>
          <table:table-cell table:style-name="ce5" table:formula="of:=[.Y19]" office:value-type="float" office:value="13550.1427561837" calcext:value-type="float">
            <text:p>13550.1427561837</text:p>
          </table:table-cell>
          <table:table-cell table:style-name="ce5" table:formula="of:=[.Z19]" office:value-type="float" office:value="4952.33250883392" calcext:value-type="float">
            <text:p>4952.33250883392</text:p>
          </table:table-cell>
          <table:table-cell table:number-columns-repeated="989"/>
        </table:table-row>
        <table:table-row table:style-name="ro1">
          <table:table-cell table:number-columns-repeated="2"/>
          <table:table-cell table:style-name="ce13" office:value-type="string" calcext:value-type="string">
            <text:p>Rated Compressor Pow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W</text:p>
          </table:table-cell>
          <table:table-cell table:number-columns-repeated="2"/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H20]+273.15)/[.$D$23]" office:value-type="float" office:value="1.00759717314488" calcext:value-type="float">
            <text:p>1.00759717314488</text:p>
          </table:table-cell>
          <table:table-cell table:formula="of:=[.I20]/[.$D$17]" office:value-type="float" office:value="0.6" calcext:value-type="float">
            <text:p>0.6</text:p>
          </table:table-cell>
          <table:table-cell table:formula="of:=([.J20]+273.15)/[.$D$23]" office:value-type="float" office:value="0.979328621908127" calcext:value-type="float">
            <text:p>0.979328621908127</text:p>
          </table:table-cell>
          <table:table-cell table:formula="of:=([.K20]+273.15)/[.$D$23]" office:value-type="float" office:value="0.979328621908127" calcext:value-type="float">
            <text:p>0.979328621908127</text:p>
          </table:table-cell>
          <table:table-cell table:formula="of:=[.L20]/[.$D$16]" office:value-type="float" office:value="0.2" calcext:value-type="float">
            <text:p>0.2</text:p>
          </table:table-cell>
          <table:table-cell/>
          <table:table-cell table:formula="of:=[.$D$8]+[.$D$9]*[.Q20]+[.$D$10]*[.N20]+[.$D$11]*[.R20]+[.$D$12]*[.O20]" office:value-type="float" office:value="293.653003533569" calcext:value-type="float">
            <text:p>293.653003533569</text:p>
          </table:table-cell>
          <table:table-cell table:formula="of:=[.$E$8]+[.$E$9]*[.P20]+[.$E$10]*[.Q20]+[.$E$11]*[.N20]+[.$E$12]*[.R20]+[.$E$13]*[.O20]" office:value-type="float" office:value="183.142650176678" calcext:value-type="float">
            <text:p>183.142650176678</text:p>
          </table:table-cell>
          <table:table-cell table:formula="of:=[.$F$8]+[.$F$9]*[.Q20]+[.$F$10]*[.N20]+[.$F$11]*[.R20]+[.$F$12]*[.O20]" office:value-type="float" office:value="256.550141342756" calcext:value-type="float">
            <text:p>256.550141342756</text:p>
          </table:table-cell>
          <table:table-cell/>
          <table:table-cell table:formula="of:=[.T20]*[.$D$18]" office:value-type="float" office:value="29365.3003533569" calcext:value-type="float">
            <text:p>29365.3003533569</text:p>
          </table:table-cell>
          <table:table-cell table:formula="of:=[.U20]*[.$D$19]" office:value-type="float" office:value="14651.4120141343" calcext:value-type="float">
            <text:p>14651.4120141343</text:p>
          </table:table-cell>
          <table:table-cell table:formula="of:=[.V20]*[.$D$20]" office:value-type="float" office:value="5131.00282685512" calcext:value-type="float">
            <text:p>5131.00282685512</text:p>
          </table:table-cell>
          <table:table-cell/>
          <table:table-cell table:style-name="ce5" table:formula="of:=[.H20]" office:value-type="float" office:value="12" calcext:value-type="float">
            <text:p>12</text:p>
          </table:table-cell>
          <table:table-cell table:style-name="ce5" table:formula="of:=[.I20]" office:value-type="float" office:value="12" calcext:value-type="float">
            <text:p>12</text:p>
          </table:table-cell>
          <table:table-cell table:style-name="ce5" table:formula="of:=[.J20]" office:value-type="float" office:value="4" calcext:value-type="float">
            <text:p>4</text:p>
          </table:table-cell>
          <table:table-cell table:style-name="ce5" table:formula="of:=[.K20]" office:value-type="float" office:value="4" calcext:value-type="float">
            <text:p>4</text:p>
          </table:table-cell>
          <table:table-cell table:style-name="ce5" table:formula="of:=[.L20]" office:value-type="float" office:value="2" calcext:value-type="float">
            <text:p>2</text:p>
          </table:table-cell>
          <table:table-cell table:style-name="ce5" table:formula="of:=[.X20]" office:value-type="float" office:value="29365.3003533569" calcext:value-type="float">
            <text:p>29365.3003533569</text:p>
          </table:table-cell>
          <table:table-cell table:style-name="ce5" table:formula="of:=[.Y20]" office:value-type="float" office:value="14651.4120141343" calcext:value-type="float">
            <text:p>14651.4120141343</text:p>
          </table:table-cell>
          <table:table-cell table:style-name="ce5" table:formula="of:=[.Z20]" office:value-type="float" office:value="5131.00282685512" calcext:value-type="float">
            <text:p>5131.00282685512</text:p>
          </table:table-cell>
          <table:table-cell table:number-columns-repeated="989"/>
        </table:table-row>
        <table:table-row table:style-name="ro1">
          <table:table-cell table:number-columns-repeated="2"/>
          <table:table-cell table:style-name="ce13"/>
          <table:table-cell table:number-columns-repeated="4"/>
          <table:table-cell table:number-columns-repeated="2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[.H21]+273.15)/[.$D$23]" office:value-type="float" office:value="1.01113074204947" calcext:value-type="float">
            <text:p>1.01113074204947</text:p>
          </table:table-cell>
          <table:table-cell table:formula="of:=[.I21]/[.$D$17]" office:value-type="float" office:value="0.65" calcext:value-type="float">
            <text:p>0.65</text:p>
          </table:table-cell>
          <table:table-cell table:formula="of:=([.J21]+273.15)/[.$D$23]" office:value-type="float" office:value="0.982862190812721" calcext:value-type="float">
            <text:p>0.982862190812721</text:p>
          </table:table-cell>
          <table:table-cell table:formula="of:=([.K21]+273.15)/[.$D$23]" office:value-type="float" office:value="0.968727915194346" calcext:value-type="float">
            <text:p>0.968727915194346</text:p>
          </table:table-cell>
          <table:table-cell table:formula="of:=[.L21]/[.$D$16]" office:value-type="float" office:value="0.1" calcext:value-type="float">
            <text:p>0.1</text:p>
          </table:table-cell>
          <table:table-cell/>
          <table:table-cell table:formula="of:=[.$D$8]+[.$D$9]*[.Q21]+[.$D$10]*[.N21]+[.$D$11]*[.R21]+[.$D$12]*[.O21]" office:value-type="float" office:value="292.470812720848" calcext:value-type="float">
            <text:p>292.470812720848</text:p>
          </table:table-cell>
          <table:table-cell table:formula="of:=[.$E$8]+[.$E$9]*[.P21]+[.$E$10]*[.Q21]+[.$E$11]*[.N21]+[.$E$12]*[.R21]+[.$E$13]*[.O21]" office:value-type="float" office:value="177.74703180212" calcext:value-type="float">
            <text:p>177.74703180212</text:p>
          </table:table-cell>
          <table:table-cell table:formula="of:=[.$F$8]+[.$F$9]*[.Q21]+[.$F$10]*[.N21]+[.$F$11]*[.R21]+[.$F$12]*[.O21]" office:value-type="float" office:value="256.834823321555" calcext:value-type="float">
            <text:p>256.834823321555</text:p>
          </table:table-cell>
          <table:table-cell/>
          <table:table-cell table:formula="of:=[.T21]*[.$D$18]" office:value-type="float" office:value="29247.0812720848" calcext:value-type="float">
            <text:p>29247.0812720848</text:p>
          </table:table-cell>
          <table:table-cell table:formula="of:=[.U21]*[.$D$19]" office:value-type="float" office:value="14219.7625441696" calcext:value-type="float">
            <text:p>14219.7625441696</text:p>
          </table:table-cell>
          <table:table-cell table:formula="of:=[.V21]*[.$D$20]" office:value-type="float" office:value="5136.6964664311" calcext:value-type="float">
            <text:p>5136.6964664311</text:p>
          </table:table-cell>
          <table:table-cell/>
          <table:table-cell table:style-name="ce5" table:formula="of:=[.H21]" office:value-type="float" office:value="13" calcext:value-type="float">
            <text:p>13</text:p>
          </table:table-cell>
          <table:table-cell table:style-name="ce5" table:formula="of:=[.I21]" office:value-type="float" office:value="13" calcext:value-type="float">
            <text:p>13</text:p>
          </table:table-cell>
          <table:table-cell table:style-name="ce5" table:formula="of:=[.J21]" office:value-type="float" office:value="5" calcext:value-type="float">
            <text:p>5</text:p>
          </table:table-cell>
          <table:table-cell table:style-name="ce5" table:formula="of:=[.K21]" office:value-type="float" office:value="1" calcext:value-type="float">
            <text:p>1</text:p>
          </table:table-cell>
          <table:table-cell table:style-name="ce5" table:formula="of:=[.L21]" office:value-type="float" office:value="1" calcext:value-type="float">
            <text:p>1</text:p>
          </table:table-cell>
          <table:table-cell table:style-name="ce5" table:formula="of:=[.X21]" office:value-type="float" office:value="29247.0812720848" calcext:value-type="float">
            <text:p>29247.0812720848</text:p>
          </table:table-cell>
          <table:table-cell table:style-name="ce5" table:formula="of:=[.Y21]" office:value-type="float" office:value="14219.7625441696" calcext:value-type="float">
            <text:p>14219.7625441696</text:p>
          </table:table-cell>
          <table:table-cell table:style-name="ce5" table:formula="of:=[.Z21]" office:value-type="float" office:value="5136.6964664311" calcext:value-type="float">
            <text:p>5136.6964664311</text:p>
          </table:table-cell>
          <table:table-cell table:number-columns-repeated="989"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3" table:number-rows-spanned="1">
            <text:p>THIS IS SPECIFIED BY E+</text:p>
          </table:table-cell>
          <table:covered-table-cell table:number-columns-repeated="2"/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([.H22]+273.15)/[.$D$23]" office:value-type="float" office:value="1.01466431095406" calcext:value-type="float">
            <text:p>1.01466431095406</text:p>
          </table:table-cell>
          <table:table-cell table:formula="of:=[.I22]/[.$D$17]" office:value-type="float" office:value="0.7" calcext:value-type="float">
            <text:p>0.7</text:p>
          </table:table-cell>
          <table:table-cell table:formula="of:=([.J22]+273.15)/[.$D$23]" office:value-type="float" office:value="0.986395759717314" calcext:value-type="float">
            <text:p>0.986395759717314</text:p>
          </table:table-cell>
          <table:table-cell table:formula="of:=([.K22]+273.15)/[.$D$23]" office:value-type="float" office:value="0.97226148409894" calcext:value-type="float">
            <text:p>0.97226148409894</text:p>
          </table:table-cell>
          <table:table-cell table:formula="of:=[.L22]/[.$D$16]" office:value-type="float" office:value="0.2" calcext:value-type="float">
            <text:p>0.2</text:p>
          </table:table-cell>
          <table:table-cell/>
          <table:table-cell table:formula="of:=[.$D$8]+[.$D$9]*[.Q22]+[.$D$10]*[.N22]+[.$D$11]*[.R22]+[.$D$12]*[.O22]" office:value-type="float" office:value="303.086713780919" calcext:value-type="float">
            <text:p>303.086713780919</text:p>
          </table:table-cell>
          <table:table-cell table:formula="of:=[.$E$8]+[.$E$9]*[.P22]+[.$E$10]*[.Q22]+[.$E$11]*[.N22]+[.$E$12]*[.R22]+[.$E$13]*[.O22]" office:value-type="float" office:value="191.512897526502" calcext:value-type="float">
            <text:p>191.512897526502</text:p>
          </table:table-cell>
          <table:table-cell table:formula="of:=[.$F$8]+[.$F$9]*[.Q22]+[.$F$10]*[.N22]+[.$F$11]*[.R22]+[.$F$12]*[.O22]" office:value-type="float" office:value="265.768339222615" calcext:value-type="float">
            <text:p>265.768339222615</text:p>
          </table:table-cell>
          <table:table-cell/>
          <table:table-cell table:formula="of:=[.T22]*[.$D$18]" office:value-type="float" office:value="30308.6713780919" calcext:value-type="float">
            <text:p>30308.6713780919</text:p>
          </table:table-cell>
          <table:table-cell table:formula="of:=[.U22]*[.$D$19]" office:value-type="float" office:value="15321.0318021201" calcext:value-type="float">
            <text:p>15321.0318021201</text:p>
          </table:table-cell>
          <table:table-cell table:formula="of:=[.V22]*[.$D$20]" office:value-type="float" office:value="5315.3667844523" calcext:value-type="float">
            <text:p>5315.3667844523</text:p>
          </table:table-cell>
          <table:table-cell/>
          <table:table-cell table:style-name="ce5" table:formula="of:=[.H22]" office:value-type="float" office:value="14" calcext:value-type="float">
            <text:p>14</text:p>
          </table:table-cell>
          <table:table-cell table:style-name="ce5" table:formula="of:=[.I22]" office:value-type="float" office:value="14" calcext:value-type="float">
            <text:p>14</text:p>
          </table:table-cell>
          <table:table-cell table:style-name="ce5" table:formula="of:=[.J22]" office:value-type="float" office:value="6" calcext:value-type="float">
            <text:p>6</text:p>
          </table:table-cell>
          <table:table-cell table:style-name="ce5" table:formula="of:=[.K22]" office:value-type="float" office:value="2" calcext:value-type="float">
            <text:p>2</text:p>
          </table:table-cell>
          <table:table-cell table:style-name="ce5" table:formula="of:=[.L22]" office:value-type="float" office:value="2" calcext:value-type="float">
            <text:p>2</text:p>
          </table:table-cell>
          <table:table-cell table:style-name="ce5" table:formula="of:=[.X22]" office:value-type="float" office:value="30308.6713780919" calcext:value-type="float">
            <text:p>30308.6713780919</text:p>
          </table:table-cell>
          <table:table-cell table:style-name="ce5" table:formula="of:=[.Y22]" office:value-type="float" office:value="15321.0318021201" calcext:value-type="float">
            <text:p>15321.0318021201</text:p>
          </table:table-cell>
          <table:table-cell table:style-name="ce5" table:formula="of:=[.Z22]" office:value-type="float" office:value="5315.3667844523" calcext:value-type="float">
            <text:p>5315.3667844523</text:p>
          </table:table-cell>
          <table:table-cell table:number-columns-repeated="989"/>
        </table:table-row>
        <table:table-row table:style-name="ro1">
          <table:table-cell table:number-columns-repeated="2"/>
          <table:table-cell table:style-name="ce13" office:value-type="string" calcext:value-type="string">
            <text:p>Internally Rated Temp in K: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K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H23]+273.15)/[.$D$23]" office:value-type="float" office:value="1.01819787985866" calcext:value-type="float">
            <text:p>1.01819787985866</text:p>
          </table:table-cell>
          <table:table-cell table:formula="of:=[.I23]/[.$D$17]" office:value-type="float" office:value="0.75" calcext:value-type="float">
            <text:p>0.75</text:p>
          </table:table-cell>
          <table:table-cell table:formula="of:=([.J23]+273.15)/[.$D$23]" office:value-type="float" office:value="0.989929328621908" calcext:value-type="float">
            <text:p>0.989929328621908</text:p>
          </table:table-cell>
          <table:table-cell table:formula="of:=([.K23]+273.15)/[.$D$23]" office:value-type="float" office:value="0.975795053003533" calcext:value-type="float">
            <text:p>0.975795053003533</text:p>
          </table:table-cell>
          <table:table-cell table:formula="of:=[.L23]/[.$D$16]" office:value-type="float" office:value="0.1" calcext:value-type="float">
            <text:p>0.1</text:p>
          </table:table-cell>
          <table:table-cell/>
          <table:table-cell table:formula="of:=[.$D$8]+[.$D$9]*[.Q23]+[.$D$10]*[.N23]+[.$D$11]*[.R23]+[.$D$12]*[.O23]" office:value-type="float" office:value="302.882614840989" calcext:value-type="float">
            <text:p>302.882614840989</text:p>
          </table:table-cell>
          <table:table-cell table:formula="of:=[.$E$8]+[.$E$9]*[.P23]+[.$E$10]*[.Q23]+[.$E$11]*[.N23]+[.$E$12]*[.R23]+[.$E$13]*[.O23]" office:value-type="float" office:value="186.378763250883" calcext:value-type="float">
            <text:p>186.378763250883</text:p>
          </table:table-cell>
          <table:table-cell table:formula="of:=[.$F$8]+[.$F$9]*[.Q23]+[.$F$10]*[.N23]+[.$F$11]*[.R23]+[.$F$12]*[.O23]" office:value-type="float" office:value="266.961855123675" calcext:value-type="float">
            <text:p>266.961855123675</text:p>
          </table:table-cell>
          <table:table-cell/>
          <table:table-cell table:formula="of:=[.T23]*[.$D$18]" office:value-type="float" office:value="30288.2614840989" calcext:value-type="float">
            <text:p>30288.2614840989</text:p>
          </table:table-cell>
          <table:table-cell table:formula="of:=[.U23]*[.$D$19]" office:value-type="float" office:value="14910.3010600707" calcext:value-type="float">
            <text:p>14910.3010600707</text:p>
          </table:table-cell>
          <table:table-cell table:formula="of:=[.V23]*[.$D$20]" office:value-type="float" office:value="5339.2371024735" calcext:value-type="float">
            <text:p>5339.2371024735</text:p>
          </table:table-cell>
          <table:table-cell/>
          <table:table-cell table:style-name="ce5" table:formula="of:=[.H23]" office:value-type="float" office:value="15" calcext:value-type="float">
            <text:p>15</text:p>
          </table:table-cell>
          <table:table-cell table:style-name="ce5" table:formula="of:=[.I23]" office:value-type="float" office:value="15" calcext:value-type="float">
            <text:p>15</text:p>
          </table:table-cell>
          <table:table-cell table:style-name="ce5" table:formula="of:=[.J23]" office:value-type="float" office:value="7" calcext:value-type="float">
            <text:p>7</text:p>
          </table:table-cell>
          <table:table-cell table:style-name="ce5" table:formula="of:=[.K23]" office:value-type="float" office:value="3" calcext:value-type="float">
            <text:p>3</text:p>
          </table:table-cell>
          <table:table-cell table:style-name="ce5" table:formula="of:=[.L23]" office:value-type="float" office:value="1" calcext:value-type="float">
            <text:p>1</text:p>
          </table:table-cell>
          <table:table-cell table:style-name="ce5" table:formula="of:=[.X23]" office:value-type="float" office:value="30288.2614840989" calcext:value-type="float">
            <text:p>30288.2614840989</text:p>
          </table:table-cell>
          <table:table-cell table:style-name="ce5" table:formula="of:=[.Y23]" office:value-type="float" office:value="14910.3010600707" calcext:value-type="float">
            <text:p>14910.3010600707</text:p>
          </table:table-cell>
          <table:table-cell table:style-name="ce5" table:formula="of:=[.Z23]" office:value-type="float" office:value="5339.2371024735" calcext:value-type="float">
            <text:p>5339.2371024735</text:p>
          </table:table-cell>
          <table:table-cell table:number-columns-repeated="989"/>
        </table:table-row>
        <table:table-row table:style-name="ro1">
          <table:table-cell table:number-columns-repeated="7"/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H24]+273.15)/[.$D$23]" office:value-type="float" office:value="1.02173144876325" calcext:value-type="float">
            <text:p>1.02173144876325</text:p>
          </table:table-cell>
          <table:table-cell table:formula="of:=[.I24]/[.$D$17]" office:value-type="float" office:value="0.8" calcext:value-type="float">
            <text:p>0.8</text:p>
          </table:table-cell>
          <table:table-cell table:formula="of:=([.J24]+273.15)/[.$D$23]" office:value-type="float" office:value="0.993462897526502" calcext:value-type="float">
            <text:p>0.993462897526502</text:p>
          </table:table-cell>
          <table:table-cell table:formula="of:=([.K24]+273.15)/[.$D$23]" office:value-type="float" office:value="0.979328621908127" calcext:value-type="float">
            <text:p>0.979328621908127</text:p>
          </table:table-cell>
          <table:table-cell table:formula="of:=[.L24]/[.$D$16]" office:value-type="float" office:value="0.2" calcext:value-type="float">
            <text:p>0.2</text:p>
          </table:table-cell>
          <table:table-cell/>
          <table:table-cell table:formula="of:=[.$D$8]+[.$D$9]*[.Q24]+[.$D$10]*[.N24]+[.$D$11]*[.R24]+[.$D$12]*[.O24]" office:value-type="float" office:value="313.49851590106" calcext:value-type="float">
            <text:p>313.49851590106</text:p>
          </table:table-cell>
          <table:table-cell table:formula="of:=[.$E$8]+[.$E$9]*[.P24]+[.$E$10]*[.Q24]+[.$E$11]*[.N24]+[.$E$12]*[.R24]+[.$E$13]*[.O24]" office:value-type="float" office:value="200.144628975265" calcext:value-type="float">
            <text:p>200.144628975265</text:p>
          </table:table-cell>
          <table:table-cell table:formula="of:=[.$F$8]+[.$F$9]*[.Q24]+[.$F$10]*[.N24]+[.$F$11]*[.R24]+[.$F$12]*[.O24]" office:value-type="float" office:value="275.895371024735" calcext:value-type="float">
            <text:p>275.895371024735</text:p>
          </table:table-cell>
          <table:table-cell/>
          <table:table-cell table:formula="of:=[.T24]*[.$D$18]" office:value-type="float" office:value="31349.851590106" calcext:value-type="float">
            <text:p>31349.851590106</text:p>
          </table:table-cell>
          <table:table-cell table:formula="of:=[.U24]*[.$D$19]" office:value-type="float" office:value="16011.5703180212" calcext:value-type="float">
            <text:p>16011.5703180212</text:p>
          </table:table-cell>
          <table:table-cell table:formula="of:=[.V24]*[.$D$20]" office:value-type="float" office:value="5517.9074204947" calcext:value-type="float">
            <text:p>5517.9074204947</text:p>
          </table:table-cell>
          <table:table-cell/>
          <table:table-cell table:style-name="ce5" table:formula="of:=[.H24]" office:value-type="float" office:value="16" calcext:value-type="float">
            <text:p>16</text:p>
          </table:table-cell>
          <table:table-cell table:style-name="ce5" table:formula="of:=[.I24]" office:value-type="float" office:value="16" calcext:value-type="float">
            <text:p>16</text:p>
          </table:table-cell>
          <table:table-cell table:style-name="ce5" table:formula="of:=[.J24]" office:value-type="float" office:value="8" calcext:value-type="float">
            <text:p>8</text:p>
          </table:table-cell>
          <table:table-cell table:style-name="ce5" table:formula="of:=[.K24]" office:value-type="float" office:value="4" calcext:value-type="float">
            <text:p>4</text:p>
          </table:table-cell>
          <table:table-cell table:style-name="ce5" table:formula="of:=[.L24]" office:value-type="float" office:value="2" calcext:value-type="float">
            <text:p>2</text:p>
          </table:table-cell>
          <table:table-cell table:style-name="ce5" table:formula="of:=[.X24]" office:value-type="float" office:value="31349.851590106" calcext:value-type="float">
            <text:p>31349.851590106</text:p>
          </table:table-cell>
          <table:table-cell table:style-name="ce5" table:formula="of:=[.Y24]" office:value-type="float" office:value="16011.5703180212" calcext:value-type="float">
            <text:p>16011.5703180212</text:p>
          </table:table-cell>
          <table:table-cell table:style-name="ce5" table:formula="of:=[.Z24]" office:value-type="float" office:value="5517.9074204947" calcext:value-type="float">
            <text:p>5517.9074204947</text:p>
          </table:table-cell>
          <table:table-cell table:number-columns-repeated="989"/>
        </table:table-row>
        <table:table-row table:style-name="ro1">
          <table:table-cell table:number-columns-repeated="7"/>
          <table:table-cell office:value-type="float" office:value="17" calcext:value-type="float">
            <text:p>17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([.H25]+273.15)/[.$D$23]" office:value-type="float" office:value="1.02526501766784" calcext:value-type="float">
            <text:p>1.02526501766784</text:p>
          </table:table-cell>
          <table:table-cell table:formula="of:=[.I25]/[.$D$17]" office:value-type="float" office:value="0.05" calcext:value-type="float">
            <text:p>0.05</text:p>
          </table:table-cell>
          <table:table-cell table:formula="of:=([.J25]+273.15)/[.$D$23]" office:value-type="float" office:value="0.968727915194346" calcext:value-type="float">
            <text:p>0.968727915194346</text:p>
          </table:table-cell>
          <table:table-cell table:formula="of:=([.K25]+273.15)/[.$D$23]" office:value-type="float" office:value="0.968727915194346" calcext:value-type="float">
            <text:p>0.968727915194346</text:p>
          </table:table-cell>
          <table:table-cell table:formula="of:=[.L25]/[.$D$16]" office:value-type="float" office:value="0.1" calcext:value-type="float">
            <text:p>0.1</text:p>
          </table:table-cell>
          <table:table-cell/>
          <table:table-cell table:formula="of:=[.$D$8]+[.$D$9]*[.Q25]+[.$D$10]*[.N25]+[.$D$11]*[.R25]+[.$D$12]*[.O25]" office:value-type="float" office:value="237.276325088339" calcext:value-type="float">
            <text:p>237.276325088339</text:p>
          </table:table-cell>
          <table:table-cell table:formula="of:=[.$E$8]+[.$E$9]*[.P25]+[.$E$10]*[.Q25]+[.$E$11]*[.N25]+[.$E$12]*[.R25]+[.$E$13]*[.O25]" office:value-type="float" office:value="128.375017667845" calcext:value-type="float">
            <text:p>128.375017667845</text:p>
          </table:table-cell>
          <table:table-cell table:formula="of:=[.$F$8]+[.$F$9]*[.Q25]+[.$F$10]*[.N25]+[.$F$11]*[.R25]+[.$F$12]*[.O25]" office:value-type="float" office:value="200.580053003534" calcext:value-type="float">
            <text:p>200.580053003534</text:p>
          </table:table-cell>
          <table:table-cell/>
          <table:table-cell table:formula="of:=[.T25]*[.$D$18]" office:value-type="float" office:value="23727.6325088339" calcext:value-type="float">
            <text:p>23727.6325088339</text:p>
          </table:table-cell>
          <table:table-cell table:formula="of:=[.U25]*[.$D$19]" office:value-type="float" office:value="10270.0014134276" calcext:value-type="float">
            <text:p>10270.0014134276</text:p>
          </table:table-cell>
          <table:table-cell table:formula="of:=[.V25]*[.$D$20]" office:value-type="float" office:value="4011.60106007067" calcext:value-type="float">
            <text:p>4011.60106007067</text:p>
          </table:table-cell>
          <table:table-cell/>
          <table:table-cell table:style-name="ce5" table:formula="of:=[.H25]" office:value-type="float" office:value="17" calcext:value-type="float">
            <text:p>17</text:p>
          </table:table-cell>
          <table:table-cell table:style-name="ce5" table:formula="of:=[.I25]" office:value-type="float" office:value="1" calcext:value-type="float">
            <text:p>1</text:p>
          </table:table-cell>
          <table:table-cell table:style-name="ce5" table:formula="of:=[.J25]" office:value-type="float" office:value="1" calcext:value-type="float">
            <text:p>1</text:p>
          </table:table-cell>
          <table:table-cell table:style-name="ce5" table:formula="of:=[.K25]" office:value-type="float" office:value="1" calcext:value-type="float">
            <text:p>1</text:p>
          </table:table-cell>
          <table:table-cell table:style-name="ce5" table:formula="of:=[.L25]" office:value-type="float" office:value="1" calcext:value-type="float">
            <text:p>1</text:p>
          </table:table-cell>
          <table:table-cell table:style-name="ce5" table:formula="of:=[.X25]" office:value-type="float" office:value="23727.6325088339" calcext:value-type="float">
            <text:p>23727.6325088339</text:p>
          </table:table-cell>
          <table:table-cell table:style-name="ce5" table:formula="of:=[.Y25]" office:value-type="float" office:value="10270.0014134276" calcext:value-type="float">
            <text:p>10270.0014134276</text:p>
          </table:table-cell>
          <table:table-cell table:style-name="ce5" table:formula="of:=[.Z25]" office:value-type="float" office:value="4011.60106007067" calcext:value-type="float">
            <text:p>4011.60106007067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Model Formulation: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table:number-columns-repeated="4" office:value-type="float" office:value="2" calcext:value-type="float">
            <text:p>2</text:p>
          </table:table-cell>
          <table:table-cell/>
          <table:table-cell table:formula="of:=([.H26]+273.15)/[.$D$23]" office:value-type="float" office:value="1.02879858657244" calcext:value-type="float">
            <text:p>1.02879858657244</text:p>
          </table:table-cell>
          <table:table-cell table:formula="of:=[.I26]/[.$D$17]" office:value-type="float" office:value="0.1" calcext:value-type="float">
            <text:p>0.1</text:p>
          </table:table-cell>
          <table:table-cell table:formula="of:=([.J26]+273.15)/[.$D$23]" office:value-type="float" office:value="0.97226148409894" calcext:value-type="float">
            <text:p>0.97226148409894</text:p>
          </table:table-cell>
          <table:table-cell table:formula="of:=([.K26]+273.15)/[.$D$23]" office:value-type="float" office:value="0.97226148409894" calcext:value-type="float">
            <text:p>0.97226148409894</text:p>
          </table:table-cell>
          <table:table-cell table:formula="of:=[.L26]/[.$D$16]" office:value-type="float" office:value="0.2" calcext:value-type="float">
            <text:p>0.2</text:p>
          </table:table-cell>
          <table:table-cell/>
          <table:table-cell table:formula="of:=[.$D$8]+[.$D$9]*[.Q26]+[.$D$10]*[.N26]+[.$D$11]*[.R26]+[.$D$12]*[.O26]" office:value-type="float" office:value="247.89222614841" calcext:value-type="float">
            <text:p>247.89222614841</text:p>
          </table:table-cell>
          <table:table-cell table:formula="of:=[.$E$8]+[.$E$9]*[.P26]+[.$E$10]*[.Q26]+[.$E$11]*[.N26]+[.$E$12]*[.R26]+[.$E$13]*[.O26]" office:value-type="float" office:value="142.140883392226" calcext:value-type="float">
            <text:p>142.140883392226</text:p>
          </table:table-cell>
          <table:table-cell table:formula="of:=[.$F$8]+[.$F$9]*[.Q26]+[.$F$10]*[.N26]+[.$F$11]*[.R26]+[.$F$12]*[.O26]" office:value-type="float" office:value="209.513568904594" calcext:value-type="float">
            <text:p>209.513568904594</text:p>
          </table:table-cell>
          <table:table-cell/>
          <table:table-cell table:formula="of:=[.T26]*[.$D$18]" office:value-type="float" office:value="24789.222614841" calcext:value-type="float">
            <text:p>24789.222614841</text:p>
          </table:table-cell>
          <table:table-cell table:formula="of:=[.U26]*[.$D$19]" office:value-type="float" office:value="11371.2706713781" calcext:value-type="float">
            <text:p>11371.2706713781</text:p>
          </table:table-cell>
          <table:table-cell table:formula="of:=[.V26]*[.$D$20]" office:value-type="float" office:value="4190.27137809187" calcext:value-type="float">
            <text:p>4190.27137809187</text:p>
          </table:table-cell>
          <table:table-cell/>
          <table:table-cell table:style-name="ce5" table:formula="of:=[.H26]" office:value-type="float" office:value="18" calcext:value-type="float">
            <text:p>18</text:p>
          </table:table-cell>
          <table:table-cell table:style-name="ce5" table:formula="of:=[.I26]" office:value-type="float" office:value="2" calcext:value-type="float">
            <text:p>2</text:p>
          </table:table-cell>
          <table:table-cell table:style-name="ce5" table:formula="of:=[.J26]" office:value-type="float" office:value="2" calcext:value-type="float">
            <text:p>2</text:p>
          </table:table-cell>
          <table:table-cell table:style-name="ce5" table:formula="of:=[.K26]" office:value-type="float" office:value="2" calcext:value-type="float">
            <text:p>2</text:p>
          </table:table-cell>
          <table:table-cell table:style-name="ce5" table:formula="of:=[.L26]" office:value-type="float" office:value="2" calcext:value-type="float">
            <text:p>2</text:p>
          </table:table-cell>
          <table:table-cell table:style-name="ce5" table:formula="of:=[.X26]" office:value-type="float" office:value="24789.222614841" calcext:value-type="float">
            <text:p>24789.222614841</text:p>
          </table:table-cell>
          <table:table-cell table:style-name="ce5" table:formula="of:=[.Y26]" office:value-type="float" office:value="11371.2706713781" calcext:value-type="float">
            <text:p>11371.2706713781</text:p>
          </table:table-cell>
          <table:table-cell table:style-name="ce5" table:formula="of:=[.Z26]" office:value-type="float" office:value="4190.27137809187" calcext:value-type="float">
            <text:p>4190.27137809187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Q = Q_rated * (A + B*Twb + C*TS + D*VL + E*VS)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H27]+273.15)/[.$D$23]" office:value-type="float" office:value="1.03233215547703" calcext:value-type="float">
            <text:p>1.03233215547703</text:p>
          </table:table-cell>
          <table:table-cell table:formula="of:=[.I27]/[.$D$17]" office:value-type="float" office:value="0.15" calcext:value-type="float">
            <text:p>0.15</text:p>
          </table:table-cell>
          <table:table-cell table:formula="of:=([.J27]+273.15)/[.$D$23]" office:value-type="float" office:value="0.975795053003533" calcext:value-type="float">
            <text:p>0.975795053003533</text:p>
          </table:table-cell>
          <table:table-cell table:formula="of:=([.K27]+273.15)/[.$D$23]" office:value-type="float" office:value="0.975795053003533" calcext:value-type="float">
            <text:p>0.975795053003533</text:p>
          </table:table-cell>
          <table:table-cell table:formula="of:=[.L27]/[.$D$16]" office:value-type="float" office:value="0.1" calcext:value-type="float">
            <text:p>0.1</text:p>
          </table:table-cell>
          <table:table-cell/>
          <table:table-cell table:formula="of:=[.$D$8]+[.$D$9]*[.Q27]+[.$D$10]*[.N27]+[.$D$11]*[.R27]+[.$D$12]*[.O27]" office:value-type="float" office:value="247.688127208481" calcext:value-type="float">
            <text:p>247.688127208481</text:p>
          </table:table-cell>
          <table:table-cell table:formula="of:=[.$E$8]+[.$E$9]*[.P27]+[.$E$10]*[.Q27]+[.$E$11]*[.N27]+[.$E$12]*[.R27]+[.$E$13]*[.O27]" office:value-type="float" office:value="137.006749116608" calcext:value-type="float">
            <text:p>137.006749116608</text:p>
          </table:table-cell>
          <table:table-cell table:formula="of:=[.$F$8]+[.$F$9]*[.Q27]+[.$F$10]*[.N27]+[.$F$11]*[.R27]+[.$F$12]*[.O27]" office:value-type="float" office:value="210.707084805654" calcext:value-type="float">
            <text:p>210.707084805654</text:p>
          </table:table-cell>
          <table:table-cell/>
          <table:table-cell table:formula="of:=[.T27]*[.$D$18]" office:value-type="float" office:value="24768.8127208481" calcext:value-type="float">
            <text:p>24768.8127208481</text:p>
          </table:table-cell>
          <table:table-cell table:formula="of:=[.U27]*[.$D$19]" office:value-type="float" office:value="10960.5399293286" calcext:value-type="float">
            <text:p>10960.5399293286</text:p>
          </table:table-cell>
          <table:table-cell table:formula="of:=[.V27]*[.$D$20]" office:value-type="float" office:value="4214.14169611307" calcext:value-type="float">
            <text:p>4214.14169611307</text:p>
          </table:table-cell>
          <table:table-cell/>
          <table:table-cell table:style-name="ce5" table:formula="of:=[.H27]" office:value-type="float" office:value="19" calcext:value-type="float">
            <text:p>19</text:p>
          </table:table-cell>
          <table:table-cell table:style-name="ce5" table:formula="of:=[.I27]" office:value-type="float" office:value="3" calcext:value-type="float">
            <text:p>3</text:p>
          </table:table-cell>
          <table:table-cell table:style-name="ce5" table:formula="of:=[.J27]" office:value-type="float" office:value="3" calcext:value-type="float">
            <text:p>3</text:p>
          </table:table-cell>
          <table:table-cell table:style-name="ce5" table:formula="of:=[.K27]" office:value-type="float" office:value="3" calcext:value-type="float">
            <text:p>3</text:p>
          </table:table-cell>
          <table:table-cell table:style-name="ce5" table:formula="of:=[.L27]" office:value-type="float" office:value="1" calcext:value-type="float">
            <text:p>1</text:p>
          </table:table-cell>
          <table:table-cell table:style-name="ce5" table:formula="of:=[.X27]" office:value-type="float" office:value="24768.8127208481" calcext:value-type="float">
            <text:p>24768.8127208481</text:p>
          </table:table-cell>
          <table:table-cell table:style-name="ce5" table:formula="of:=[.Y27]" office:value-type="float" office:value="10960.5399293286" calcext:value-type="float">
            <text:p>10960.5399293286</text:p>
          </table:table-cell>
          <table:table-cell table:style-name="ce5" table:formula="of:=[.Z27]" office:value-type="float" office:value="4214.14169611307" calcext:value-type="float">
            <text:p>4214.14169611307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Q_s = Q_s,rated *(A+B*Twb+C*Tdb+D*Ts+E*VL+F*VS)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H28]+273.15)/[.$D$23]" office:value-type="float" office:value="1.03586572438163" calcext:value-type="float">
            <text:p>1.03586572438163</text:p>
          </table:table-cell>
          <table:table-cell table:formula="of:=[.I28]/[.$D$17]" office:value-type="float" office:value="0.2" calcext:value-type="float">
            <text:p>0.2</text:p>
          </table:table-cell>
          <table:table-cell table:formula="of:=([.J28]+273.15)/[.$D$23]" office:value-type="float" office:value="0.979328621908127" calcext:value-type="float">
            <text:p>0.979328621908127</text:p>
          </table:table-cell>
          <table:table-cell table:formula="of:=([.K28]+273.15)/[.$D$23]" office:value-type="float" office:value="0.979328621908127" calcext:value-type="float">
            <text:p>0.979328621908127</text:p>
          </table:table-cell>
          <table:table-cell table:formula="of:=[.L28]/[.$D$16]" office:value-type="float" office:value="0.2" calcext:value-type="float">
            <text:p>0.2</text:p>
          </table:table-cell>
          <table:table-cell/>
          <table:table-cell table:formula="of:=[.$D$8]+[.$D$9]*[.Q28]+[.$D$10]*[.N28]+[.$D$11]*[.R28]+[.$D$12]*[.O28]" office:value-type="float" office:value="258.304028268551" calcext:value-type="float">
            <text:p>258.304028268551</text:p>
          </table:table-cell>
          <table:table-cell table:formula="of:=[.$E$8]+[.$E$9]*[.P28]+[.$E$10]*[.Q28]+[.$E$11]*[.N28]+[.$E$12]*[.R28]+[.$E$13]*[.O28]" office:value-type="float" office:value="150.772614840989" calcext:value-type="float">
            <text:p>150.772614840989</text:p>
          </table:table-cell>
          <table:table-cell table:formula="of:=[.$F$8]+[.$F$9]*[.Q28]+[.$F$10]*[.N28]+[.$F$11]*[.R28]+[.$F$12]*[.O28]" office:value-type="float" office:value="219.640600706714" calcext:value-type="float">
            <text:p>219.640600706714</text:p>
          </table:table-cell>
          <table:table-cell/>
          <table:table-cell table:formula="of:=[.T28]*[.$D$18]" office:value-type="float" office:value="25830.4028268551" calcext:value-type="float">
            <text:p>25830.4028268551</text:p>
          </table:table-cell>
          <table:table-cell table:formula="of:=[.U28]*[.$D$19]" office:value-type="float" office:value="12061.8091872792" calcext:value-type="float">
            <text:p>12061.8091872792</text:p>
          </table:table-cell>
          <table:table-cell table:formula="of:=[.V28]*[.$D$20]" office:value-type="float" office:value="4392.81201413428" calcext:value-type="float">
            <text:p>4392.81201413428</text:p>
          </table:table-cell>
          <table:table-cell/>
          <table:table-cell table:style-name="ce5" table:formula="of:=[.H28]" office:value-type="float" office:value="20" calcext:value-type="float">
            <text:p>20</text:p>
          </table:table-cell>
          <table:table-cell table:style-name="ce5" table:formula="of:=[.I28]" office:value-type="float" office:value="4" calcext:value-type="float">
            <text:p>4</text:p>
          </table:table-cell>
          <table:table-cell table:style-name="ce5" table:formula="of:=[.J28]" office:value-type="float" office:value="4" calcext:value-type="float">
            <text:p>4</text:p>
          </table:table-cell>
          <table:table-cell table:style-name="ce5" table:formula="of:=[.K28]" office:value-type="float" office:value="4" calcext:value-type="float">
            <text:p>4</text:p>
          </table:table-cell>
          <table:table-cell table:style-name="ce5" table:formula="of:=[.L28]" office:value-type="float" office:value="2" calcext:value-type="float">
            <text:p>2</text:p>
          </table:table-cell>
          <table:table-cell table:style-name="ce5" table:formula="of:=[.X28]" office:value-type="float" office:value="25830.4028268551" calcext:value-type="float">
            <text:p>25830.4028268551</text:p>
          </table:table-cell>
          <table:table-cell table:style-name="ce5" table:formula="of:=[.Y28]" office:value-type="float" office:value="12061.8091872792" calcext:value-type="float">
            <text:p>12061.8091872792</text:p>
          </table:table-cell>
          <table:table-cell table:style-name="ce5" table:formula="of:=[.Z28]" office:value-type="float" office:value="4392.81201413428" calcext:value-type="float">
            <text:p>4392.81201413428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P = P_rated * (A + B*Twb + C*TS + D*VL + E*VS)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[.H29]+273.15)/[.$D$23]" office:value-type="float" office:value="1.03939929328622" calcext:value-type="float">
            <text:p>1.03939929328622</text:p>
          </table:table-cell>
          <table:table-cell table:formula="of:=[.I29]/[.$D$17]" office:value-type="float" office:value="0.25" calcext:value-type="float">
            <text:p>0.25</text:p>
          </table:table-cell>
          <table:table-cell table:formula="of:=([.J29]+273.15)/[.$D$23]" office:value-type="float" office:value="0.982862190812721" calcext:value-type="float">
            <text:p>0.982862190812721</text:p>
          </table:table-cell>
          <table:table-cell table:formula="of:=([.K29]+273.15)/[.$D$23]" office:value-type="float" office:value="0.968727915194346" calcext:value-type="float">
            <text:p>0.968727915194346</text:p>
          </table:table-cell>
          <table:table-cell table:formula="of:=[.L29]/[.$D$16]" office:value-type="float" office:value="0.1" calcext:value-type="float">
            <text:p>0.1</text:p>
          </table:table-cell>
          <table:table-cell/>
          <table:table-cell table:formula="of:=[.$D$8]+[.$D$9]*[.Q29]+[.$D$10]*[.N29]+[.$D$11]*[.R29]+[.$D$12]*[.O29]" office:value-type="float" office:value="257.12183745583" calcext:value-type="float">
            <text:p>257.12183745583</text:p>
          </table:table-cell>
          <table:table-cell table:formula="of:=[.$E$8]+[.$E$9]*[.P29]+[.$E$10]*[.Q29]+[.$E$11]*[.N29]+[.$E$12]*[.R29]+[.$E$13]*[.O29]" office:value-type="float" office:value="145.376996466431" calcext:value-type="float">
            <text:p>145.376996466431</text:p>
          </table:table-cell>
          <table:table-cell table:formula="of:=[.$F$8]+[.$F$9]*[.Q29]+[.$F$10]*[.N29]+[.$F$11]*[.R29]+[.$F$12]*[.O29]" office:value-type="float" office:value="219.925282685512" calcext:value-type="float">
            <text:p>219.925282685512</text:p>
          </table:table-cell>
          <table:table-cell/>
          <table:table-cell table:formula="of:=[.T29]*[.$D$18]" office:value-type="float" office:value="25712.183745583" calcext:value-type="float">
            <text:p>25712.183745583</text:p>
          </table:table-cell>
          <table:table-cell table:formula="of:=[.U29]*[.$D$19]" office:value-type="float" office:value="11630.1597173145" calcext:value-type="float">
            <text:p>11630.1597173145</text:p>
          </table:table-cell>
          <table:table-cell table:formula="of:=[.V29]*[.$D$20]" office:value-type="float" office:value="4398.50565371025" calcext:value-type="float">
            <text:p>4398.50565371025</text:p>
          </table:table-cell>
          <table:table-cell/>
          <table:table-cell table:style-name="ce5" table:formula="of:=[.H29]" office:value-type="float" office:value="21" calcext:value-type="float">
            <text:p>21</text:p>
          </table:table-cell>
          <table:table-cell table:style-name="ce5" table:formula="of:=[.I29]" office:value-type="float" office:value="5" calcext:value-type="float">
            <text:p>5</text:p>
          </table:table-cell>
          <table:table-cell table:style-name="ce5" table:formula="of:=[.J29]" office:value-type="float" office:value="5" calcext:value-type="float">
            <text:p>5</text:p>
          </table:table-cell>
          <table:table-cell table:style-name="ce5" table:formula="of:=[.K29]" office:value-type="float" office:value="1" calcext:value-type="float">
            <text:p>1</text:p>
          </table:table-cell>
          <table:table-cell table:style-name="ce5" table:formula="of:=[.L29]" office:value-type="float" office:value="1" calcext:value-type="float">
            <text:p>1</text:p>
          </table:table-cell>
          <table:table-cell table:style-name="ce5" table:formula="of:=[.X29]" office:value-type="float" office:value="25712.183745583" calcext:value-type="float">
            <text:p>25712.183745583</text:p>
          </table:table-cell>
          <table:table-cell table:style-name="ce5" table:formula="of:=[.Y29]" office:value-type="float" office:value="11630.1597173145" calcext:value-type="float">
            <text:p>11630.1597173145</text:p>
          </table:table-cell>
          <table:table-cell table:style-name="ce5" table:formula="of:=[.Z29]" office:value-type="float" office:value="4398.50565371025" calcext:value-type="float">
            <text:p>4398.50565371025</text:p>
          </table:table-cell>
          <table:table-cell table:number-columns-repeated="989"/>
        </table:table-row>
        <table:table-row table:style-name="ro1">
          <table:table-cell table:number-columns-repeated="7"/>
          <table:table-cell office:value-type="float" office:value="22" calcext:value-type="float">
            <text:p>2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([.H30]+273.15)/[.$D$23]" office:value-type="float" office:value="1.04293286219081" calcext:value-type="float">
            <text:p>1.04293286219081</text:p>
          </table:table-cell>
          <table:table-cell table:formula="of:=[.I30]/[.$D$17]" office:value-type="float" office:value="0.3" calcext:value-type="float">
            <text:p>0.3</text:p>
          </table:table-cell>
          <table:table-cell table:formula="of:=([.J30]+273.15)/[.$D$23]" office:value-type="float" office:value="0.986395759717314" calcext:value-type="float">
            <text:p>0.986395759717314</text:p>
          </table:table-cell>
          <table:table-cell table:formula="of:=([.K30]+273.15)/[.$D$23]" office:value-type="float" office:value="0.97226148409894" calcext:value-type="float">
            <text:p>0.97226148409894</text:p>
          </table:table-cell>
          <table:table-cell table:formula="of:=[.L30]/[.$D$16]" office:value-type="float" office:value="0.2" calcext:value-type="float">
            <text:p>0.2</text:p>
          </table:table-cell>
          <table:table-cell/>
          <table:table-cell table:formula="of:=[.$D$8]+[.$D$9]*[.Q30]+[.$D$10]*[.N30]+[.$D$11]*[.R30]+[.$D$12]*[.O30]" office:value-type="float" office:value="267.737738515901" calcext:value-type="float">
            <text:p>267.737738515901</text:p>
          </table:table-cell>
          <table:table-cell table:formula="of:=[.$E$8]+[.$E$9]*[.P30]+[.$E$10]*[.Q30]+[.$E$11]*[.N30]+[.$E$12]*[.R30]+[.$E$13]*[.O30]" office:value-type="float" office:value="159.142862190813" calcext:value-type="float">
            <text:p>159.142862190813</text:p>
          </table:table-cell>
          <table:table-cell table:formula="of:=[.$F$8]+[.$F$9]*[.Q30]+[.$F$10]*[.N30]+[.$F$11]*[.R30]+[.$F$12]*[.O30]" office:value-type="float" office:value="228.858798586572" calcext:value-type="float">
            <text:p>228.858798586572</text:p>
          </table:table-cell>
          <table:table-cell/>
          <table:table-cell table:formula="of:=[.T30]*[.$D$18]" office:value-type="float" office:value="26773.7738515901" calcext:value-type="float">
            <text:p>26773.7738515901</text:p>
          </table:table-cell>
          <table:table-cell table:formula="of:=[.U30]*[.$D$19]" office:value-type="float" office:value="12731.428975265" calcext:value-type="float">
            <text:p>12731.428975265</text:p>
          </table:table-cell>
          <table:table-cell table:formula="of:=[.V30]*[.$D$20]" office:value-type="float" office:value="4577.17597173145" calcext:value-type="float">
            <text:p>4577.17597173145</text:p>
          </table:table-cell>
          <table:table-cell/>
          <table:table-cell table:style-name="ce5" table:formula="of:=[.H30]" office:value-type="float" office:value="22" calcext:value-type="float">
            <text:p>22</text:p>
          </table:table-cell>
          <table:table-cell table:style-name="ce5" table:formula="of:=[.I30]" office:value-type="float" office:value="6" calcext:value-type="float">
            <text:p>6</text:p>
          </table:table-cell>
          <table:table-cell table:style-name="ce5" table:formula="of:=[.J30]" office:value-type="float" office:value="6" calcext:value-type="float">
            <text:p>6</text:p>
          </table:table-cell>
          <table:table-cell table:style-name="ce5" table:formula="of:=[.K30]" office:value-type="float" office:value="2" calcext:value-type="float">
            <text:p>2</text:p>
          </table:table-cell>
          <table:table-cell table:style-name="ce5" table:formula="of:=[.L30]" office:value-type="float" office:value="2" calcext:value-type="float">
            <text:p>2</text:p>
          </table:table-cell>
          <table:table-cell table:style-name="ce5" table:formula="of:=[.X30]" office:value-type="float" office:value="26773.7738515901" calcext:value-type="float">
            <text:p>26773.7738515901</text:p>
          </table:table-cell>
          <table:table-cell table:style-name="ce5" table:formula="of:=[.Y30]" office:value-type="float" office:value="12731.428975265" calcext:value-type="float">
            <text:p>12731.428975265</text:p>
          </table:table-cell>
          <table:table-cell table:style-name="ce5" table:formula="of:=[.Z30]" office:value-type="float" office:value="4577.17597173145" calcext:value-type="float">
            <text:p>4577.17597173145</text:p>
          </table:table-cell>
          <table:table-cell table:number-columns-repeated="989"/>
        </table:table-row>
        <table:table-row table:style-name="ro1">
          <table:table-cell table:number-columns-repeated="7"/>
          <table:table-cell office:value-type="float" office:value="23" calcext:value-type="float">
            <text:p>2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H31]+273.15)/[.$D$23]" office:value-type="float" office:value="1.04646643109541" calcext:value-type="float">
            <text:p>1.04646643109541</text:p>
          </table:table-cell>
          <table:table-cell table:formula="of:=[.I31]/[.$D$17]" office:value-type="float" office:value="0.35" calcext:value-type="float">
            <text:p>0.35</text:p>
          </table:table-cell>
          <table:table-cell table:formula="of:=([.J31]+273.15)/[.$D$23]" office:value-type="float" office:value="0.989929328621908" calcext:value-type="float">
            <text:p>0.989929328621908</text:p>
          </table:table-cell>
          <table:table-cell table:formula="of:=([.K31]+273.15)/[.$D$23]" office:value-type="float" office:value="0.975795053003533" calcext:value-type="float">
            <text:p>0.975795053003533</text:p>
          </table:table-cell>
          <table:table-cell table:formula="of:=[.L31]/[.$D$16]" office:value-type="float" office:value="0.1" calcext:value-type="float">
            <text:p>0.1</text:p>
          </table:table-cell>
          <table:table-cell/>
          <table:table-cell table:formula="of:=[.$D$8]+[.$D$9]*[.Q31]+[.$D$10]*[.N31]+[.$D$11]*[.R31]+[.$D$12]*[.O31]" office:value-type="float" office:value="267.533639575972" calcext:value-type="float">
            <text:p>267.533639575972</text:p>
          </table:table-cell>
          <table:table-cell table:formula="of:=[.$E$8]+[.$E$9]*[.P31]+[.$E$10]*[.Q31]+[.$E$11]*[.N31]+[.$E$12]*[.R31]+[.$E$13]*[.O31]" office:value-type="float" office:value="154.008727915194" calcext:value-type="float">
            <text:p>154.008727915194</text:p>
          </table:table-cell>
          <table:table-cell table:formula="of:=[.$F$8]+[.$F$9]*[.Q31]+[.$F$10]*[.N31]+[.$F$11]*[.R31]+[.$F$12]*[.O31]" office:value-type="float" office:value="230.052314487633" calcext:value-type="float">
            <text:p>230.052314487633</text:p>
          </table:table-cell>
          <table:table-cell/>
          <table:table-cell table:formula="of:=[.T31]*[.$D$18]" office:value-type="float" office:value="26753.3639575972" calcext:value-type="float">
            <text:p>26753.3639575972</text:p>
          </table:table-cell>
          <table:table-cell table:formula="of:=[.U31]*[.$D$19]" office:value-type="float" office:value="12320.6982332156" calcext:value-type="float">
            <text:p>12320.6982332156</text:p>
          </table:table-cell>
          <table:table-cell table:formula="of:=[.V31]*[.$D$20]" office:value-type="float" office:value="4601.04628975265" calcext:value-type="float">
            <text:p>4601.04628975265</text:p>
          </table:table-cell>
          <table:table-cell/>
          <table:table-cell table:style-name="ce5" table:formula="of:=[.H31]" office:value-type="float" office:value="23" calcext:value-type="float">
            <text:p>23</text:p>
          </table:table-cell>
          <table:table-cell table:style-name="ce5" table:formula="of:=[.I31]" office:value-type="float" office:value="7" calcext:value-type="float">
            <text:p>7</text:p>
          </table:table-cell>
          <table:table-cell table:style-name="ce5" table:formula="of:=[.J31]" office:value-type="float" office:value="7" calcext:value-type="float">
            <text:p>7</text:p>
          </table:table-cell>
          <table:table-cell table:style-name="ce5" table:formula="of:=[.K31]" office:value-type="float" office:value="3" calcext:value-type="float">
            <text:p>3</text:p>
          </table:table-cell>
          <table:table-cell table:style-name="ce5" table:formula="of:=[.L31]" office:value-type="float" office:value="1" calcext:value-type="float">
            <text:p>1</text:p>
          </table:table-cell>
          <table:table-cell table:style-name="ce5" table:formula="of:=[.X31]" office:value-type="float" office:value="26753.3639575972" calcext:value-type="float">
            <text:p>26753.3639575972</text:p>
          </table:table-cell>
          <table:table-cell table:style-name="ce5" table:formula="of:=[.Y31]" office:value-type="float" office:value="12320.6982332156" calcext:value-type="float">
            <text:p>12320.6982332156</text:p>
          </table:table-cell>
          <table:table-cell table:style-name="ce5" table:formula="of:=[.Z31]" office:value-type="float" office:value="4601.04628975265" calcext:value-type="float">
            <text:p>4601.04628975265</text:p>
          </table:table-cell>
          <table:table-cell table:number-columns-repeated="989"/>
        </table:table-row>
        <table:table-row table:style-name="ro1">
          <table:table-cell table:number-columns-repeated="7"/>
          <table:table-cell office:value-type="float" office:value="24" calcext:value-type="float">
            <text:p>2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H32]+273.15)/[.$D$23]" office:value-type="float" office:value="1.05" calcext:value-type="float">
            <text:p>1.05</text:p>
          </table:table-cell>
          <table:table-cell table:formula="of:=[.I32]/[.$D$17]" office:value-type="float" office:value="0.4" calcext:value-type="float">
            <text:p>0.4</text:p>
          </table:table-cell>
          <table:table-cell table:formula="of:=([.J32]+273.15)/[.$D$23]" office:value-type="float" office:value="0.993462897526502" calcext:value-type="float">
            <text:p>0.993462897526502</text:p>
          </table:table-cell>
          <table:table-cell table:formula="of:=([.K32]+273.15)/[.$D$23]" office:value-type="float" office:value="0.979328621908127" calcext:value-type="float">
            <text:p>0.979328621908127</text:p>
          </table:table-cell>
          <table:table-cell table:formula="of:=[.L32]/[.$D$16]" office:value-type="float" office:value="0.2" calcext:value-type="float">
            <text:p>0.2</text:p>
          </table:table-cell>
          <table:table-cell/>
          <table:table-cell table:formula="of:=[.$D$8]+[.$D$9]*[.Q32]+[.$D$10]*[.N32]+[.$D$11]*[.R32]+[.$D$12]*[.O32]" office:value-type="float" office:value="278.149540636042" calcext:value-type="float">
            <text:p>278.149540636042</text:p>
          </table:table-cell>
          <table:table-cell table:formula="of:=[.$E$8]+[.$E$9]*[.P32]+[.$E$10]*[.Q32]+[.$E$11]*[.N32]+[.$E$12]*[.R32]+[.$E$13]*[.O32]" office:value-type="float" office:value="167.774593639576" calcext:value-type="float">
            <text:p>167.774593639576</text:p>
          </table:table-cell>
          <table:table-cell table:formula="of:=[.$F$8]+[.$F$9]*[.Q32]+[.$F$10]*[.N32]+[.$F$11]*[.R32]+[.$F$12]*[.O32]" office:value-type="float" office:value="238.985830388693" calcext:value-type="float">
            <text:p>238.985830388693</text:p>
          </table:table-cell>
          <table:table-cell/>
          <table:table-cell table:formula="of:=[.T32]*[.$D$18]" office:value-type="float" office:value="27814.9540636042" calcext:value-type="float">
            <text:p>27814.9540636042</text:p>
          </table:table-cell>
          <table:table-cell table:formula="of:=[.U32]*[.$D$19]" office:value-type="float" office:value="13421.9674911661" calcext:value-type="float">
            <text:p>13421.9674911661</text:p>
          </table:table-cell>
          <table:table-cell table:formula="of:=[.V32]*[.$D$20]" office:value-type="float" office:value="4779.71660777385" calcext:value-type="float">
            <text:p>4779.71660777385</text:p>
          </table:table-cell>
          <table:table-cell/>
          <table:table-cell table:style-name="ce5" table:formula="of:=[.H32]" office:value-type="float" office:value="24" calcext:value-type="float">
            <text:p>24</text:p>
          </table:table-cell>
          <table:table-cell table:style-name="ce5" table:formula="of:=[.I32]" office:value-type="float" office:value="8" calcext:value-type="float">
            <text:p>8</text:p>
          </table:table-cell>
          <table:table-cell table:style-name="ce5" table:formula="of:=[.J32]" office:value-type="float" office:value="8" calcext:value-type="float">
            <text:p>8</text:p>
          </table:table-cell>
          <table:table-cell table:style-name="ce5" table:formula="of:=[.K32]" office:value-type="float" office:value="4" calcext:value-type="float">
            <text:p>4</text:p>
          </table:table-cell>
          <table:table-cell table:style-name="ce5" table:formula="of:=[.L32]" office:value-type="float" office:value="2" calcext:value-type="float">
            <text:p>2</text:p>
          </table:table-cell>
          <table:table-cell table:style-name="ce5" table:formula="of:=[.X32]" office:value-type="float" office:value="27814.9540636042" calcext:value-type="float">
            <text:p>27814.9540636042</text:p>
          </table:table-cell>
          <table:table-cell table:style-name="ce5" table:formula="of:=[.Y32]" office:value-type="float" office:value="13421.9674911661" calcext:value-type="float">
            <text:p>13421.9674911661</text:p>
          </table:table-cell>
          <table:table-cell table:style-name="ce5" table:formula="of:=[.Z32]" office:value-type="float" office:value="4779.71660777385" calcext:value-type="float">
            <text:p>4779.71660777385</text:p>
          </table:table-cell>
          <table:table-cell table:number-columns-repeated="989"/>
        </table:table-row>
        <table:table-row table:style-name="ro1">
          <table:table-cell table:number-columns-repeated="7"/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([.H33]+273.15)/[.$D$23]" office:value-type="float" office:value="1.05353356890459" calcext:value-type="float">
            <text:p>1.05353356890459</text:p>
          </table:table-cell>
          <table:table-cell table:formula="of:=[.I33]/[.$D$17]" office:value-type="float" office:value="0.45" calcext:value-type="float">
            <text:p>0.45</text:p>
          </table:table-cell>
          <table:table-cell table:formula="of:=([.J33]+273.15)/[.$D$23]" office:value-type="float" office:value="0.968727915194346" calcext:value-type="float">
            <text:p>0.968727915194346</text:p>
          </table:table-cell>
          <table:table-cell table:formula="of:=([.K33]+273.15)/[.$D$23]" office:value-type="float" office:value="0.968727915194346" calcext:value-type="float">
            <text:p>0.968727915194346</text:p>
          </table:table-cell>
          <table:table-cell table:formula="of:=[.L33]/[.$D$16]" office:value-type="float" office:value="0.1" calcext:value-type="float">
            <text:p>0.1</text:p>
          </table:table-cell>
          <table:table-cell/>
          <table:table-cell table:formula="of:=[.$D$8]+[.$D$9]*[.Q33]+[.$D$10]*[.N33]+[.$D$11]*[.R33]+[.$D$12]*[.O33]" office:value-type="float" office:value="276.967349823322" calcext:value-type="float">
            <text:p>276.967349823322</text:p>
          </table:table-cell>
          <table:table-cell table:formula="of:=[.$E$8]+[.$E$9]*[.P33]+[.$E$10]*[.Q33]+[.$E$11]*[.N33]+[.$E$12]*[.R33]+[.$E$13]*[.O33]" office:value-type="float" office:value="162.084982332155" calcext:value-type="float">
            <text:p>162.084982332155</text:p>
          </table:table-cell>
          <table:table-cell table:formula="of:=[.$F$8]+[.$F$9]*[.Q33]+[.$F$10]*[.N33]+[.$F$11]*[.R33]+[.$F$12]*[.O33]" office:value-type="float" office:value="239.270512367491" calcext:value-type="float">
            <text:p>239.270512367491</text:p>
          </table:table-cell>
          <table:table-cell/>
          <table:table-cell table:formula="of:=[.T33]*[.$D$18]" office:value-type="float" office:value="27696.7349823322" calcext:value-type="float">
            <text:p>27696.7349823322</text:p>
          </table:table-cell>
          <table:table-cell table:formula="of:=[.U33]*[.$D$19]" office:value-type="float" office:value="12966.7985865724" calcext:value-type="float">
            <text:p>12966.7985865724</text:p>
          </table:table-cell>
          <table:table-cell table:formula="of:=[.V33]*[.$D$20]" office:value-type="float" office:value="4785.41024734982" calcext:value-type="float">
            <text:p>4785.41024734982</text:p>
          </table:table-cell>
          <table:table-cell/>
          <table:table-cell table:style-name="ce5" table:formula="of:=[.H33]" office:value-type="float" office:value="25" calcext:value-type="float">
            <text:p>25</text:p>
          </table:table-cell>
          <table:table-cell table:style-name="ce5" table:formula="of:=[.I33]" office:value-type="float" office:value="9" calcext:value-type="float">
            <text:p>9</text:p>
          </table:table-cell>
          <table:table-cell table:style-name="ce5" table:formula="of:=[.J33]" office:value-type="float" office:value="1" calcext:value-type="float">
            <text:p>1</text:p>
          </table:table-cell>
          <table:table-cell table:style-name="ce5" table:formula="of:=[.K33]" office:value-type="float" office:value="1" calcext:value-type="float">
            <text:p>1</text:p>
          </table:table-cell>
          <table:table-cell table:style-name="ce5" table:formula="of:=[.L33]" office:value-type="float" office:value="1" calcext:value-type="float">
            <text:p>1</text:p>
          </table:table-cell>
          <table:table-cell table:style-name="ce5" table:formula="of:=[.X33]" office:value-type="float" office:value="27696.7349823322" calcext:value-type="float">
            <text:p>27696.7349823322</text:p>
          </table:table-cell>
          <table:table-cell table:style-name="ce5" table:formula="of:=[.Y33]" office:value-type="float" office:value="12966.7985865724" calcext:value-type="float">
            <text:p>12966.7985865724</text:p>
          </table:table-cell>
          <table:table-cell table:style-name="ce5" table:formula="of:=[.Z33]" office:value-type="float" office:value="4785.41024734982" calcext:value-type="float">
            <text:p>4785.41024734982</text:p>
          </table:table-cell>
          <table:table-cell table:number-columns-repeated="989"/>
        </table:table-row>
        <table:table-row table:style-name="ro1">
          <table:table-cell table:number-columns-repeated="7"/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table:formula="of:=([.H34]+273.15)/[.$D$23]" office:value-type="float" office:value="1.05706713780919" calcext:value-type="float">
            <text:p>1.05706713780919</text:p>
          </table:table-cell>
          <table:table-cell table:formula="of:=[.I34]/[.$D$17]" office:value-type="float" office:value="0.5" calcext:value-type="float">
            <text:p>0.5</text:p>
          </table:table-cell>
          <table:table-cell table:formula="of:=([.J34]+273.15)/[.$D$23]" office:value-type="float" office:value="0.97226148409894" calcext:value-type="float">
            <text:p>0.97226148409894</text:p>
          </table:table-cell>
          <table:table-cell table:formula="of:=([.K34]+273.15)/[.$D$23]" office:value-type="float" office:value="0.97226148409894" calcext:value-type="float">
            <text:p>0.97226148409894</text:p>
          </table:table-cell>
          <table:table-cell table:formula="of:=[.L34]/[.$D$16]" office:value-type="float" office:value="0.2" calcext:value-type="float">
            <text:p>0.2</text:p>
          </table:table-cell>
          <table:table-cell/>
          <table:table-cell table:formula="of:=[.$D$8]+[.$D$9]*[.Q34]+[.$D$10]*[.N34]+[.$D$11]*[.R34]+[.$D$12]*[.O34]" office:value-type="float" office:value="287.583250883392" calcext:value-type="float">
            <text:p>287.583250883392</text:p>
          </table:table-cell>
          <table:table-cell table:formula="of:=[.$E$8]+[.$E$9]*[.P34]+[.$E$10]*[.Q34]+[.$E$11]*[.N34]+[.$E$12]*[.R34]+[.$E$13]*[.O34]" office:value-type="float" office:value="175.850848056537" calcext:value-type="float">
            <text:p>175.850848056537</text:p>
          </table:table-cell>
          <table:table-cell table:formula="of:=[.$F$8]+[.$F$9]*[.Q34]+[.$F$10]*[.N34]+[.$F$11]*[.R34]+[.$F$12]*[.O34]" office:value-type="float" office:value="248.204028268551" calcext:value-type="float">
            <text:p>248.204028268551</text:p>
          </table:table-cell>
          <table:table-cell/>
          <table:table-cell table:formula="of:=[.T34]*[.$D$18]" office:value-type="float" office:value="28758.3250883392" calcext:value-type="float">
            <text:p>28758.3250883392</text:p>
          </table:table-cell>
          <table:table-cell table:formula="of:=[.U34]*[.$D$19]" office:value-type="float" office:value="14068.067844523" calcext:value-type="float">
            <text:p>14068.067844523</text:p>
          </table:table-cell>
          <table:table-cell table:formula="of:=[.V34]*[.$D$20]" office:value-type="float" office:value="4964.08056537103" calcext:value-type="float">
            <text:p>4964.08056537103</text:p>
          </table:table-cell>
          <table:table-cell/>
          <table:table-cell table:style-name="ce5" table:formula="of:=[.H34]" office:value-type="float" office:value="26" calcext:value-type="float">
            <text:p>26</text:p>
          </table:table-cell>
          <table:table-cell table:style-name="ce5" table:formula="of:=[.I34]" office:value-type="float" office:value="10" calcext:value-type="float">
            <text:p>10</text:p>
          </table:table-cell>
          <table:table-cell table:style-name="ce5" table:formula="of:=[.J34]" office:value-type="float" office:value="2" calcext:value-type="float">
            <text:p>2</text:p>
          </table:table-cell>
          <table:table-cell table:style-name="ce5" table:formula="of:=[.K34]" office:value-type="float" office:value="2" calcext:value-type="float">
            <text:p>2</text:p>
          </table:table-cell>
          <table:table-cell table:style-name="ce5" table:formula="of:=[.L34]" office:value-type="float" office:value="2" calcext:value-type="float">
            <text:p>2</text:p>
          </table:table-cell>
          <table:table-cell table:style-name="ce5" table:formula="of:=[.X34]" office:value-type="float" office:value="28758.3250883392" calcext:value-type="float">
            <text:p>28758.3250883392</text:p>
          </table:table-cell>
          <table:table-cell table:style-name="ce5" table:formula="of:=[.Y34]" office:value-type="float" office:value="14068.067844523" calcext:value-type="float">
            <text:p>14068.067844523</text:p>
          </table:table-cell>
          <table:table-cell table:style-name="ce5" table:formula="of:=[.Z34]" office:value-type="float" office:value="4964.08056537103" calcext:value-type="float">
            <text:p>4964.08056537103</text:p>
          </table:table-cell>
          <table:table-cell table:number-columns-repeated="989"/>
        </table:table-row>
        <table:table-row table:style-name="ro1">
          <table:table-cell table:number-columns-repeated="7"/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H35]+273.15)/[.$D$23]" office:value-type="float" office:value="1.06060070671378" calcext:value-type="float">
            <text:p>1.06060070671378</text:p>
          </table:table-cell>
          <table:table-cell table:formula="of:=[.I35]/[.$D$17]" office:value-type="float" office:value="0.55" calcext:value-type="float">
            <text:p>0.55</text:p>
          </table:table-cell>
          <table:table-cell table:formula="of:=([.J35]+273.15)/[.$D$23]" office:value-type="float" office:value="0.975795053003533" calcext:value-type="float">
            <text:p>0.975795053003533</text:p>
          </table:table-cell>
          <table:table-cell table:formula="of:=([.K35]+273.15)/[.$D$23]" office:value-type="float" office:value="0.975795053003533" calcext:value-type="float">
            <text:p>0.975795053003533</text:p>
          </table:table-cell>
          <table:table-cell table:formula="of:=[.L35]/[.$D$16]" office:value-type="float" office:value="0.1" calcext:value-type="float">
            <text:p>0.1</text:p>
          </table:table-cell>
          <table:table-cell/>
          <table:table-cell table:formula="of:=[.$D$8]+[.$D$9]*[.Q35]+[.$D$10]*[.N35]+[.$D$11]*[.R35]+[.$D$12]*[.O35]" office:value-type="float" office:value="287.379151943463" calcext:value-type="float">
            <text:p>287.379151943463</text:p>
          </table:table-cell>
          <table:table-cell table:formula="of:=[.$E$8]+[.$E$9]*[.P35]+[.$E$10]*[.Q35]+[.$E$11]*[.N35]+[.$E$12]*[.R35]+[.$E$13]*[.O35]" office:value-type="float" office:value="170.716713780919" calcext:value-type="float">
            <text:p>170.716713780919</text:p>
          </table:table-cell>
          <table:table-cell table:formula="of:=[.$F$8]+[.$F$9]*[.Q35]+[.$F$10]*[.N35]+[.$F$11]*[.R35]+[.$F$12]*[.O35]" office:value-type="float" office:value="249.397544169611" calcext:value-type="float">
            <text:p>249.397544169611</text:p>
          </table:table-cell>
          <table:table-cell/>
          <table:table-cell table:formula="of:=[.T35]*[.$D$18]" office:value-type="float" office:value="28737.9151943463" calcext:value-type="float">
            <text:p>28737.9151943463</text:p>
          </table:table-cell>
          <table:table-cell table:formula="of:=[.U35]*[.$D$19]" office:value-type="float" office:value="13657.3371024735" calcext:value-type="float">
            <text:p>13657.3371024735</text:p>
          </table:table-cell>
          <table:table-cell table:formula="of:=[.V35]*[.$D$20]" office:value-type="float" office:value="4987.95088339223" calcext:value-type="float">
            <text:p>4987.95088339223</text:p>
          </table:table-cell>
          <table:table-cell/>
          <table:table-cell table:style-name="ce5" table:formula="of:=[.H35]" office:value-type="float" office:value="27" calcext:value-type="float">
            <text:p>27</text:p>
          </table:table-cell>
          <table:table-cell table:style-name="ce5" table:formula="of:=[.I35]" office:value-type="float" office:value="11" calcext:value-type="float">
            <text:p>11</text:p>
          </table:table-cell>
          <table:table-cell table:style-name="ce5" table:formula="of:=[.J35]" office:value-type="float" office:value="3" calcext:value-type="float">
            <text:p>3</text:p>
          </table:table-cell>
          <table:table-cell table:style-name="ce5" table:formula="of:=[.K35]" office:value-type="float" office:value="3" calcext:value-type="float">
            <text:p>3</text:p>
          </table:table-cell>
          <table:table-cell table:style-name="ce5" table:formula="of:=[.L35]" office:value-type="float" office:value="1" calcext:value-type="float">
            <text:p>1</text:p>
          </table:table-cell>
          <table:table-cell table:style-name="ce5" table:formula="of:=[.X35]" office:value-type="float" office:value="28737.9151943463" calcext:value-type="float">
            <text:p>28737.9151943463</text:p>
          </table:table-cell>
          <table:table-cell table:style-name="ce5" table:formula="of:=[.Y35]" office:value-type="float" office:value="13657.3371024735" calcext:value-type="float">
            <text:p>13657.3371024735</text:p>
          </table:table-cell>
          <table:table-cell table:style-name="ce5" table:formula="of:=[.Z35]" office:value-type="float" office:value="4987.95088339223" calcext:value-type="float">
            <text:p>4987.95088339223</text:p>
          </table:table-cell>
          <table:table-cell table:number-columns-repeated="989"/>
        </table:table-row>
        <table:table-row table:style-name="ro1">
          <table:table-cell table:number-columns-repeated="7"/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H36]+273.15)/[.$D$23]" office:value-type="float" office:value="1.06413427561837" calcext:value-type="float">
            <text:p>1.06413427561837</text:p>
          </table:table-cell>
          <table:table-cell table:formula="of:=[.I36]/[.$D$17]" office:value-type="float" office:value="0.6" calcext:value-type="float">
            <text:p>0.6</text:p>
          </table:table-cell>
          <table:table-cell table:formula="of:=([.J36]+273.15)/[.$D$23]" office:value-type="float" office:value="0.979328621908127" calcext:value-type="float">
            <text:p>0.979328621908127</text:p>
          </table:table-cell>
          <table:table-cell table:formula="of:=([.K36]+273.15)/[.$D$23]" office:value-type="float" office:value="0.979328621908127" calcext:value-type="float">
            <text:p>0.979328621908127</text:p>
          </table:table-cell>
          <table:table-cell table:formula="of:=[.L36]/[.$D$16]" office:value-type="float" office:value="0.2" calcext:value-type="float">
            <text:p>0.2</text:p>
          </table:table-cell>
          <table:table-cell/>
          <table:table-cell table:formula="of:=[.$D$8]+[.$D$9]*[.Q36]+[.$D$10]*[.N36]+[.$D$11]*[.R36]+[.$D$12]*[.O36]" office:value-type="float" office:value="297.995053003534" calcext:value-type="float">
            <text:p>297.995053003534</text:p>
          </table:table-cell>
          <table:table-cell table:formula="of:=[.$E$8]+[.$E$9]*[.P36]+[.$E$10]*[.Q36]+[.$E$11]*[.N36]+[.$E$12]*[.R36]+[.$E$13]*[.O36]" office:value-type="float" office:value="184.4825795053" calcext:value-type="float">
            <text:p>184.4825795053</text:p>
          </table:table-cell>
          <table:table-cell table:formula="of:=[.$F$8]+[.$F$9]*[.Q36]+[.$F$10]*[.N36]+[.$F$11]*[.R36]+[.$F$12]*[.O36]" office:value-type="float" office:value="258.331060070671" calcext:value-type="float">
            <text:p>258.331060070671</text:p>
          </table:table-cell>
          <table:table-cell/>
          <table:table-cell table:formula="of:=[.T36]*[.$D$18]" office:value-type="float" office:value="29799.5053003534" calcext:value-type="float">
            <text:p>29799.5053003534</text:p>
          </table:table-cell>
          <table:table-cell table:formula="of:=[.U36]*[.$D$19]" office:value-type="float" office:value="14758.606360424" calcext:value-type="float">
            <text:p>14758.606360424</text:p>
          </table:table-cell>
          <table:table-cell table:formula="of:=[.V36]*[.$D$20]" office:value-type="float" office:value="5166.62120141343" calcext:value-type="float">
            <text:p>5166.62120141343</text:p>
          </table:table-cell>
          <table:table-cell/>
          <table:table-cell table:style-name="ce5" table:formula="of:=[.H36]" office:value-type="float" office:value="28" calcext:value-type="float">
            <text:p>28</text:p>
          </table:table-cell>
          <table:table-cell table:style-name="ce5" table:formula="of:=[.I36]" office:value-type="float" office:value="12" calcext:value-type="float">
            <text:p>12</text:p>
          </table:table-cell>
          <table:table-cell table:style-name="ce5" table:formula="of:=[.J36]" office:value-type="float" office:value="4" calcext:value-type="float">
            <text:p>4</text:p>
          </table:table-cell>
          <table:table-cell table:style-name="ce5" table:formula="of:=[.K36]" office:value-type="float" office:value="4" calcext:value-type="float">
            <text:p>4</text:p>
          </table:table-cell>
          <table:table-cell table:style-name="ce5" table:formula="of:=[.L36]" office:value-type="float" office:value="2" calcext:value-type="float">
            <text:p>2</text:p>
          </table:table-cell>
          <table:table-cell table:style-name="ce5" table:formula="of:=[.X36]" office:value-type="float" office:value="29799.5053003534" calcext:value-type="float">
            <text:p>29799.5053003534</text:p>
          </table:table-cell>
          <table:table-cell table:style-name="ce5" table:formula="of:=[.Y36]" office:value-type="float" office:value="14758.606360424" calcext:value-type="float">
            <text:p>14758.606360424</text:p>
          </table:table-cell>
          <table:table-cell table:style-name="ce5" table:formula="of:=[.Z36]" office:value-type="float" office:value="5166.62120141343" calcext:value-type="float">
            <text:p>5166.62120141343</text:p>
          </table:table-cell>
          <table:table-cell table:number-columns-repeated="989"/>
        </table:table-row>
        <table:table-row table:style-name="ro1">
          <table:table-cell table:number-columns-repeated="7"/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([.H37]+273.15)/[.$D$23]" office:value-type="float" office:value="1.06766784452297" calcext:value-type="float">
            <text:p>1.06766784452297</text:p>
          </table:table-cell>
          <table:table-cell table:formula="of:=[.I37]/[.$D$17]" office:value-type="float" office:value="0.65" calcext:value-type="float">
            <text:p>0.65</text:p>
          </table:table-cell>
          <table:table-cell table:formula="of:=([.J37]+273.15)/[.$D$23]" office:value-type="float" office:value="0.982862190812721" calcext:value-type="float">
            <text:p>0.982862190812721</text:p>
          </table:table-cell>
          <table:table-cell table:formula="of:=([.K37]+273.15)/[.$D$23]" office:value-type="float" office:value="0.968727915194346" calcext:value-type="float">
            <text:p>0.968727915194346</text:p>
          </table:table-cell>
          <table:table-cell table:formula="of:=[.L37]/[.$D$16]" office:value-type="float" office:value="0.1" calcext:value-type="float">
            <text:p>0.1</text:p>
          </table:table-cell>
          <table:table-cell/>
          <table:table-cell table:formula="of:=[.$D$8]+[.$D$9]*[.Q37]+[.$D$10]*[.N37]+[.$D$11]*[.R37]+[.$D$12]*[.O37]" office:value-type="float" office:value="296.812862190813" calcext:value-type="float">
            <text:p>296.812862190813</text:p>
          </table:table-cell>
          <table:table-cell table:formula="of:=[.$E$8]+[.$E$9]*[.P37]+[.$E$10]*[.Q37]+[.$E$11]*[.N37]+[.$E$12]*[.R37]+[.$E$13]*[.O37]" office:value-type="float" office:value="179.086961130742" calcext:value-type="float">
            <text:p>179.086961130742</text:p>
          </table:table-cell>
          <table:table-cell table:formula="of:=[.$F$8]+[.$F$9]*[.Q37]+[.$F$10]*[.N37]+[.$F$11]*[.R37]+[.$F$12]*[.O37]" office:value-type="float" office:value="258.61574204947" calcext:value-type="float">
            <text:p>258.61574204947</text:p>
          </table:table-cell>
          <table:table-cell/>
          <table:table-cell table:formula="of:=[.T37]*[.$D$18]" office:value-type="float" office:value="29681.2862190813" calcext:value-type="float">
            <text:p>29681.2862190813</text:p>
          </table:table-cell>
          <table:table-cell table:formula="of:=[.U37]*[.$D$19]" office:value-type="float" office:value="14326.9568904594" calcext:value-type="float">
            <text:p>14326.9568904594</text:p>
          </table:table-cell>
          <table:table-cell table:formula="of:=[.V37]*[.$D$20]" office:value-type="float" office:value="5172.3148409894" calcext:value-type="float">
            <text:p>5172.3148409894</text:p>
          </table:table-cell>
          <table:table-cell/>
          <table:table-cell table:style-name="ce5" table:formula="of:=[.H37]" office:value-type="float" office:value="29" calcext:value-type="float">
            <text:p>29</text:p>
          </table:table-cell>
          <table:table-cell table:style-name="ce5" table:formula="of:=[.I37]" office:value-type="float" office:value="13" calcext:value-type="float">
            <text:p>13</text:p>
          </table:table-cell>
          <table:table-cell table:style-name="ce5" table:formula="of:=[.J37]" office:value-type="float" office:value="5" calcext:value-type="float">
            <text:p>5</text:p>
          </table:table-cell>
          <table:table-cell table:style-name="ce5" table:formula="of:=[.K37]" office:value-type="float" office:value="1" calcext:value-type="float">
            <text:p>1</text:p>
          </table:table-cell>
          <table:table-cell table:style-name="ce5" table:formula="of:=[.L37]" office:value-type="float" office:value="1" calcext:value-type="float">
            <text:p>1</text:p>
          </table:table-cell>
          <table:table-cell table:style-name="ce5" table:formula="of:=[.X37]" office:value-type="float" office:value="29681.2862190813" calcext:value-type="float">
            <text:p>29681.2862190813</text:p>
          </table:table-cell>
          <table:table-cell table:style-name="ce5" table:formula="of:=[.Y37]" office:value-type="float" office:value="14326.9568904594" calcext:value-type="float">
            <text:p>14326.9568904594</text:p>
          </table:table-cell>
          <table:table-cell table:style-name="ce5" table:formula="of:=[.Z37]" office:value-type="float" office:value="5172.3148409894" calcext:value-type="float">
            <text:p>5172.3148409894</text:p>
          </table:table-cell>
          <table:table-cell table:number-columns-repeated="989"/>
        </table:table-row>
        <table:table-row table:style-name="ro1">
          <table:table-cell table:number-columns-repeated="7"/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([.H38]+273.15)/[.$D$23]" office:value-type="float" office:value="1.07120141342756" calcext:value-type="float">
            <text:p>1.07120141342756</text:p>
          </table:table-cell>
          <table:table-cell table:formula="of:=[.I38]/[.$D$17]" office:value-type="float" office:value="0.7" calcext:value-type="float">
            <text:p>0.7</text:p>
          </table:table-cell>
          <table:table-cell table:formula="of:=([.J38]+273.15)/[.$D$23]" office:value-type="float" office:value="0.986395759717314" calcext:value-type="float">
            <text:p>0.986395759717314</text:p>
          </table:table-cell>
          <table:table-cell table:formula="of:=([.K38]+273.15)/[.$D$23]" office:value-type="float" office:value="0.97226148409894" calcext:value-type="float">
            <text:p>0.97226148409894</text:p>
          </table:table-cell>
          <table:table-cell table:formula="of:=[.L38]/[.$D$16]" office:value-type="float" office:value="0.2" calcext:value-type="float">
            <text:p>0.2</text:p>
          </table:table-cell>
          <table:table-cell/>
          <table:table-cell table:formula="of:=[.$D$8]+[.$D$9]*[.Q38]+[.$D$10]*[.N38]+[.$D$11]*[.R38]+[.$D$12]*[.O38]" office:value-type="float" office:value="307.428763250883" calcext:value-type="float">
            <text:p>307.428763250883</text:p>
          </table:table-cell>
          <table:table-cell table:formula="of:=[.$E$8]+[.$E$9]*[.P38]+[.$E$10]*[.Q38]+[.$E$11]*[.N38]+[.$E$12]*[.R38]+[.$E$13]*[.O38]" office:value-type="float" office:value="192.852826855124" calcext:value-type="float">
            <text:p>192.852826855124</text:p>
          </table:table-cell>
          <table:table-cell table:formula="of:=[.$F$8]+[.$F$9]*[.Q38]+[.$F$10]*[.N38]+[.$F$11]*[.R38]+[.$F$12]*[.O38]" office:value-type="float" office:value="267.54925795053" calcext:value-type="float">
            <text:p>267.54925795053</text:p>
          </table:table-cell>
          <table:table-cell/>
          <table:table-cell table:formula="of:=[.T38]*[.$D$18]" office:value-type="float" office:value="30742.8763250883" calcext:value-type="float">
            <text:p>30742.8763250883</text:p>
          </table:table-cell>
          <table:table-cell table:formula="of:=[.U38]*[.$D$19]" office:value-type="float" office:value="15428.2261484099" calcext:value-type="float">
            <text:p>15428.2261484099</text:p>
          </table:table-cell>
          <table:table-cell table:formula="of:=[.V38]*[.$D$20]" office:value-type="float" office:value="5350.9851590106" calcext:value-type="float">
            <text:p>5350.9851590106</text:p>
          </table:table-cell>
          <table:table-cell/>
          <table:table-cell table:style-name="ce5" table:formula="of:=[.H38]" office:value-type="float" office:value="30" calcext:value-type="float">
            <text:p>30</text:p>
          </table:table-cell>
          <table:table-cell table:style-name="ce5" table:formula="of:=[.I38]" office:value-type="float" office:value="14" calcext:value-type="float">
            <text:p>14</text:p>
          </table:table-cell>
          <table:table-cell table:style-name="ce5" table:formula="of:=[.J38]" office:value-type="float" office:value="6" calcext:value-type="float">
            <text:p>6</text:p>
          </table:table-cell>
          <table:table-cell table:style-name="ce5" table:formula="of:=[.K38]" office:value-type="float" office:value="2" calcext:value-type="float">
            <text:p>2</text:p>
          </table:table-cell>
          <table:table-cell table:style-name="ce5" table:formula="of:=[.L38]" office:value-type="float" office:value="2" calcext:value-type="float">
            <text:p>2</text:p>
          </table:table-cell>
          <table:table-cell table:style-name="ce5" table:formula="of:=[.X38]" office:value-type="float" office:value="30742.8763250883" calcext:value-type="float">
            <text:p>30742.8763250883</text:p>
          </table:table-cell>
          <table:table-cell table:style-name="ce5" table:formula="of:=[.Y38]" office:value-type="float" office:value="15428.2261484099" calcext:value-type="float">
            <text:p>15428.2261484099</text:p>
          </table:table-cell>
          <table:table-cell table:style-name="ce5" table:formula="of:=[.Z38]" office:value-type="float" office:value="5350.9851590106" calcext:value-type="float">
            <text:p>5350.9851590106</text:p>
          </table:table-cell>
          <table:table-cell table:number-columns-repeated="989"/>
        </table:table-row>
        <table:table-row table:style-name="ro1"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H39]+273.15)/[.$D$23]" office:value-type="float" office:value="1.07473498233216" calcext:value-type="float">
            <text:p>1.07473498233216</text:p>
          </table:table-cell>
          <table:table-cell table:formula="of:=[.I39]/[.$D$17]" office:value-type="float" office:value="0.75" calcext:value-type="float">
            <text:p>0.75</text:p>
          </table:table-cell>
          <table:table-cell table:formula="of:=([.J39]+273.15)/[.$D$23]" office:value-type="float" office:value="0.989929328621908" calcext:value-type="float">
            <text:p>0.989929328621908</text:p>
          </table:table-cell>
          <table:table-cell table:formula="of:=([.K39]+273.15)/[.$D$23]" office:value-type="float" office:value="0.975795053003533" calcext:value-type="float">
            <text:p>0.975795053003533</text:p>
          </table:table-cell>
          <table:table-cell table:formula="of:=[.L39]/[.$D$16]" office:value-type="float" office:value="0.1" calcext:value-type="float">
            <text:p>0.1</text:p>
          </table:table-cell>
          <table:table-cell/>
          <table:table-cell table:formula="of:=[.$D$8]+[.$D$9]*[.Q39]+[.$D$10]*[.N39]+[.$D$11]*[.R39]+[.$D$12]*[.O39]" office:value-type="float" office:value="307.224664310954" calcext:value-type="float">
            <text:p>307.224664310954</text:p>
          </table:table-cell>
          <table:table-cell table:formula="of:=[.$E$8]+[.$E$9]*[.P39]+[.$E$10]*[.Q39]+[.$E$11]*[.N39]+[.$E$12]*[.R39]+[.$E$13]*[.O39]" office:value-type="float" office:value="187.718692579505" calcext:value-type="float">
            <text:p>187.718692579505</text:p>
          </table:table-cell>
          <table:table-cell table:formula="of:=[.$F$8]+[.$F$9]*[.Q39]+[.$F$10]*[.N39]+[.$F$11]*[.R39]+[.$F$12]*[.O39]" office:value-type="float" office:value="268.74277385159" calcext:value-type="float">
            <text:p>268.74277385159</text:p>
          </table:table-cell>
          <table:table-cell/>
          <table:table-cell table:formula="of:=[.T39]*[.$D$18]" office:value-type="float" office:value="30722.4664310954" calcext:value-type="float">
            <text:p>30722.4664310954</text:p>
          </table:table-cell>
          <table:table-cell table:formula="of:=[.U39]*[.$D$19]" office:value-type="float" office:value="15017.4954063604" calcext:value-type="float">
            <text:p>15017.4954063604</text:p>
          </table:table-cell>
          <table:table-cell table:formula="of:=[.V39]*[.$D$20]" office:value-type="float" office:value="5374.8554770318" calcext:value-type="float">
            <text:p>5374.8554770318</text:p>
          </table:table-cell>
          <table:table-cell/>
          <table:table-cell table:style-name="ce5" table:formula="of:=[.H39]" office:value-type="float" office:value="31" calcext:value-type="float">
            <text:p>31</text:p>
          </table:table-cell>
          <table:table-cell table:style-name="ce5" table:formula="of:=[.I39]" office:value-type="float" office:value="15" calcext:value-type="float">
            <text:p>15</text:p>
          </table:table-cell>
          <table:table-cell table:style-name="ce5" table:formula="of:=[.J39]" office:value-type="float" office:value="7" calcext:value-type="float">
            <text:p>7</text:p>
          </table:table-cell>
          <table:table-cell table:style-name="ce5" table:formula="of:=[.K39]" office:value-type="float" office:value="3" calcext:value-type="float">
            <text:p>3</text:p>
          </table:table-cell>
          <table:table-cell table:style-name="ce5" table:formula="of:=[.L39]" office:value-type="float" office:value="1" calcext:value-type="float">
            <text:p>1</text:p>
          </table:table-cell>
          <table:table-cell table:style-name="ce5" table:formula="of:=[.X39]" office:value-type="float" office:value="30722.4664310954" calcext:value-type="float">
            <text:p>30722.4664310954</text:p>
          </table:table-cell>
          <table:table-cell table:style-name="ce5" table:formula="of:=[.Y39]" office:value-type="float" office:value="15017.4954063604" calcext:value-type="float">
            <text:p>15017.4954063604</text:p>
          </table:table-cell>
          <table:table-cell table:style-name="ce5" table:formula="of:=[.Z39]" office:value-type="float" office:value="5374.8554770318" calcext:value-type="float">
            <text:p>5374.8554770318</text:p>
          </table:table-cell>
          <table:table-cell table:number-columns-repeated="989"/>
        </table:table-row>
        <table:table-row table:style-name="ro1">
          <table:table-cell table:number-columns-repeated="7"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H40]+273.15)/[.$D$23]" office:value-type="float" office:value="1.07826855123675" calcext:value-type="float">
            <text:p>1.07826855123675</text:p>
          </table:table-cell>
          <table:table-cell table:formula="of:=[.I40]/[.$D$17]" office:value-type="float" office:value="0.8" calcext:value-type="float">
            <text:p>0.8</text:p>
          </table:table-cell>
          <table:table-cell table:formula="of:=([.J40]+273.15)/[.$D$23]" office:value-type="float" office:value="0.993462897526502" calcext:value-type="float">
            <text:p>0.993462897526502</text:p>
          </table:table-cell>
          <table:table-cell table:formula="of:=([.K40]+273.15)/[.$D$23]" office:value-type="float" office:value="0.979328621908127" calcext:value-type="float">
            <text:p>0.979328621908127</text:p>
          </table:table-cell>
          <table:table-cell table:formula="of:=[.L40]/[.$D$16]" office:value-type="float" office:value="0.2" calcext:value-type="float">
            <text:p>0.2</text:p>
          </table:table-cell>
          <table:table-cell/>
          <table:table-cell table:formula="of:=[.$D$8]+[.$D$9]*[.Q40]+[.$D$10]*[.N40]+[.$D$11]*[.R40]+[.$D$12]*[.O40]" office:value-type="float" office:value="317.840565371025" calcext:value-type="float">
            <text:p>317.840565371025</text:p>
          </table:table-cell>
          <table:table-cell table:formula="of:=[.$E$8]+[.$E$9]*[.P40]+[.$E$10]*[.Q40]+[.$E$11]*[.N40]+[.$E$12]*[.R40]+[.$E$13]*[.O40]" office:value-type="float" office:value="201.484558303887" calcext:value-type="float">
            <text:p>201.484558303887</text:p>
          </table:table-cell>
          <table:table-cell table:formula="of:=[.$F$8]+[.$F$9]*[.Q40]+[.$F$10]*[.N40]+[.$F$11]*[.R40]+[.$F$12]*[.O40]" office:value-type="float" office:value="277.67628975265" calcext:value-type="float">
            <text:p>277.67628975265</text:p>
          </table:table-cell>
          <table:table-cell/>
          <table:table-cell table:formula="of:=[.T40]*[.$D$18]" office:value-type="float" office:value="31784.0565371025" calcext:value-type="float">
            <text:p>31784.0565371025</text:p>
          </table:table-cell>
          <table:table-cell table:formula="of:=[.U40]*[.$D$19]" office:value-type="float" office:value="16118.764664311" calcext:value-type="float">
            <text:p>16118.764664311</text:p>
          </table:table-cell>
          <table:table-cell table:formula="of:=[.V40]*[.$D$20]" office:value-type="float" office:value="5553.525795053" calcext:value-type="float">
            <text:p>5553.525795053</text:p>
          </table:table-cell>
          <table:table-cell/>
          <table:table-cell table:style-name="ce5" table:formula="of:=[.H40]" office:value-type="float" office:value="32" calcext:value-type="float">
            <text:p>32</text:p>
          </table:table-cell>
          <table:table-cell table:style-name="ce5" table:formula="of:=[.I40]" office:value-type="float" office:value="16" calcext:value-type="float">
            <text:p>16</text:p>
          </table:table-cell>
          <table:table-cell table:style-name="ce5" table:formula="of:=[.J40]" office:value-type="float" office:value="8" calcext:value-type="float">
            <text:p>8</text:p>
          </table:table-cell>
          <table:table-cell table:style-name="ce5" table:formula="of:=[.K40]" office:value-type="float" office:value="4" calcext:value-type="float">
            <text:p>4</text:p>
          </table:table-cell>
          <table:table-cell table:style-name="ce5" table:formula="of:=[.L40]" office:value-type="float" office:value="2" calcext:value-type="float">
            <text:p>2</text:p>
          </table:table-cell>
          <table:table-cell table:style-name="ce5" table:formula="of:=[.X40]" office:value-type="float" office:value="31784.0565371025" calcext:value-type="float">
            <text:p>31784.0565371025</text:p>
          </table:table-cell>
          <table:table-cell table:style-name="ce5" table:formula="of:=[.Y40]" office:value-type="float" office:value="16118.764664311" calcext:value-type="float">
            <text:p>16118.764664311</text:p>
          </table:table-cell>
          <table:table-cell table:style-name="ce5" table:formula="of:=[.Z40]" office:value-type="float" office:value="5553.525795053" calcext:value-type="float">
            <text:p>5553.525795053</text:p>
          </table:table-cell>
          <table:table-cell table:number-columns-repeated="989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4">00/00/0000</text:date>, <text:time style:data-style-name="N2" text:time-value="12:54:00.7724320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Lee, Edwin</meta:initial-creator>
    <meta:creation-date>2022-10-05T19:00:33</meta:creation-date>
    <dc:date>2022-10-24T15:16:26.600464808</dc:date>
    <meta:generator>LibreOffice/6.4.7.2$Linux_X86_64 LibreOffice_project/40$Build-2</meta:generator>
    <meta:editing-duration>PT2H30M27S</meta:editing-duration>
    <meta:editing-cycles>8</meta:editing-cycles>
    <meta:document-statistic meta:table-count="4" meta:cell-count="231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